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margin-left="2.501cm" fo:text-align="justify" style:justify-single-word="false" fo:text-indent="0cm" style:auto-text-indent="false"/>
    </style:style>
    <style:style style:name="P4" style:family="paragraph" style:parent-style-name="Standard">
      <style:paragraph-properties fo:margin-left="1.251cm" fo:text-align="justify" style:justify-single-word="false" fo:text-indent="0cm" style:auto-text-indent="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margin-top="0cm" fo:margin-bottom="0cm" style:contextual-spacing="false" fo:text-align="justify" style:justify-single-word="false"/>
    </style:style>
    <style:style style:name="P7" style:family="paragraph" style:parent-style-name="Text_20_body">
      <style:paragraph-properties fo:text-align="justify" style:justify-single-word="false"/>
      <style:text-properties officeooo:paragraph-rsid="00343c16"/>
    </style:style>
    <style:style style:name="P8" style:family="paragraph" style:parent-style-name="Text_20_body">
      <style:paragraph-properties fo:text-align="justify" style:justify-single-word="false"/>
      <style:text-properties officeooo:paragraph-rsid="0034c235"/>
    </style:style>
    <style:style style:name="P9" style:family="paragraph" style:parent-style-name="Standard">
      <style:paragraph-properties fo:margin-left="0cm" fo:text-align="justify" style:justify-single-word="false" fo:text-indent="0cm" style:auto-text-indent="false"/>
      <style:text-properties officeooo:paragraph-rsid="00376b72"/>
    </style:style>
    <style:style style:name="P10" style:family="paragraph" style:parent-style-name="Standard">
      <style:paragraph-properties fo:margin-left="1.251cm" fo:text-align="justify" style:justify-single-word="false" fo:text-indent="0cm" style:auto-text-indent="false"/>
      <style:text-properties officeooo:paragraph-rsid="00376b72"/>
    </style:style>
    <style:style style:name="P11" style:family="paragraph" style:parent-style-name="Standard">
      <style:paragraph-properties fo:margin-top="0cm" fo:margin-bottom="0.499cm" style:contextual-spacing="false" fo:text-align="justify" style:justify-single-word="false"/>
    </style:style>
    <style:style style:name="P12" style:family="paragraph" style:parent-style-name="Standard">
      <style:paragraph-properties fo:margin-left="1.251cm" fo:text-align="justify" style:justify-single-word="false" fo:text-indent="0cm" style:auto-text-indent="false"/>
      <style:text-properties officeooo:paragraph-rsid="003d69d4"/>
    </style:style>
    <style:style style:name="P13" style:family="paragraph" style:parent-style-name="Standard">
      <style:paragraph-properties fo:margin-left="1.251cm" fo:text-align="justify" style:justify-single-word="false" fo:text-indent="0cm" style:auto-text-indent="false"/>
      <style:text-properties officeooo:paragraph-rsid="003d7c03"/>
    </style:style>
    <style:style style:name="P14" style:family="paragraph" style:parent-style-name="Standard">
      <style:paragraph-properties fo:margin-left="1.251cm" fo:text-align="justify" style:justify-single-word="false" fo:text-indent="0cm" style:auto-text-indent="false"/>
      <style:text-properties officeooo:paragraph-rsid="00420b0c"/>
    </style:style>
    <style:style style:name="P15" style:family="paragraph" style:parent-style-name="Standard">
      <style:paragraph-properties fo:margin-left="1.251cm" fo:text-align="justify" style:justify-single-word="false" fo:text-indent="0cm" style:auto-text-indent="false"/>
      <style:text-properties officeooo:paragraph-rsid="004c1c88"/>
    </style:style>
    <style:style style:name="P16" style:family="paragraph" style:parent-style-name="Text_20_body">
      <style:paragraph-properties fo:text-align="justify" style:justify-single-word="false"/>
      <style:text-properties fo:font-size="16pt" fo:font-weight="bold" officeooo:paragraph-rsid="001ebd18" style:font-size-asian="16pt" style:font-weight-asian="bold" style:font-size-complex="16pt" style:font-weight-complex="bold"/>
    </style:style>
    <style:style style:name="P17" style:family="paragraph" style:parent-style-name="Heading_20_3">
      <style:paragraph-properties fo:text-align="justify" style:justify-single-word="false"/>
      <style:text-properties fo:font-size="16pt" fo:font-weight="bold" style:font-size-asian="16pt" style:font-weight-asian="bold" style:font-size-complex="16pt" style:font-weight-complex="bold"/>
    </style:style>
    <style:style style:name="P18" style:family="paragraph" style:parent-style-name="Text_20_body">
      <style:paragraph-properties fo:text-align="justify" style:justify-single-word="false"/>
      <style:text-properties fo:font-size="16pt" fo:font-weight="bold" style:font-size-asian="16pt" style:font-weight-asian="bold" style:font-size-complex="16pt" style:font-weight-complex="bold"/>
    </style:style>
    <style:style style:name="P19" style:family="paragraph" style:parent-style-name="Standard">
      <style:paragraph-properties fo:text-align="justify" style:justify-single-word="false"/>
      <style:text-properties fo:font-size="16pt" style:font-size-asian="16pt" style:font-size-complex="16pt"/>
    </style:style>
    <style:style style:name="P20" style:family="paragraph" style:parent-style-name="Text_20_body">
      <style:paragraph-properties fo:margin-top="0cm" fo:margin-bottom="0cm" style:contextual-spacing="false" fo:text-align="justify" style:justify-single-word="false"/>
      <style:text-properties fo:font-size="16pt" style:font-size-asian="16pt" style:font-size-complex="16pt"/>
    </style:style>
    <style:style style:name="P21" style:family="paragraph" style:parent-style-name="Text_20_body">
      <style:paragraph-properties fo:margin-top="0cm" fo:margin-bottom="0cm" style:contextual-spacing="false" fo:text-align="justify" style:justify-single-word="false"/>
      <style:text-properties fo:font-size="16pt" officeooo:paragraph-rsid="0018c187" style:font-size-asian="16pt" style:font-size-complex="16pt"/>
    </style:style>
    <style:style style:name="P22" style:family="paragraph" style:parent-style-name="Text_20_body">
      <style:paragraph-properties fo:text-align="justify" style:justify-single-word="false"/>
      <style:text-properties fo:font-size="16pt" officeooo:paragraph-rsid="001bb99e" style:font-size-asian="16pt" style:font-size-complex="16pt"/>
    </style:style>
    <style:style style:name="P23" style:family="paragraph" style:parent-style-name="Text_20_body">
      <style:paragraph-properties fo:text-align="justify" style:justify-single-word="false"/>
      <style:text-properties fo:font-size="16pt" officeooo:paragraph-rsid="0035952f" style:font-size-asian="16pt" style:font-size-complex="16pt"/>
    </style:style>
    <style:style style:name="P24" style:family="paragraph" style:parent-style-name="Standard">
      <style:paragraph-properties fo:text-align="justify" style:justify-single-word="false"/>
      <style:text-properties fo:font-size="20pt" officeooo:rsid="00232e26" officeooo:paragraph-rsid="00232e26" style:font-size-asian="20pt" style:font-size-complex="20pt"/>
    </style:style>
    <style:style style:name="P25" style:family="paragraph" style:parent-style-name="Standard">
      <style:paragraph-properties fo:text-align="justify" style:justify-single-word="false"/>
      <style:text-properties officeooo:rsid="00232e26" officeooo:paragraph-rsid="00232e26"/>
    </style:style>
    <style:style style:name="P26" style:family="paragraph" style:parent-style-name="Heading_20_3">
      <style:paragraph-properties fo:text-align="justify" style:justify-single-word="false"/>
    </style:style>
    <style:style style:name="P27" style:family="paragraph" style:parent-style-name="Heading_20_3">
      <style:paragraph-properties fo:text-align="justify" style:justify-single-word="false"/>
      <style:text-properties officeooo:paragraph-rsid="006d95cc"/>
    </style:style>
    <style:style style:name="P28" style:family="paragraph" style:parent-style-name="Heading_20_3">
      <style:paragraph-properties fo:text-align="justify" style:justify-single-word="false"/>
      <style:text-properties officeooo:paragraph-rsid="00761621"/>
    </style:style>
    <style:style style:name="P29" style:family="paragraph" style:parent-style-name="Heading_20_3">
      <style:paragraph-properties fo:text-align="justify" style:justify-single-word="false"/>
      <style:text-properties officeooo:paragraph-rsid="00783ff7"/>
    </style:style>
    <style:style style:name="P30" style:family="paragraph" style:parent-style-name="Heading_20_3">
      <style:paragraph-properties fo:text-align="justify" style:justify-single-word="false"/>
      <style:text-properties officeooo:paragraph-rsid="0071f0ef"/>
    </style:style>
    <style:style style:name="P31" style:family="paragraph" style:parent-style-name="Heading_20_3">
      <style:paragraph-properties fo:text-align="justify" style:justify-single-word="false"/>
      <style:text-properties fo:font-size="16pt" officeooo:paragraph-rsid="0071d6b9" style:font-size-asian="16pt" style:font-size-complex="16pt"/>
    </style:style>
    <style:style style:name="P32" style:family="paragraph" style:parent-style-name="Heading_20_3">
      <style:paragraph-properties fo:text-align="justify" style:justify-single-word="false"/>
      <style:text-properties fo:font-size="16pt" style:font-size-asian="16pt" style:font-size-complex="16pt"/>
    </style:style>
    <style:style style:name="P33" style:family="paragraph" style:parent-style-name="Heading_20_3">
      <style:paragraph-properties fo:text-align="justify" style:justify-single-word="false"/>
      <style:text-properties fo:font-size="16pt" officeooo:paragraph-rsid="00761621" style:font-size-asian="16pt" style:font-size-complex="16pt"/>
    </style:style>
    <style:style style:name="P34" style:family="paragraph" style:parent-style-name="Heading_20_3">
      <style:paragraph-properties fo:text-align="justify" style:justify-single-word="false"/>
      <style:text-properties fo:font-size="16pt" officeooo:paragraph-rsid="00765ef7" style:font-size-asian="16pt" style:font-size-complex="16pt"/>
    </style:style>
    <style:style style:name="P35" style:family="paragraph" style:parent-style-name="Heading_20_3">
      <style:paragraph-properties fo:text-align="justify" style:justify-single-word="false"/>
      <style:text-properties fo:font-size="16pt" officeooo:paragraph-rsid="0078d1dc" style:font-size-asian="16pt" style:font-size-complex="16pt"/>
    </style:style>
    <style:style style:name="P36" style:family="paragraph" style:parent-style-name="Heading_20_3">
      <style:paragraph-properties fo:text-align="justify" style:justify-single-word="false"/>
      <style:text-properties fo:font-size="16pt" officeooo:paragraph-rsid="007a476f" style:font-size-asian="16pt" style:font-size-complex="16pt"/>
    </style:style>
    <style:style style:name="P37" style:family="paragraph" style:parent-style-name="Heading_20_3">
      <style:paragraph-properties fo:text-align="justify" style:justify-single-word="false"/>
      <style:text-properties fo:font-size="16pt" officeooo:paragraph-rsid="007a47f4" style:font-size-asian="16pt" style:font-size-complex="16pt"/>
    </style:style>
    <style:style style:name="P38" style:family="paragraph" style:parent-style-name="Heading_20_3">
      <style:paragraph-properties fo:text-align="justify" style:justify-single-word="false"/>
      <style:text-properties fo:font-size="16pt" officeooo:paragraph-rsid="007a58db" style:font-size-asian="16pt" style:font-size-complex="16pt"/>
    </style:style>
    <style:style style:name="P39" style:family="paragraph" style:parent-style-name="Heading_20_3">
      <style:paragraph-properties fo:text-align="justify" style:justify-single-word="false"/>
      <style:text-properties fo:font-size="16pt" officeooo:paragraph-rsid="007b64c1" style:font-size-asian="16pt" style:font-size-complex="16pt"/>
    </style:style>
    <style:style style:name="P40" style:family="paragraph" style:parent-style-name="Heading_20_3">
      <style:paragraph-properties fo:text-align="justify" style:justify-single-word="false"/>
      <style:text-properties fo:font-size="16pt" officeooo:paragraph-rsid="007d3f1e" style:font-size-asian="16pt" style:font-size-complex="16pt"/>
    </style:style>
    <style:style style:name="P41" style:family="paragraph" style:parent-style-name="Heading_20_3">
      <style:paragraph-properties fo:text-align="justify" style:justify-single-word="false"/>
      <style:text-properties fo:font-size="16pt" officeooo:paragraph-rsid="007d7ee1" style:font-size-asian="16pt" style:font-size-complex="16pt"/>
    </style:style>
    <style:style style:name="P42" style:family="paragraph" style:parent-style-name="Heading_20_3">
      <style:paragraph-properties fo:text-align="justify" style:justify-single-word="false"/>
      <style:text-properties fo:font-size="16pt" fo:font-weight="bold" style:font-size-asian="16pt" style:font-weight-asian="bold" style:font-size-complex="16pt" style:font-weight-complex="bold"/>
    </style:style>
    <style:style style:name="P43" style:family="paragraph" style:parent-style-name="Heading_20_4">
      <style:paragraph-properties fo:text-align="justify" style:justify-single-word="false"/>
    </style:style>
    <style:style style:name="P44" style:family="paragraph" style:parent-style-name="Standard" style:list-style-name="L43">
      <style:paragraph-properties fo:margin-top="0cm" fo:margin-bottom="0.499cm" style:contextual-spacing="false" fo:text-align="justify" style:justify-single-word="false"/>
    </style:style>
    <style:style style:name="P45" style:family="paragraph" style:parent-style-name="Standard" style:list-style-name="L48">
      <style:paragraph-properties fo:text-align="justify" style:justify-single-word="false"/>
    </style:style>
    <style:style style:name="P46" style:family="paragraph" style:parent-style-name="Standard" style:list-style-name="L53">
      <style:paragraph-properties fo:text-align="justify" style:justify-single-word="false"/>
    </style:style>
    <style:style style:name="P47" style:family="paragraph" style:parent-style-name="Standard">
      <style:paragraph-properties fo:text-align="justify" style:justify-single-word="false"/>
    </style:style>
    <style:style style:name="P48" style:family="paragraph" style:parent-style-name="Standard">
      <style:paragraph-properties fo:margin-left="1.251cm" fo:text-align="justify" style:justify-single-word="false" fo:text-indent="0cm" style:auto-text-indent="false"/>
    </style:style>
    <style:style style:name="P49" style:family="paragraph" style:parent-style-name="Standard" style:list-style-name="L14">
      <style:paragraph-properties fo:text-align="justify" style:justify-single-word="false"/>
      <style:text-properties officeooo:paragraph-rsid="00376b72"/>
    </style:style>
    <style:style style:name="P50" style:family="paragraph" style:parent-style-name="Standard">
      <style:paragraph-properties fo:text-align="justify" style:justify-single-word="false"/>
      <style:text-properties fo:font-size="16pt" style:font-size-asian="16pt" style:font-size-complex="16pt"/>
    </style:style>
    <style:style style:name="P51" style:family="paragraph" style:parent-style-name="Text_20_body" style:list-style-name="L15">
      <style:paragraph-properties fo:margin-top="0cm" fo:margin-bottom="0cm" style:contextual-spacing="false" fo:text-align="justify" style:justify-single-word="false"/>
      <style:text-properties style:font-name="OpenSymbol" style:font-name-asian="OpenSymbol" style:font-name-complex="OpenSymbol"/>
    </style:style>
    <style:style style:name="P52" style:family="paragraph" style:parent-style-name="Text_20_body" style:list-style-name="L16">
      <style:paragraph-properties fo:margin-top="0cm" fo:margin-bottom="0cm" style:contextual-spacing="false" fo:text-align="justify" style:justify-single-word="false"/>
    </style:style>
    <style:style style:name="P53" style:family="paragraph" style:parent-style-name="Text_20_body" style:list-style-name="L16">
      <style:paragraph-properties fo:text-align="justify" style:justify-single-word="false"/>
    </style:style>
    <style:style style:name="P54" style:family="paragraph" style:parent-style-name="Text_20_body" style:list-style-name="L17">
      <style:paragraph-properties fo:margin-top="0cm" fo:margin-bottom="0cm" style:contextual-spacing="false" fo:text-align="justify" style:justify-single-word="false"/>
    </style:style>
    <style:style style:name="P55" style:family="paragraph" style:parent-style-name="Text_20_body" style:list-style-name="L17">
      <style:paragraph-properties fo:text-align="justify" style:justify-single-word="false"/>
    </style:style>
    <style:style style:name="P56" style:family="paragraph" style:parent-style-name="Text_20_body" style:list-style-name="L18">
      <style:paragraph-properties fo:text-align="justify" style:justify-single-word="false"/>
    </style:style>
    <style:style style:name="P57" style:family="paragraph" style:parent-style-name="Text_20_body" style:list-style-name="L19">
      <style:paragraph-properties fo:margin-top="0cm" fo:margin-bottom="0cm" style:contextual-spacing="false" fo:text-align="justify" style:justify-single-word="false"/>
    </style:style>
    <style:style style:name="P58" style:family="paragraph" style:parent-style-name="Text_20_body" style:list-style-name="L19">
      <style:paragraph-properties fo:text-align="justify" style:justify-single-word="false"/>
    </style:style>
    <style:style style:name="P59" style:family="paragraph" style:parent-style-name="Text_20_body" style:list-style-name="L20">
      <style:paragraph-properties fo:margin-top="0cm" fo:margin-bottom="0cm" style:contextual-spacing="false" fo:text-align="justify" style:justify-single-word="false"/>
    </style:style>
    <style:style style:name="P60" style:family="paragraph" style:parent-style-name="Text_20_body" style:list-style-name="L20">
      <style:paragraph-properties fo:text-align="justify" style:justify-single-word="false"/>
    </style:style>
    <style:style style:name="P61" style:family="paragraph" style:parent-style-name="Text_20_body" style:list-style-name="L21">
      <style:paragraph-properties fo:margin-top="0cm" fo:margin-bottom="0cm" style:contextual-spacing="false" fo:text-align="justify" style:justify-single-word="false"/>
    </style:style>
    <style:style style:name="P62" style:family="paragraph" style:parent-style-name="Text_20_body" style:list-style-name="L21">
      <style:paragraph-properties fo:text-align="justify" style:justify-single-word="false"/>
    </style:style>
    <style:style style:name="P63" style:family="paragraph" style:parent-style-name="Text_20_body" style:list-style-name="L22">
      <style:paragraph-properties fo:margin-top="0cm" fo:margin-bottom="0cm" style:contextual-spacing="false" fo:text-align="justify" style:justify-single-word="false"/>
    </style:style>
    <style:style style:name="P64" style:family="paragraph" style:parent-style-name="Text_20_body" style:list-style-name="L22">
      <style:paragraph-properties fo:text-align="justify" style:justify-single-word="false"/>
    </style:style>
    <style:style style:name="P65" style:family="paragraph" style:parent-style-name="Text_20_body" style:list-style-name="L23">
      <style:paragraph-properties fo:margin-top="0cm" fo:margin-bottom="0cm" style:contextual-spacing="false" fo:text-align="justify" style:justify-single-word="false"/>
    </style:style>
    <style:style style:name="P66" style:family="paragraph" style:parent-style-name="Text_20_body" style:list-style-name="L23">
      <style:paragraph-properties fo:text-align="justify" style:justify-single-word="false"/>
    </style:style>
    <style:style style:name="P67" style:family="paragraph" style:parent-style-name="Text_20_body" style:list-style-name="L24">
      <style:paragraph-properties fo:margin-top="0cm" fo:margin-bottom="0cm" style:contextual-spacing="false" fo:text-align="justify" style:justify-single-word="false"/>
    </style:style>
    <style:style style:name="P68" style:family="paragraph" style:parent-style-name="Text_20_body" style:list-style-name="L24">
      <style:paragraph-properties fo:text-align="justify" style:justify-single-word="false"/>
    </style:style>
    <style:style style:name="P69" style:family="paragraph" style:parent-style-name="Text_20_body" style:list-style-name="L25">
      <style:paragraph-properties fo:margin-top="0cm" fo:margin-bottom="0cm" style:contextual-spacing="false" fo:text-align="justify" style:justify-single-word="false"/>
    </style:style>
    <style:style style:name="P70" style:family="paragraph" style:parent-style-name="Text_20_body" style:list-style-name="L25">
      <style:paragraph-properties fo:text-align="justify" style:justify-single-word="false"/>
    </style:style>
    <style:style style:name="P71" style:family="paragraph" style:parent-style-name="Text_20_body" style:list-style-name="L26">
      <style:paragraph-properties fo:margin-top="0cm" fo:margin-bottom="0cm" style:contextual-spacing="false" fo:text-align="justify" style:justify-single-word="false"/>
    </style:style>
    <style:style style:name="P72" style:family="paragraph" style:parent-style-name="Text_20_body" style:list-style-name="L26">
      <style:paragraph-properties fo:text-align="justify" style:justify-single-word="false"/>
    </style:style>
    <style:style style:name="P73" style:family="paragraph" style:parent-style-name="Text_20_body" style:list-style-name="L27">
      <style:paragraph-properties fo:margin-top="0cm" fo:margin-bottom="0cm" style:contextual-spacing="false" fo:text-align="justify" style:justify-single-word="false"/>
    </style:style>
    <style:style style:name="P74" style:family="paragraph" style:parent-style-name="Text_20_body" style:list-style-name="L27">
      <style:paragraph-properties fo:text-align="justify" style:justify-single-word="false"/>
    </style:style>
    <style:style style:name="P75" style:family="paragraph" style:parent-style-name="Text_20_body" style:list-style-name="L28">
      <style:paragraph-properties fo:text-align="justify" style:justify-single-word="false"/>
    </style:style>
    <style:style style:name="P76" style:family="paragraph" style:parent-style-name="Text_20_body" style:list-style-name="L29">
      <style:paragraph-properties fo:margin-top="0cm" fo:margin-bottom="0cm" style:contextual-spacing="false" fo:text-align="justify" style:justify-single-word="false"/>
    </style:style>
    <style:style style:name="P77" style:family="paragraph" style:parent-style-name="Text_20_body" style:list-style-name="L29">
      <style:paragraph-properties fo:text-align="justify" style:justify-single-word="false"/>
    </style:style>
    <style:style style:name="P78" style:family="paragraph" style:parent-style-name="Text_20_body" style:list-style-name="L30">
      <style:paragraph-properties fo:margin-top="0cm" fo:margin-bottom="0cm" style:contextual-spacing="false" fo:text-align="justify" style:justify-single-word="false"/>
    </style:style>
    <style:style style:name="P79" style:family="paragraph" style:parent-style-name="Text_20_body" style:list-style-name="L30">
      <style:paragraph-properties fo:text-align="justify" style:justify-single-word="false"/>
    </style:style>
    <style:style style:name="P80" style:family="paragraph" style:parent-style-name="Text_20_body" style:list-style-name="L31">
      <style:paragraph-properties fo:margin-top="0cm" fo:margin-bottom="0cm" style:contextual-spacing="false" fo:text-align="justify" style:justify-single-word="false"/>
    </style:style>
    <style:style style:name="P81" style:family="paragraph" style:parent-style-name="Text_20_body" style:list-style-name="L31">
      <style:paragraph-properties fo:text-align="justify" style:justify-single-word="false"/>
    </style:style>
    <style:style style:name="P82" style:family="paragraph" style:parent-style-name="Text_20_body" style:list-style-name="L32">
      <style:paragraph-properties fo:margin-top="0cm" fo:margin-bottom="0cm" style:contextual-spacing="false" fo:text-align="justify" style:justify-single-word="false"/>
    </style:style>
    <style:style style:name="P83" style:family="paragraph" style:parent-style-name="Text_20_body" style:list-style-name="L32">
      <style:paragraph-properties fo:text-align="justify" style:justify-single-word="false"/>
    </style:style>
    <style:style style:name="P84" style:family="paragraph" style:parent-style-name="Text_20_body" style:list-style-name="L33">
      <style:paragraph-properties fo:margin-top="0cm" fo:margin-bottom="0cm" style:contextual-spacing="false" fo:text-align="justify" style:justify-single-word="false"/>
    </style:style>
    <style:style style:name="P85" style:family="paragraph" style:parent-style-name="Text_20_body" style:list-style-name="L33">
      <style:paragraph-properties fo:text-align="justify" style:justify-single-word="false"/>
    </style:style>
    <style:style style:name="P86" style:family="paragraph" style:parent-style-name="Text_20_body" style:list-style-name="L34">
      <style:paragraph-properties fo:margin-top="0cm" fo:margin-bottom="0cm" style:contextual-spacing="false" fo:text-align="justify" style:justify-single-word="false"/>
    </style:style>
    <style:style style:name="P87" style:family="paragraph" style:parent-style-name="Text_20_body" style:list-style-name="L34">
      <style:paragraph-properties fo:text-align="justify" style:justify-single-word="false"/>
    </style:style>
    <style:style style:name="P88" style:family="paragraph" style:parent-style-name="Text_20_body" style:list-style-name="L35">
      <style:paragraph-properties fo:text-align="justify" style:justify-single-word="false"/>
    </style:style>
    <style:style style:name="P89" style:family="paragraph" style:parent-style-name="Text_20_body" style:list-style-name="L35">
      <style:paragraph-properties fo:margin-top="0cm" fo:margin-bottom="0cm" style:contextual-spacing="false" fo:text-align="justify" style:justify-single-word="false"/>
    </style:style>
    <style:style style:name="P90" style:family="paragraph" style:parent-style-name="Text_20_body" style:list-style-name="L36">
      <style:paragraph-properties fo:text-align="justify" style:justify-single-word="false"/>
    </style:style>
    <style:style style:name="P91" style:family="paragraph" style:parent-style-name="Text_20_body" style:list-style-name="L37">
      <style:paragraph-properties fo:margin-top="0cm" fo:margin-bottom="0cm" style:contextual-spacing="false" fo:text-align="justify" style:justify-single-word="false"/>
    </style:style>
    <style:style style:name="P92" style:family="paragraph" style:parent-style-name="Text_20_body" style:list-style-name="L37">
      <style:paragraph-properties fo:text-align="justify" style:justify-single-word="false"/>
    </style:style>
    <style:style style:name="P93" style:family="paragraph" style:parent-style-name="Text_20_body" style:list-style-name="L38">
      <style:paragraph-properties fo:margin-top="0cm" fo:margin-bottom="0cm" style:contextual-spacing="false" fo:text-align="justify" style:justify-single-word="false"/>
    </style:style>
    <style:style style:name="P94" style:family="paragraph" style:parent-style-name="Text_20_body" style:list-style-name="L38">
      <style:paragraph-properties fo:text-align="justify" style:justify-single-word="false"/>
    </style:style>
    <style:style style:name="P95" style:family="paragraph" style:parent-style-name="Text_20_body" style:list-style-name="L39">
      <style:paragraph-properties fo:margin-top="0cm" fo:margin-bottom="0cm" style:contextual-spacing="false" fo:text-align="justify" style:justify-single-word="false"/>
    </style:style>
    <style:style style:name="P96" style:family="paragraph" style:parent-style-name="Text_20_body" style:list-style-name="L39">
      <style:paragraph-properties fo:text-align="justify" style:justify-single-word="false"/>
    </style:style>
    <style:style style:name="P97" style:family="paragraph" style:parent-style-name="Text_20_body" style:list-style-name="L40">
      <style:paragraph-properties fo:margin-top="0cm" fo:margin-bottom="0cm" style:contextual-spacing="false" fo:text-align="justify" style:justify-single-word="false"/>
    </style:style>
    <style:style style:name="P98" style:family="paragraph" style:parent-style-name="Text_20_body" style:list-style-name="L40">
      <style:paragraph-properties fo:text-align="justify" style:justify-single-word="false"/>
    </style:style>
    <style:style style:name="P99" style:family="paragraph" style:parent-style-name="Text_20_body" style:list-style-name="L41">
      <style:paragraph-properties fo:margin-top="0cm" fo:margin-bottom="0cm" style:contextual-spacing="false" fo:text-align="justify" style:justify-single-word="false"/>
    </style:style>
    <style:style style:name="P100" style:family="paragraph" style:parent-style-name="Text_20_body" style:list-style-name="L41">
      <style:paragraph-properties fo:text-align="justify" style:justify-single-word="false"/>
    </style:style>
    <style:style style:name="P101" style:family="paragraph" style:parent-style-name="Text_20_body" style:list-style-name="L42">
      <style:paragraph-properties fo:text-align="justify" style:justify-single-word="false"/>
    </style:style>
    <style:style style:name="P102" style:family="paragraph" style:parent-style-name="Text_20_body" style:list-style-name="L42">
      <style:paragraph-properties fo:margin-top="0cm" fo:margin-bottom="0cm" style:contextual-spacing="false" fo:text-align="justify" style:justify-single-word="false"/>
    </style:style>
    <style:style style:name="P103" style:family="paragraph" style:parent-style-name="Text_20_body" style:list-style-name="L44">
      <style:paragraph-properties fo:margin-top="0cm" fo:margin-bottom="0cm" style:contextual-spacing="false" fo:text-align="justify" style:justify-single-word="false"/>
    </style:style>
    <style:style style:name="P104" style:family="paragraph" style:parent-style-name="Text_20_body" style:list-style-name="L44">
      <style:paragraph-properties fo:text-align="justify" style:justify-single-word="false"/>
    </style:style>
    <style:style style:name="P105" style:family="paragraph" style:parent-style-name="Text_20_body" style:list-style-name="L45">
      <style:paragraph-properties fo:margin-top="0cm" fo:margin-bottom="0cm" style:contextual-spacing="false" fo:text-align="justify" style:justify-single-word="false"/>
    </style:style>
    <style:style style:name="P106" style:family="paragraph" style:parent-style-name="Text_20_body" style:list-style-name="L45">
      <style:paragraph-properties fo:text-align="justify" style:justify-single-word="false"/>
    </style:style>
    <style:style style:name="P107" style:family="paragraph" style:parent-style-name="Text_20_body" style:list-style-name="L46">
      <style:paragraph-properties fo:margin-top="0cm" fo:margin-bottom="0cm" style:contextual-spacing="false" fo:text-align="justify" style:justify-single-word="false"/>
    </style:style>
    <style:style style:name="P108" style:family="paragraph" style:parent-style-name="Text_20_body" style:list-style-name="L46">
      <style:paragraph-properties fo:text-align="justify" style:justify-single-word="false"/>
    </style:style>
    <style:style style:name="P109" style:family="paragraph" style:parent-style-name="Text_20_body" style:list-style-name="L47">
      <style:paragraph-properties fo:text-align="justify" style:justify-single-word="false"/>
    </style:style>
    <style:style style:name="P110" style:family="paragraph" style:parent-style-name="Text_20_body" style:list-style-name="L47">
      <style:paragraph-properties fo:margin-top="0cm" fo:margin-bottom="0cm" style:contextual-spacing="false" fo:text-align="justify" style:justify-single-word="false"/>
    </style:style>
    <style:style style:name="P111" style:family="paragraph" style:parent-style-name="Text_20_body" style:list-style-name="L49">
      <style:paragraph-properties fo:margin-top="0cm" fo:margin-bottom="0cm" style:contextual-spacing="false" fo:text-align="justify" style:justify-single-word="false"/>
    </style:style>
    <style:style style:name="P112" style:family="paragraph" style:parent-style-name="Text_20_body" style:list-style-name="L49">
      <style:paragraph-properties fo:text-align="justify" style:justify-single-word="false"/>
    </style:style>
    <style:style style:name="P113" style:family="paragraph" style:parent-style-name="Text_20_body" style:list-style-name="L50">
      <style:paragraph-properties fo:margin-top="0cm" fo:margin-bottom="0cm" style:contextual-spacing="false" fo:text-align="justify" style:justify-single-word="false"/>
    </style:style>
    <style:style style:name="P114" style:family="paragraph" style:parent-style-name="Text_20_body" style:list-style-name="L50">
      <style:paragraph-properties fo:text-align="justify" style:justify-single-word="false"/>
    </style:style>
    <style:style style:name="P115" style:family="paragraph" style:parent-style-name="Text_20_body" style:list-style-name="L51">
      <style:paragraph-properties fo:text-align="justify" style:justify-single-word="false"/>
    </style:style>
    <style:style style:name="P116" style:family="paragraph" style:parent-style-name="Text_20_body" style:list-style-name="L51">
      <style:paragraph-properties fo:margin-top="0cm" fo:margin-bottom="0cm" style:contextual-spacing="false" fo:text-align="justify" style:justify-single-word="false"/>
    </style:style>
    <style:style style:name="P117" style:family="paragraph" style:parent-style-name="Text_20_body" style:list-style-name="L52">
      <style:paragraph-properties fo:text-align="justify" style:justify-single-word="false"/>
    </style:style>
    <style:style style:name="P118" style:family="paragraph" style:parent-style-name="Text_20_body" style:list-style-name="L52">
      <style:paragraph-properties fo:margin-top="0cm" fo:margin-bottom="0cm" style:contextual-spacing="false" fo:text-align="justify" style:justify-single-word="false"/>
    </style:style>
    <style:style style:name="P119" style:family="paragraph" style:parent-style-name="Text_20_body" style:list-style-name="L54">
      <style:paragraph-properties fo:margin-top="0cm" fo:margin-bottom="0cm" style:contextual-spacing="false" fo:text-align="justify" style:justify-single-word="false"/>
    </style:style>
    <style:style style:name="P120" style:family="paragraph" style:parent-style-name="Text_20_body" style:list-style-name="L54">
      <style:paragraph-properties fo:text-align="justify" style:justify-single-word="false"/>
    </style:style>
    <style:style style:name="P121" style:family="paragraph" style:parent-style-name="Text_20_body" style:list-style-name="L55">
      <style:paragraph-properties fo:margin-top="0cm" fo:margin-bottom="0cm" style:contextual-spacing="false" fo:text-align="justify" style:justify-single-word="false"/>
    </style:style>
    <style:style style:name="P122" style:family="paragraph" style:parent-style-name="Text_20_body" style:list-style-name="L55">
      <style:paragraph-properties fo:text-align="justify" style:justify-single-word="false"/>
    </style:style>
    <style:style style:name="P123" style:family="paragraph" style:parent-style-name="Text_20_body" style:list-style-name="L56">
      <style:paragraph-properties fo:text-align="justify" style:justify-single-word="false"/>
    </style:style>
    <style:style style:name="P124" style:family="paragraph" style:parent-style-name="Text_20_body" style:list-style-name="L56">
      <style:paragraph-properties fo:margin-top="0cm" fo:margin-bottom="0cm" style:contextual-spacing="false" fo:text-align="justify" style:justify-single-word="false"/>
    </style:style>
    <style:style style:name="P125" style:family="paragraph" style:parent-style-name="Text_20_body" style:list-style-name="L57">
      <style:paragraph-properties fo:text-align="justify" style:justify-single-word="false"/>
    </style:style>
    <style:style style:name="P126" style:family="paragraph" style:parent-style-name="Text_20_body" style:list-style-name="L57">
      <style:paragraph-properties fo:margin-top="0cm" fo:margin-bottom="0cm" style:contextual-spacing="false" fo:text-align="justify" style:justify-single-word="false"/>
    </style:style>
    <style:style style:name="P127" style:family="paragraph" style:parent-style-name="Text_20_body" style:list-style-name="L58">
      <style:paragraph-properties fo:text-align="justify" style:justify-single-word="false"/>
    </style:style>
    <style:style style:name="P128" style:family="paragraph" style:parent-style-name="Text_20_body" style:list-style-name="L59">
      <style:paragraph-properties fo:margin-top="0cm" fo:margin-bottom="0cm" style:contextual-spacing="false" fo:text-align="justify" style:justify-single-word="false"/>
    </style:style>
    <style:style style:name="P129" style:family="paragraph" style:parent-style-name="Text_20_body" style:list-style-name="L59">
      <style:paragraph-properties fo:text-align="justify" style:justify-single-word="false"/>
    </style:style>
    <style:style style:name="P130" style:family="paragraph" style:parent-style-name="Text_20_body" style:list-style-name="L60">
      <style:paragraph-properties fo:text-align="justify" style:justify-single-word="false"/>
    </style:style>
    <style:style style:name="P131" style:family="paragraph" style:parent-style-name="Text_20_body" style:list-style-name="L60">
      <style:paragraph-properties fo:margin-top="0cm" fo:margin-bottom="0cm" style:contextual-spacing="false" fo:text-align="justify" style:justify-single-word="false"/>
    </style:style>
    <style:style style:name="P132" style:family="paragraph" style:parent-style-name="Text_20_body" style:list-style-name="L61">
      <style:paragraph-properties fo:margin-top="0cm" fo:margin-bottom="0cm" style:contextual-spacing="false" fo:text-align="justify" style:justify-single-word="false"/>
    </style:style>
    <style:style style:name="P133" style:family="paragraph" style:parent-style-name="Text_20_body" style:list-style-name="L61">
      <style:paragraph-properties fo:text-align="justify" style:justify-single-word="false"/>
    </style:style>
    <style:style style:name="P134" style:family="paragraph" style:parent-style-name="Text_20_body" style:list-style-name="L62">
      <style:paragraph-properties fo:text-align="justify" style:justify-single-word="false"/>
    </style:style>
    <style:style style:name="P135" style:family="paragraph" style:parent-style-name="Text_20_body" style:list-style-name="L63">
      <style:paragraph-properties fo:margin-top="0cm" fo:margin-bottom="0cm" style:contextual-spacing="false" fo:text-align="justify" style:justify-single-word="false"/>
    </style:style>
    <style:style style:name="P136" style:family="paragraph" style:parent-style-name="Text_20_body" style:list-style-name="L63">
      <style:paragraph-properties fo:text-align="justify" style:justify-single-word="false"/>
    </style:style>
    <style:style style:name="P137" style:family="paragraph" style:parent-style-name="Text_20_body" style:list-style-name="L64">
      <style:paragraph-properties fo:text-align="justify" style:justify-single-word="false"/>
    </style:style>
    <style:style style:name="P138" style:family="paragraph" style:parent-style-name="Text_20_body" style:list-style-name="L64">
      <style:paragraph-properties fo:margin-top="0cm" fo:margin-bottom="0cm" style:contextual-spacing="false" fo:text-align="justify" style:justify-single-word="false"/>
    </style:style>
    <style:style style:name="P139" style:family="paragraph" style:parent-style-name="Text_20_body" style:list-style-name="L65">
      <style:paragraph-properties fo:text-align="justify" style:justify-single-word="false"/>
    </style:style>
    <style:style style:name="P140" style:family="paragraph" style:parent-style-name="Text_20_body" style:list-style-name="L66">
      <style:paragraph-properties fo:margin-top="0cm" fo:margin-bottom="0cm" style:contextual-spacing="false" fo:text-align="justify" style:justify-single-word="false"/>
    </style:style>
    <style:style style:name="P141" style:family="paragraph" style:parent-style-name="Text_20_body" style:list-style-name="L66">
      <style:paragraph-properties fo:text-align="justify" style:justify-single-word="false"/>
    </style:style>
    <style:style style:name="P142" style:family="paragraph" style:parent-style-name="Text_20_body" style:list-style-name="L67">
      <style:paragraph-properties fo:text-align="justify" style:justify-single-word="false"/>
    </style:style>
    <style:style style:name="P143" style:family="paragraph" style:parent-style-name="Text_20_body" style:list-style-name="L68">
      <style:paragraph-properties fo:margin-top="0cm" fo:margin-bottom="0cm" style:contextual-spacing="false" fo:text-align="justify" style:justify-single-word="false"/>
    </style:style>
    <style:style style:name="P144" style:family="paragraph" style:parent-style-name="Text_20_body" style:list-style-name="L68">
      <style:paragraph-properties fo:text-align="justify" style:justify-single-word="false"/>
    </style:style>
    <style:style style:name="P145" style:family="paragraph" style:parent-style-name="Text_20_body" style:list-style-name="L69">
      <style:paragraph-properties fo:text-align="justify" style:justify-single-word="false"/>
    </style:style>
    <style:style style:name="P146" style:family="paragraph" style:parent-style-name="Text_20_body" style:list-style-name="L69">
      <style:paragraph-properties fo:margin-top="0cm" fo:margin-bottom="0cm" style:contextual-spacing="false" fo:text-align="justify" style:justify-single-word="false"/>
    </style:style>
    <style:style style:name="P147" style:family="paragraph" style:parent-style-name="Text_20_body" style:list-style-name="L70">
      <style:paragraph-properties fo:margin-top="0cm" fo:margin-bottom="0cm" style:contextual-spacing="false" fo:text-align="justify" style:justify-single-word="false"/>
    </style:style>
    <style:style style:name="P148" style:family="paragraph" style:parent-style-name="Text_20_body" style:list-style-name="L70">
      <style:paragraph-properties fo:text-align="justify" style:justify-single-word="false"/>
    </style:style>
    <style:style style:name="P149" style:family="paragraph" style:parent-style-name="Text_20_body" style:list-style-name="L71">
      <style:paragraph-properties fo:margin-top="0cm" fo:margin-bottom="0cm" style:contextual-spacing="false" fo:text-align="justify" style:justify-single-word="false"/>
    </style:style>
    <style:style style:name="P150" style:family="paragraph" style:parent-style-name="Text_20_body" style:list-style-name="L71">
      <style:paragraph-properties fo:text-align="justify" style:justify-single-word="false"/>
    </style:style>
    <style:style style:name="P151" style:family="paragraph" style:parent-style-name="Text_20_body" style:list-style-name="L72">
      <style:paragraph-properties fo:text-align="justify" style:justify-single-word="false"/>
    </style:style>
    <style:style style:name="P152" style:family="paragraph" style:parent-style-name="Text_20_body" style:list-style-name="L73">
      <style:paragraph-properties fo:margin-top="0cm" fo:margin-bottom="0cm" style:contextual-spacing="false" fo:text-align="justify" style:justify-single-word="false"/>
    </style:style>
    <style:style style:name="P153" style:family="paragraph" style:parent-style-name="Text_20_body" style:list-style-name="L73">
      <style:paragraph-properties fo:text-align="justify" style:justify-single-word="false"/>
    </style:style>
    <style:style style:name="P154" style:family="paragraph" style:parent-style-name="Text_20_body" style:list-style-name="L74">
      <style:paragraph-properties fo:text-align="justify" style:justify-single-word="false"/>
    </style:style>
    <style:style style:name="P155" style:family="paragraph" style:parent-style-name="Text_20_body" style:list-style-name="L74">
      <style:paragraph-properties fo:margin-top="0cm" fo:margin-bottom="0cm" style:contextual-spacing="false" fo:text-align="justify" style:justify-single-word="false"/>
    </style:style>
    <style:style style:name="P156" style:family="paragraph" style:parent-style-name="Text_20_body" style:list-style-name="L75">
      <style:paragraph-properties fo:margin-top="0cm" fo:margin-bottom="0cm" style:contextual-spacing="false" fo:text-align="justify" style:justify-single-word="false"/>
    </style:style>
    <style:style style:name="P157" style:family="paragraph" style:parent-style-name="Text_20_body" style:list-style-name="L75">
      <style:paragraph-properties fo:text-align="justify" style:justify-single-word="false"/>
    </style:style>
    <style:style style:name="P158" style:family="paragraph" style:parent-style-name="Text_20_body" style:list-style-name="L76">
      <style:paragraph-properties fo:margin-top="0cm" fo:margin-bottom="0cm" style:contextual-spacing="false" fo:text-align="justify" style:justify-single-word="false"/>
    </style:style>
    <style:style style:name="P159" style:family="paragraph" style:parent-style-name="Text_20_body" style:list-style-name="L76">
      <style:paragraph-properties fo:text-align="justify" style:justify-single-word="false"/>
    </style:style>
    <style:style style:name="P160" style:family="paragraph" style:parent-style-name="Text_20_body" style:list-style-name="L77">
      <style:paragraph-properties fo:text-align="justify" style:justify-single-word="false"/>
    </style:style>
    <style:style style:name="P161" style:family="paragraph" style:parent-style-name="Text_20_body" style:list-style-name="L78">
      <style:paragraph-properties fo:margin-top="0cm" fo:margin-bottom="0cm" style:contextual-spacing="false" fo:text-align="justify" style:justify-single-word="false"/>
    </style:style>
    <style:style style:name="P162" style:family="paragraph" style:parent-style-name="Text_20_body" style:list-style-name="L78">
      <style:paragraph-properties fo:text-align="justify" style:justify-single-word="false"/>
    </style:style>
    <style:style style:name="P163" style:family="paragraph" style:parent-style-name="Text_20_body" style:list-style-name="L79">
      <style:paragraph-properties fo:text-align="justify" style:justify-single-word="false"/>
    </style:style>
    <style:style style:name="P164" style:family="paragraph" style:parent-style-name="Text_20_body" style:list-style-name="L79">
      <style:paragraph-properties fo:margin-top="0cm" fo:margin-bottom="0cm" style:contextual-spacing="false" fo:text-align="justify" style:justify-single-word="false"/>
    </style:style>
    <style:style style:name="P165" style:family="paragraph" style:parent-style-name="Text_20_body" style:list-style-name="L80">
      <style:paragraph-properties fo:margin-top="0cm" fo:margin-bottom="0cm" style:contextual-spacing="false" fo:text-align="justify" style:justify-single-word="false"/>
    </style:style>
    <style:style style:name="P166" style:family="paragraph" style:parent-style-name="Text_20_body" style:list-style-name="L80">
      <style:paragraph-properties fo:text-align="justify" style:justify-single-word="false"/>
    </style:style>
    <style:style style:name="P167" style:family="paragraph" style:parent-style-name="Text_20_body" style:list-style-name="L81">
      <style:paragraph-properties fo:margin-top="0cm" fo:margin-bottom="0cm" style:contextual-spacing="false" fo:text-align="justify" style:justify-single-word="false"/>
    </style:style>
    <style:style style:name="P168" style:family="paragraph" style:parent-style-name="Text_20_body" style:list-style-name="L81">
      <style:paragraph-properties fo:text-align="justify" style:justify-single-word="false"/>
    </style:style>
    <style:style style:name="P169" style:family="paragraph" style:parent-style-name="Text_20_body" style:list-style-name="L83">
      <style:paragraph-properties fo:margin-top="0cm" fo:margin-bottom="0cm" style:contextual-spacing="false" fo:text-align="justify" style:justify-single-word="false"/>
    </style:style>
    <style:style style:name="P170" style:family="paragraph" style:parent-style-name="Text_20_body" style:list-style-name="L83">
      <style:paragraph-properties fo:text-align="justify" style:justify-single-word="false"/>
    </style:style>
    <style:style style:name="P171" style:family="paragraph" style:parent-style-name="Text_20_body" style:list-style-name="L84">
      <style:paragraph-properties fo:text-align="justify" style:justify-single-word="false"/>
    </style:style>
    <style:style style:name="P172" style:family="paragraph" style:parent-style-name="Text_20_body" style:list-style-name="L84">
      <style:paragraph-properties fo:margin-top="0cm" fo:margin-bottom="0cm" style:contextual-spacing="false" fo:text-align="justify" style:justify-single-word="false"/>
    </style:style>
    <style:style style:name="P173" style:family="paragraph" style:parent-style-name="Text_20_body" style:list-style-name="L85">
      <style:paragraph-properties fo:margin-top="0cm" fo:margin-bottom="0cm" style:contextual-spacing="false" fo:text-align="justify" style:justify-single-word="false"/>
    </style:style>
    <style:style style:name="P174" style:family="paragraph" style:parent-style-name="Text_20_body" style:list-style-name="L85">
      <style:paragraph-properties fo:text-align="justify" style:justify-single-word="false"/>
    </style:style>
    <style:style style:name="P175" style:family="paragraph" style:parent-style-name="Text_20_body" style:list-style-name="L86">
      <style:paragraph-properties fo:margin-top="0cm" fo:margin-bottom="0cm" style:contextual-spacing="false" fo:text-align="justify" style:justify-single-word="false"/>
    </style:style>
    <style:style style:name="P176" style:family="paragraph" style:parent-style-name="Text_20_body" style:list-style-name="L86">
      <style:paragraph-properties fo:text-align="justify" style:justify-single-word="false"/>
    </style:style>
    <style:style style:name="P177" style:family="paragraph" style:parent-style-name="Text_20_body" style:list-style-name="L87">
      <style:paragraph-properties fo:text-align="justify" style:justify-single-word="false"/>
    </style:style>
    <style:style style:name="P178" style:family="paragraph" style:parent-style-name="Text_20_body" style:list-style-name="L88">
      <style:paragraph-properties fo:margin-top="0cm" fo:margin-bottom="0cm" style:contextual-spacing="false" fo:text-align="justify" style:justify-single-word="false"/>
    </style:style>
    <style:style style:name="P179" style:family="paragraph" style:parent-style-name="Text_20_body" style:list-style-name="L88">
      <style:paragraph-properties fo:text-align="justify" style:justify-single-word="false"/>
    </style:style>
    <style:style style:name="P180" style:family="paragraph" style:parent-style-name="Text_20_body" style:list-style-name="L89">
      <style:paragraph-properties fo:text-align="justify" style:justify-single-word="false"/>
    </style:style>
    <style:style style:name="P181" style:family="paragraph" style:parent-style-name="Text_20_body" style:list-style-name="L89">
      <style:paragraph-properties fo:margin-top="0cm" fo:margin-bottom="0cm" style:contextual-spacing="false" fo:text-align="justify" style:justify-single-word="false"/>
    </style:style>
    <style:style style:name="P182" style:family="paragraph" style:parent-style-name="Text_20_body" style:list-style-name="L90">
      <style:paragraph-properties fo:margin-top="0cm" fo:margin-bottom="0cm" style:contextual-spacing="false" fo:text-align="justify" style:justify-single-word="false"/>
    </style:style>
    <style:style style:name="P183" style:family="paragraph" style:parent-style-name="Text_20_body" style:list-style-name="L90">
      <style:paragraph-properties fo:text-align="justify" style:justify-single-word="false"/>
    </style:style>
    <style:style style:name="P184" style:family="paragraph" style:parent-style-name="Text_20_body" style:list-style-name="L91">
      <style:paragraph-properties fo:margin-top="0cm" fo:margin-bottom="0cm" style:contextual-spacing="false" fo:text-align="justify" style:justify-single-word="false"/>
    </style:style>
    <style:style style:name="P185" style:family="paragraph" style:parent-style-name="Text_20_body" style:list-style-name="L91">
      <style:paragraph-properties fo:text-align="justify" style:justify-single-word="false"/>
    </style:style>
    <style:style style:name="P186" style:family="paragraph" style:parent-style-name="Text_20_body" style:list-style-name="L92">
      <style:paragraph-properties fo:text-align="justify" style:justify-single-word="false"/>
    </style:style>
    <style:style style:name="P187" style:family="paragraph" style:parent-style-name="Text_20_body" style:list-style-name="L93">
      <style:paragraph-properties fo:margin-top="0cm" fo:margin-bottom="0cm" style:contextual-spacing="false" fo:text-align="justify" style:justify-single-word="false"/>
    </style:style>
    <style:style style:name="P188" style:family="paragraph" style:parent-style-name="Text_20_body" style:list-style-name="L93">
      <style:paragraph-properties fo:text-align="justify" style:justify-single-word="false"/>
    </style:style>
    <style:style style:name="P189" style:family="paragraph" style:parent-style-name="Text_20_body" style:list-style-name="L94">
      <style:paragraph-properties fo:margin-top="0cm" fo:margin-bottom="0cm" style:contextual-spacing="false" fo:text-align="justify" style:justify-single-word="false"/>
    </style:style>
    <style:style style:name="P190" style:family="paragraph" style:parent-style-name="Text_20_body" style:list-style-name="L94">
      <style:paragraph-properties fo:text-align="justify" style:justify-single-word="false"/>
    </style:style>
    <style:style style:name="P191" style:family="paragraph" style:parent-style-name="Text_20_body" style:list-style-name="L95">
      <style:paragraph-properties fo:text-align="justify" style:justify-single-word="false"/>
    </style:style>
    <style:style style:name="P192" style:family="paragraph" style:parent-style-name="Text_20_body" style:list-style-name="L95">
      <style:paragraph-properties fo:margin-top="0cm" fo:margin-bottom="0cm" style:contextual-spacing="false" fo:text-align="justify" style:justify-single-word="false"/>
    </style:style>
    <style:style style:name="P193" style:family="paragraph" style:parent-style-name="Text_20_body" style:list-style-name="L96">
      <style:paragraph-properties fo:margin-top="0cm" fo:margin-bottom="0cm" style:contextual-spacing="false" fo:text-align="justify" style:justify-single-word="false"/>
    </style:style>
    <style:style style:name="P194" style:family="paragraph" style:parent-style-name="Text_20_body" style:list-style-name="L96">
      <style:paragraph-properties fo:text-align="justify" style:justify-single-word="false"/>
    </style:style>
    <style:style style:name="P195" style:family="paragraph" style:parent-style-name="Text_20_body" style:list-style-name="L97">
      <style:paragraph-properties fo:margin-top="0cm" fo:margin-bottom="0cm" style:contextual-spacing="false" fo:text-align="justify" style:justify-single-word="false"/>
    </style:style>
    <style:style style:name="P196" style:family="paragraph" style:parent-style-name="Text_20_body" style:list-style-name="L97">
      <style:paragraph-properties fo:text-align="justify" style:justify-single-word="false"/>
    </style:style>
    <style:style style:name="P197" style:family="paragraph" style:parent-style-name="Text_20_body" style:list-style-name="L98">
      <style:paragraph-properties fo:margin-top="0cm" fo:margin-bottom="0cm" style:contextual-spacing="false" fo:text-align="justify" style:justify-single-word="false"/>
    </style:style>
    <style:style style:name="P198" style:family="paragraph" style:parent-style-name="Text_20_body" style:list-style-name="L98">
      <style:paragraph-properties fo:text-align="justify" style:justify-single-word="false"/>
    </style:style>
    <style:style style:name="P199" style:family="paragraph" style:parent-style-name="Text_20_body" style:list-style-name="L99">
      <style:paragraph-properties fo:text-align="justify" style:justify-single-word="false"/>
    </style:style>
    <style:style style:name="P200" style:family="paragraph" style:parent-style-name="Text_20_body" style:list-style-name="L99">
      <style:paragraph-properties fo:margin-top="0cm" fo:margin-bottom="0cm" style:contextual-spacing="false" fo:text-align="justify" style:justify-single-word="false"/>
    </style:style>
    <style:style style:name="P201" style:family="paragraph" style:parent-style-name="Text_20_body" style:list-style-name="L100">
      <style:paragraph-properties fo:margin-top="0cm" fo:margin-bottom="0cm" style:contextual-spacing="false" fo:text-align="justify" style:justify-single-word="false"/>
    </style:style>
    <style:style style:name="P202" style:family="paragraph" style:parent-style-name="Text_20_body" style:list-style-name="L100">
      <style:paragraph-properties fo:text-align="justify" style:justify-single-word="false"/>
    </style:style>
    <style:style style:name="P203" style:family="paragraph" style:parent-style-name="Text_20_body" style:list-style-name="L101">
      <style:paragraph-properties fo:margin-top="0cm" fo:margin-bottom="0cm" style:contextual-spacing="false" fo:text-align="justify" style:justify-single-word="false"/>
    </style:style>
    <style:style style:name="P204" style:family="paragraph" style:parent-style-name="Text_20_body" style:list-style-name="L101">
      <style:paragraph-properties fo:text-align="justify" style:justify-single-word="false"/>
    </style:style>
    <style:style style:name="P205" style:family="paragraph" style:parent-style-name="Text_20_body" style:list-style-name="L102">
      <style:paragraph-properties fo:text-align="justify" style:justify-single-word="false"/>
    </style:style>
    <style:style style:name="P206" style:family="paragraph" style:parent-style-name="Text_20_body" style:list-style-name="L103">
      <style:paragraph-properties fo:margin-top="0cm" fo:margin-bottom="0cm" style:contextual-spacing="false" fo:text-align="justify" style:justify-single-word="false"/>
    </style:style>
    <style:style style:name="P207" style:family="paragraph" style:parent-style-name="Text_20_body" style:list-style-name="L103">
      <style:paragraph-properties fo:text-align="justify" style:justify-single-word="false"/>
    </style:style>
    <style:style style:name="P208" style:family="paragraph" style:parent-style-name="Text_20_body" style:list-style-name="L104">
      <style:paragraph-properties fo:text-align="justify" style:justify-single-word="false"/>
    </style:style>
    <style:style style:name="P209" style:family="paragraph" style:parent-style-name="Text_20_body" style:list-style-name="L104">
      <style:paragraph-properties fo:margin-top="0cm" fo:margin-bottom="0cm" style:contextual-spacing="false" fo:text-align="justify" style:justify-single-word="false"/>
    </style:style>
    <style:style style:name="P210" style:family="paragraph" style:parent-style-name="Text_20_body" style:list-style-name="L105">
      <style:paragraph-properties fo:margin-top="0cm" fo:margin-bottom="0cm" style:contextual-spacing="false" fo:text-align="justify" style:justify-single-word="false"/>
    </style:style>
    <style:style style:name="P211" style:family="paragraph" style:parent-style-name="Text_20_body" style:list-style-name="L105">
      <style:paragraph-properties fo:text-align="justify" style:justify-single-word="false"/>
    </style:style>
    <style:style style:name="P212" style:family="paragraph" style:parent-style-name="Text_20_body" style:list-style-name="L106">
      <style:paragraph-properties fo:margin-top="0cm" fo:margin-bottom="0cm" style:contextual-spacing="false" fo:text-align="justify" style:justify-single-word="false"/>
    </style:style>
    <style:style style:name="P213" style:family="paragraph" style:parent-style-name="Text_20_body" style:list-style-name="L106">
      <style:paragraph-properties fo:text-align="justify" style:justify-single-word="false"/>
    </style:style>
    <style:style style:name="P214" style:family="paragraph" style:parent-style-name="Text_20_body" style:list-style-name="L107">
      <style:paragraph-properties fo:text-align="justify" style:justify-single-word="false"/>
    </style:style>
    <style:style style:name="P215" style:family="paragraph" style:parent-style-name="Text_20_body" style:list-style-name="L108">
      <style:paragraph-properties fo:margin-top="0cm" fo:margin-bottom="0cm" style:contextual-spacing="false" fo:text-align="justify" style:justify-single-word="false"/>
    </style:style>
    <style:style style:name="P216" style:family="paragraph" style:parent-style-name="Text_20_body" style:list-style-name="L108">
      <style:paragraph-properties fo:text-align="justify" style:justify-single-word="false"/>
    </style:style>
    <style:style style:name="P217" style:family="paragraph" style:parent-style-name="Text_20_body" style:list-style-name="L109">
      <style:paragraph-properties fo:text-align="justify" style:justify-single-word="false"/>
    </style:style>
    <style:style style:name="P218" style:family="paragraph" style:parent-style-name="Text_20_body" style:list-style-name="L109">
      <style:paragraph-properties fo:margin-top="0cm" fo:margin-bottom="0cm" style:contextual-spacing="false" fo:text-align="justify" style:justify-single-word="false"/>
    </style:style>
    <style:style style:name="P219" style:family="paragraph" style:parent-style-name="Text_20_body" style:list-style-name="L110">
      <style:paragraph-properties fo:margin-top="0cm" fo:margin-bottom="0cm" style:contextual-spacing="false" fo:text-align="justify" style:justify-single-word="false"/>
    </style:style>
    <style:style style:name="P220" style:family="paragraph" style:parent-style-name="Text_20_body" style:list-style-name="L110">
      <style:paragraph-properties fo:text-align="justify" style:justify-single-word="false"/>
    </style:style>
    <style:style style:name="P221" style:family="paragraph" style:parent-style-name="Text_20_body" style:list-style-name="L111">
      <style:paragraph-properties fo:margin-top="0cm" fo:margin-bottom="0cm" style:contextual-spacing="false" fo:text-align="justify" style:justify-single-word="false"/>
    </style:style>
    <style:style style:name="P222" style:family="paragraph" style:parent-style-name="Text_20_body" style:list-style-name="L111">
      <style:paragraph-properties fo:text-align="justify" style:justify-single-word="false"/>
    </style:style>
    <style:style style:name="P223" style:family="paragraph" style:parent-style-name="Text_20_body" style:list-style-name="L112">
      <style:paragraph-properties fo:text-align="justify" style:justify-single-word="false"/>
    </style:style>
    <style:style style:name="P224" style:family="paragraph" style:parent-style-name="Text_20_body" style:list-style-name="L113">
      <style:paragraph-properties fo:margin-top="0cm" fo:margin-bottom="0cm" style:contextual-spacing="false" fo:text-align="justify" style:justify-single-word="false"/>
    </style:style>
    <style:style style:name="P225" style:family="paragraph" style:parent-style-name="Text_20_body" style:list-style-name="L113">
      <style:paragraph-properties fo:text-align="justify" style:justify-single-word="false"/>
    </style:style>
    <style:style style:name="P226" style:family="paragraph" style:parent-style-name="Text_20_body" style:list-style-name="L114">
      <style:paragraph-properties fo:margin-top="0cm" fo:margin-bottom="0cm" style:contextual-spacing="false" fo:text-align="justify" style:justify-single-word="false"/>
    </style:style>
    <style:style style:name="P227" style:family="paragraph" style:parent-style-name="Text_20_body" style:list-style-name="L114">
      <style:paragraph-properties fo:text-align="justify" style:justify-single-word="false"/>
    </style:style>
    <style:style style:name="P228" style:family="paragraph" style:parent-style-name="Text_20_body" style:list-style-name="L115">
      <style:paragraph-properties fo:margin-top="0cm" fo:margin-bottom="0cm" style:contextual-spacing="false" fo:text-align="justify" style:justify-single-word="false"/>
    </style:style>
    <style:style style:name="P229" style:family="paragraph" style:parent-style-name="Text_20_body" style:list-style-name="L115">
      <style:paragraph-properties fo:text-align="justify" style:justify-single-word="false"/>
    </style:style>
    <style:style style:name="P230" style:family="paragraph" style:parent-style-name="Text_20_body" style:list-style-name="L116">
      <style:paragraph-properties fo:text-align="justify" style:justify-single-word="false"/>
    </style:style>
    <style:style style:name="P231" style:family="paragraph" style:parent-style-name="Text_20_body" style:list-style-name="L117">
      <style:paragraph-properties fo:text-align="justify" style:justify-single-word="false"/>
    </style:style>
    <style:style style:name="P232" style:family="paragraph" style:parent-style-name="Text_20_body" style:list-style-name="L118">
      <style:paragraph-properties fo:text-align="justify" style:justify-single-word="false"/>
    </style:style>
    <style:style style:name="P233" style:family="paragraph" style:parent-style-name="Text_20_body" style:list-style-name="L119">
      <style:paragraph-properties fo:text-align="justify" style:justify-single-word="false"/>
    </style:style>
    <style:style style:name="P234" style:family="paragraph" style:parent-style-name="Text_20_body" style:list-style-name="L120">
      <style:paragraph-properties fo:text-align="justify" style:justify-single-word="false"/>
    </style:style>
    <style:style style:name="P235" style:family="paragraph" style:parent-style-name="Text_20_body" style:list-style-name="L121">
      <style:paragraph-properties fo:text-align="justify" style:justify-single-word="false"/>
    </style:style>
    <style:style style:name="P236" style:family="paragraph" style:parent-style-name="Text_20_body" style:list-style-name="L122">
      <style:paragraph-properties fo:text-align="justify" style:justify-single-word="false"/>
    </style:style>
    <style:style style:name="P237" style:family="paragraph" style:parent-style-name="Text_20_body" style:list-style-name="L123">
      <style:paragraph-properties fo:text-align="justify" style:justify-single-word="false"/>
    </style:style>
    <style:style style:name="P238" style:family="paragraph" style:parent-style-name="Text_20_body" style:list-style-name="L124">
      <style:paragraph-properties fo:text-align="justify" style:justify-single-word="false"/>
    </style:style>
    <style:style style:name="P239" style:family="paragraph" style:parent-style-name="Text_20_body" style:list-style-name="L125">
      <style:paragraph-properties fo:text-align="justify" style:justify-single-word="false"/>
    </style:style>
    <style:style style:name="P240" style:family="paragraph" style:parent-style-name="Text_20_body" style:list-style-name="L126">
      <style:paragraph-properties fo:text-align="justify" style:justify-single-word="false"/>
    </style:style>
    <style:style style:name="P241" style:family="paragraph" style:parent-style-name="Text_20_body" style:list-style-name="L127">
      <style:paragraph-properties fo:text-align="justify" style:justify-single-word="false"/>
    </style:style>
    <style:style style:name="P242" style:family="paragraph" style:parent-style-name="Text_20_body" style:list-style-name="L127">
      <style:paragraph-properties fo:margin-top="0cm" fo:margin-bottom="0cm" style:contextual-spacing="false" fo:text-align="justify" style:justify-single-word="false"/>
    </style:style>
    <style:style style:name="P243" style:family="paragraph" style:parent-style-name="Text_20_body" style:list-style-name="L128">
      <style:paragraph-properties fo:margin-top="0cm" fo:margin-bottom="0cm" style:contextual-spacing="false" fo:text-align="justify" style:justify-single-word="false"/>
    </style:style>
    <style:style style:name="P244" style:family="paragraph" style:parent-style-name="Text_20_body" style:list-style-name="L128">
      <style:paragraph-properties fo:text-align="justify" style:justify-single-word="false"/>
    </style:style>
    <style:style style:name="P245" style:family="paragraph" style:parent-style-name="Text_20_body" style:list-style-name="L129">
      <style:paragraph-properties fo:margin-top="0cm" fo:margin-bottom="0cm" style:contextual-spacing="false" fo:text-align="justify" style:justify-single-word="false"/>
    </style:style>
    <style:style style:name="P246" style:family="paragraph" style:parent-style-name="Text_20_body" style:list-style-name="L129">
      <style:paragraph-properties fo:text-align="justify" style:justify-single-word="false"/>
    </style:style>
    <style:style style:name="P247" style:family="paragraph" style:parent-style-name="Text_20_body" style:list-style-name="L130">
      <style:paragraph-properties fo:text-align="justify" style:justify-single-word="false"/>
    </style:style>
    <style:style style:name="P248" style:family="paragraph" style:parent-style-name="Text_20_body" style:list-style-name="L131">
      <style:paragraph-properties fo:margin-top="0cm" fo:margin-bottom="0cm" style:contextual-spacing="false" fo:text-align="justify" style:justify-single-word="false"/>
    </style:style>
    <style:style style:name="P249" style:family="paragraph" style:parent-style-name="Text_20_body" style:list-style-name="L131">
      <style:paragraph-properties fo:text-align="justify" style:justify-single-word="false"/>
    </style:style>
    <style:style style:name="P250" style:family="paragraph" style:parent-style-name="Text_20_body" style:list-style-name="L132">
      <style:paragraph-properties fo:margin-top="0cm" fo:margin-bottom="0cm" style:contextual-spacing="false" fo:text-align="justify" style:justify-single-word="false"/>
    </style:style>
    <style:style style:name="P251" style:family="paragraph" style:parent-style-name="Text_20_body" style:list-style-name="L132">
      <style:paragraph-properties fo:text-align="justify" style:justify-single-word="false"/>
    </style:style>
    <style:style style:name="P252" style:family="paragraph" style:parent-style-name="Text_20_body" style:list-style-name="L133">
      <style:paragraph-properties fo:text-align="justify" style:justify-single-word="false"/>
    </style:style>
    <style:style style:name="P253" style:family="paragraph" style:parent-style-name="Text_20_body" style:list-style-name="L134">
      <style:paragraph-properties fo:text-align="justify" style:justify-single-word="false"/>
    </style:style>
    <style:style style:name="P254" style:family="paragraph" style:parent-style-name="Text_20_body" style:list-style-name="L135">
      <style:paragraph-properties fo:text-align="justify" style:justify-single-word="false"/>
    </style:style>
    <style:style style:name="P255" style:family="paragraph" style:parent-style-name="Text_20_body" style:list-style-name="L136">
      <style:paragraph-properties fo:text-align="justify" style:justify-single-word="false"/>
    </style:style>
    <style:style style:name="P256" style:family="paragraph" style:parent-style-name="Text_20_body" style:list-style-name="L137">
      <style:paragraph-properties fo:text-align="justify" style:justify-single-word="false"/>
    </style:style>
    <style:style style:name="P257" style:family="paragraph" style:parent-style-name="Text_20_body" style:list-style-name="L138">
      <style:paragraph-properties fo:text-align="justify" style:justify-single-word="false"/>
    </style:style>
    <style:style style:name="P258" style:family="paragraph" style:parent-style-name="Text_20_body" style:list-style-name="L139">
      <style:paragraph-properties fo:text-align="justify" style:justify-single-word="false"/>
    </style:style>
    <style:style style:name="P259" style:family="paragraph" style:parent-style-name="Text_20_body" style:list-style-name="L139">
      <style:paragraph-properties fo:margin-top="0cm" fo:margin-bottom="0cm" style:contextual-spacing="false" fo:text-align="justify" style:justify-single-word="false"/>
    </style:style>
    <style:style style:name="P260" style:family="paragraph" style:parent-style-name="Text_20_body" style:list-style-name="L140">
      <style:paragraph-properties fo:margin-top="0cm" fo:margin-bottom="0cm" style:contextual-spacing="false" fo:text-align="justify" style:justify-single-word="false"/>
    </style:style>
    <style:style style:name="P261" style:family="paragraph" style:parent-style-name="Text_20_body" style:list-style-name="L140">
      <style:paragraph-properties fo:text-align="justify" style:justify-single-word="false"/>
    </style:style>
    <style:style style:name="P262" style:family="paragraph" style:parent-style-name="Text_20_body" style:list-style-name="L141">
      <style:paragraph-properties fo:margin-top="0cm" fo:margin-bottom="0cm" style:contextual-spacing="false" fo:text-align="justify" style:justify-single-word="false"/>
    </style:style>
    <style:style style:name="P263" style:family="paragraph" style:parent-style-name="Text_20_body" style:list-style-name="L141">
      <style:paragraph-properties fo:text-align="justify" style:justify-single-word="false"/>
    </style:style>
    <style:style style:name="P264" style:family="paragraph" style:parent-style-name="Text_20_body">
      <style:paragraph-properties fo:text-align="justify" style:justify-single-word="false"/>
    </style:style>
    <style:style style:name="P265" style:family="paragraph" style:parent-style-name="Text_20_body" style:list-style-name="L1">
      <style:paragraph-properties fo:margin-top="0cm" fo:margin-bottom="0cm" style:contextual-spacing="false" fo:text-align="justify" style:justify-single-word="false"/>
    </style:style>
    <style:style style:name="P266" style:family="paragraph" style:parent-style-name="Text_20_body" style:list-style-name="L2">
      <style:paragraph-properties fo:margin-top="0cm" fo:margin-bottom="0cm" style:contextual-spacing="false" fo:text-align="justify" style:justify-single-word="false"/>
    </style:style>
    <style:style style:name="P267" style:family="paragraph" style:parent-style-name="Text_20_body" style:list-style-name="L3">
      <style:paragraph-properties fo:margin-top="0cm" fo:margin-bottom="0cm" style:contextual-spacing="false" fo:text-align="justify" style:justify-single-word="false"/>
    </style:style>
    <style:style style:name="P268" style:family="paragraph" style:parent-style-name="Text_20_body" style:list-style-name="L4">
      <style:paragraph-properties fo:margin-top="0cm" fo:margin-bottom="0cm" style:contextual-spacing="false" fo:text-align="justify" style:justify-single-word="false"/>
    </style:style>
    <style:style style:name="P269" style:family="paragraph" style:parent-style-name="Text_20_body" style:list-style-name="L5">
      <style:paragraph-properties fo:text-align="justify" style:justify-single-word="false"/>
    </style:style>
    <style:style style:name="P270" style:family="paragraph" style:parent-style-name="Text_20_body" style:list-style-name="L6">
      <style:paragraph-properties fo:margin-top="0cm" fo:margin-bottom="0cm" style:contextual-spacing="false" fo:text-align="justify" style:justify-single-word="false"/>
    </style:style>
    <style:style style:name="P271" style:family="paragraph" style:parent-style-name="Text_20_body" style:list-style-name="L6">
      <style:paragraph-properties fo:text-align="justify" style:justify-single-word="false"/>
    </style:style>
    <style:style style:name="P272" style:family="paragraph" style:parent-style-name="Text_20_body" style:list-style-name="L7">
      <style:paragraph-properties fo:text-align="justify" style:justify-single-word="false"/>
    </style:style>
    <style:style style:name="P273" style:family="paragraph" style:parent-style-name="Text_20_body" style:list-style-name="L8">
      <style:paragraph-properties fo:text-align="justify" style:justify-single-word="false"/>
    </style:style>
    <style:style style:name="P274" style:family="paragraph" style:parent-style-name="Text_20_body" style:list-style-name="L9">
      <style:paragraph-properties fo:text-align="justify" style:justify-single-word="false"/>
    </style:style>
    <style:style style:name="P275" style:family="paragraph" style:parent-style-name="Text_20_body" style:list-style-name="L10">
      <style:paragraph-properties fo:text-align="justify" style:justify-single-word="false"/>
    </style:style>
    <style:style style:name="P276" style:family="paragraph" style:parent-style-name="Text_20_body" style:list-style-name="L11">
      <style:paragraph-properties fo:text-align="justify" style:justify-single-word="false"/>
    </style:style>
    <style:style style:name="P277" style:family="paragraph" style:parent-style-name="Text_20_body" style:list-style-name="L12">
      <style:paragraph-properties fo:text-align="justify" style:justify-single-word="false"/>
    </style:style>
    <style:style style:name="P278" style:family="paragraph" style:parent-style-name="Text_20_body" style:list-style-name="L13">
      <style:paragraph-properties fo:text-align="justify" style:justify-single-word="false"/>
    </style:style>
    <style:style style:name="P279" style:family="paragraph" style:parent-style-name="Text_20_body" style:list-style-name="L13">
      <style:paragraph-properties fo:margin-top="0cm" fo:margin-bottom="0cm" style:contextual-spacing="false" fo:text-align="justify" style:justify-single-word="false"/>
    </style:style>
    <style:style style:name="P280" style:family="paragraph" style:parent-style-name="Text_20_body">
      <style:paragraph-properties fo:margin-top="0cm" fo:margin-bottom="0cm" style:contextual-spacing="false" fo:text-align="justify" style:justify-single-word="false"/>
    </style:style>
    <style:style style:name="P281" style:family="paragraph" style:parent-style-name="Text_20_body" style:list-style-name="L14">
      <style:paragraph-properties fo:margin-top="0cm" fo:margin-bottom="0cm" style:contextual-spacing="false" fo:text-align="justify" style:justify-single-word="false"/>
    </style:style>
    <style:style style:name="P282" style:family="paragraph" style:parent-style-name="Text_20_body" style:list-style-name="L14">
      <style:paragraph-properties fo:text-align="justify" style:justify-single-word="false"/>
    </style:style>
    <style:style style:name="P283" style:family="paragraph" style:parent-style-name="Text_20_body" style:list-style-name="L82">
      <style:paragraph-properties fo:margin-top="0cm" fo:margin-bottom="0cm" style:contextual-spacing="false" fo:text-align="justify" style:justify-single-word="false"/>
    </style:style>
    <style:style style:name="P284" style:family="paragraph" style:parent-style-name="Text_20_body" style:list-style-name="L82">
      <style:paragraph-properties fo:text-align="justify" style:justify-single-word="false"/>
    </style:style>
    <style:style style:name="P285" style:family="paragraph" style:parent-style-name="Text_20_body" style:list-style-name="L142">
      <style:paragraph-properties fo:text-align="justify" style:justify-single-word="false"/>
    </style:style>
    <style:style style:name="P286" style:family="paragraph" style:parent-style-name="Text_20_body" style:list-style-name="L142">
      <style:paragraph-properties fo:margin-top="0cm" fo:margin-bottom="0cm" style:contextual-spacing="false" fo:text-align="justify" style:justify-single-word="false"/>
    </style:style>
    <style:style style:name="P287" style:family="paragraph" style:parent-style-name="Text_20_body">
      <style:paragraph-properties fo:text-align="justify" style:justify-single-word="false"/>
      <style:text-properties officeooo:paragraph-rsid="006c5412"/>
    </style:style>
    <style:style style:name="P288" style:family="paragraph" style:parent-style-name="Text_20_body" style:list-style-name="L143">
      <style:paragraph-properties fo:text-align="justify" style:justify-single-word="false"/>
    </style:style>
    <style:style style:name="P289" style:family="paragraph" style:parent-style-name="Text_20_body" style:list-style-name="L144">
      <style:paragraph-properties fo:text-align="justify" style:justify-single-word="false"/>
    </style:style>
    <style:style style:name="P290" style:family="paragraph" style:parent-style-name="Text_20_body" style:list-style-name="L145">
      <style:paragraph-properties fo:text-align="justify" style:justify-single-word="false"/>
    </style:style>
    <style:style style:name="P291" style:family="paragraph" style:parent-style-name="Text_20_body" style:list-style-name="L145">
      <style:paragraph-properties fo:margin-top="0cm" fo:margin-bottom="0cm" style:contextual-spacing="false" fo:text-align="justify" style:justify-single-word="false"/>
    </style:style>
    <style:style style:name="P292" style:family="paragraph" style:parent-style-name="Text_20_body" style:list-style-name="L146">
      <style:paragraph-properties fo:text-align="justify" style:justify-single-word="false"/>
    </style:style>
    <style:style style:name="P293" style:family="paragraph" style:parent-style-name="Text_20_body" style:list-style-name="L146">
      <style:paragraph-properties fo:margin-top="0cm" fo:margin-bottom="0cm" style:contextual-spacing="false" fo:text-align="justify" style:justify-single-word="false"/>
    </style:style>
    <style:style style:name="P294" style:family="paragraph" style:parent-style-name="Text_20_body" style:list-style-name="L147">
      <style:paragraph-properties fo:text-align="justify" style:justify-single-word="false"/>
    </style:style>
    <style:style style:name="P295" style:family="paragraph" style:parent-style-name="Text_20_body" style:list-style-name="L147">
      <style:paragraph-properties fo:margin-top="0cm" fo:margin-bottom="0cm" style:contextual-spacing="false" fo:text-align="justify" style:justify-single-word="false"/>
    </style:style>
    <style:style style:name="P296" style:family="paragraph" style:parent-style-name="Text_20_body" style:list-style-name="L148">
      <style:paragraph-properties fo:text-align="justify" style:justify-single-word="false"/>
    </style:style>
    <style:style style:name="P297" style:family="paragraph" style:parent-style-name="Text_20_body" style:list-style-name="L148">
      <style:paragraph-properties fo:margin-top="0cm" fo:margin-bottom="0cm" style:contextual-spacing="false" fo:text-align="justify" style:justify-single-word="false"/>
    </style:style>
    <style:style style:name="P298" style:family="paragraph" style:parent-style-name="Text_20_body" style:list-style-name="L149">
      <style:paragraph-properties fo:text-align="justify" style:justify-single-word="false"/>
    </style:style>
    <style:style style:name="P299" style:family="paragraph" style:parent-style-name="Text_20_body" style:list-style-name="L149">
      <style:paragraph-properties fo:margin-top="0cm" fo:margin-bottom="0cm" style:contextual-spacing="false" fo:text-align="justify" style:justify-single-word="false"/>
    </style:style>
    <style:style style:name="P300" style:family="paragraph" style:parent-style-name="Text_20_body" style:list-style-name="L150">
      <style:paragraph-properties fo:text-align="justify" style:justify-single-word="false"/>
    </style:style>
    <style:style style:name="P301" style:family="paragraph" style:parent-style-name="Text_20_body" style:list-style-name="L150">
      <style:paragraph-properties fo:margin-top="0cm" fo:margin-bottom="0cm" style:contextual-spacing="false" fo:text-align="justify" style:justify-single-word="false"/>
    </style:style>
    <style:style style:name="P302" style:family="paragraph" style:parent-style-name="Text_20_body" style:list-style-name="L151">
      <style:paragraph-properties fo:text-align="justify" style:justify-single-word="false"/>
    </style:style>
    <style:style style:name="P303" style:family="paragraph" style:parent-style-name="Text_20_body" style:list-style-name="L151">
      <style:paragraph-properties fo:margin-top="0cm" fo:margin-bottom="0cm" style:contextual-spacing="false" fo:text-align="justify" style:justify-single-word="false"/>
    </style:style>
    <style:style style:name="P304" style:family="paragraph" style:parent-style-name="Text_20_body">
      <style:paragraph-properties fo:text-align="justify" style:justify-single-word="false"/>
      <style:text-properties officeooo:paragraph-rsid="007140f2"/>
    </style:style>
    <style:style style:name="P305" style:family="paragraph" style:parent-style-name="Text_20_body" style:list-style-name="L152">
      <style:paragraph-properties fo:text-align="justify" style:justify-single-word="false"/>
    </style:style>
    <style:style style:name="P306" style:family="paragraph" style:parent-style-name="Text_20_body" style:list-style-name="L153">
      <style:paragraph-properties fo:text-align="justify" style:justify-single-word="false"/>
    </style:style>
    <style:style style:name="P307" style:family="paragraph" style:parent-style-name="Text_20_body" style:list-style-name="L153">
      <style:paragraph-properties fo:margin-top="0cm" fo:margin-bottom="0cm" style:contextual-spacing="false" fo:text-align="justify" style:justify-single-word="false"/>
    </style:style>
    <style:style style:name="P308" style:family="paragraph" style:parent-style-name="Text_20_body" style:list-style-name="L154">
      <style:paragraph-properties fo:text-align="justify" style:justify-single-word="false"/>
    </style:style>
    <style:style style:name="P309" style:family="paragraph" style:parent-style-name="Text_20_body" style:list-style-name="L154">
      <style:paragraph-properties fo:margin-top="0cm" fo:margin-bottom="0cm" style:contextual-spacing="false" fo:text-align="justify" style:justify-single-word="false"/>
    </style:style>
    <style:style style:name="P310" style:family="paragraph" style:parent-style-name="Text_20_body" style:list-style-name="L155">
      <style:paragraph-properties fo:text-align="justify" style:justify-single-word="false"/>
    </style:style>
    <style:style style:name="P311" style:family="paragraph" style:parent-style-name="Text_20_body" style:list-style-name="L156">
      <style:paragraph-properties fo:text-align="justify" style:justify-single-word="false"/>
    </style:style>
    <style:style style:name="P312" style:family="paragraph" style:parent-style-name="Text_20_body" style:list-style-name="L156">
      <style:paragraph-properties fo:margin-top="0cm" fo:margin-bottom="0cm" style:contextual-spacing="false" fo:text-align="justify" style:justify-single-word="false"/>
    </style:style>
    <style:style style:name="P313" style:family="paragraph" style:parent-style-name="Text_20_body">
      <style:paragraph-properties fo:text-align="justify" style:justify-single-word="false"/>
      <style:text-properties officeooo:paragraph-rsid="007482f0"/>
    </style:style>
    <style:style style:name="P314" style:family="paragraph" style:parent-style-name="Text_20_body">
      <style:paragraph-properties fo:text-align="justify" style:justify-single-word="false"/>
      <style:text-properties officeooo:paragraph-rsid="00783ff7"/>
    </style:style>
    <style:style style:name="P315" style:family="paragraph" style:parent-style-name="Text_20_body">
      <style:paragraph-properties fo:text-align="justify" style:justify-single-word="false"/>
      <style:text-properties fo:font-size="12pt" style:font-size-asian="12pt" style:font-size-complex="12pt"/>
    </style:style>
    <style:style style:name="P316" style:family="paragraph" style:parent-style-name="Text_20_body">
      <style:paragraph-properties fo:text-align="justify" style:justify-single-word="false"/>
      <style:text-properties fo:font-size="16pt" officeooo:paragraph-rsid="00765ef7" style:font-size-asian="16pt" style:font-size-complex="16pt"/>
    </style:style>
    <style:style style:name="T1" style:family="text">
      <style:text-properties officeooo:rsid="00136f5a"/>
    </style:style>
    <style:style style:name="T2" style:family="text">
      <style:text-properties fo:language="en" fo:country="US"/>
    </style:style>
    <style:style style:name="T3" style:family="text">
      <style:text-properties fo:font-weight="normal" style:font-weight-asian="normal" style:font-weight-complex="normal"/>
    </style:style>
    <style:style style:name="T4" style:family="text">
      <style:text-properties fo:font-size="16pt" style:font-size-asian="16pt" style:font-size-complex="16pt"/>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3"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4"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5">Bible Studies by Pastor João Caboclo S. Filho</text:p>
      <text:p text:style-name="P25"/>
      <text:p text:style-name="P24"/>
      <text:p text:style-name="P24"/>
      <text:p text:style-name="P24">Topics</text:p>
      <text:p text:style-name="P2"/>
      <text:p text:style-name="P9"><text:s text:c="12"/>Psalm 31:19-24<text:tab/><text:tab/>- <text:s/>The Abundant Goodness and Faithful Protection of God</text:p>
      <text:p text:style-name="P10">Provebs 3:1-6<text:tab/><text:tab/><text:tab/>- <text:s/>Trust in the Lord with All Your Heart</text:p>
      <text:p text:style-name="P12">Joshua 1:6-9<text:tab/><text:tab/><text:tab/>- <text:s/>Fear Not: Strength, Courage, and Divine Guidance</text:p>
      <text:p text:style-name="P13">Jeremiah 29:11-13<text:tab/><text:tab/>- <text:s/>Hope and a Future: God's Promises for You</text:p>
      <text:p text:style-name="P4">Lamentations 3:19-25<text:tab/><text:tab/>- <text:s/>From Despair to Hope: God's Great Faithfulness<text:tab/></text:p>
      <text:p text:style-name="P14">James 1:21-24<text:tab/><text:tab/><text:tab/>- <text:s/>Embracing the Word: Transformative Obedience</text:p>
      <text:p text:style-name="P4">Romans 8:28 <text:tab/><text:tab/><text:tab/>- <text:s/>Divine Goodness in Every Circumstance</text:p>
      <text:p text:style-name="P4">Matthew 11:28<text:tab/><text:tab/>- <text:s/>Finding Rest in Christ</text:p>
      <text:p text:style-name="P4">Philippians 4:4-7<text:tab/><text:tab/>- <text:s/>Rejoicing Always: The Path to Peace</text:p>
      <text:p text:style-name="P15">Psalm 55:22<text:tab/><text:tab/><text:tab/>- <text:s/>Release Your Cares to the Lord</text:p>
      <text:p text:style-name="P4">Romans 15:13<text:tab/><text:tab/><text:tab/>- <text:s/>Abounding in Hope through the Power of the Spirit</text:p>
      <text:p text:style-name="P4">John 13:34-35 <text:tab/><text:tab/>- <text:s/>Love: The Mark of True Discipleship</text:p>
      <text:p text:style-name="P4">Psalm 30:5 <text:tab/><text:tab/><text:tab/>- <text:s/>From Sorrow to Joy: A Morning Promise</text:p>
      <text:p text:style-name="P4">John 7:38-39 <text:tab/><text:tab/><text:tab/>- <text:s/>The Overflowing Blessing of the Holy Spirit</text:p>
      <text:p text:style-name="P4">Matthew 9:13<text:tab/><text:tab/><text:tab/>- <text:s/>The Heart of Jesus: Mercy, Not Sacrifice</text:p>
      <text:p text:style-name="P4">Galation 5:22-23<text:tab/><text:tab/>- <text:s/>The Fruit of the Spirit: Characteristics of a Christlike Life</text:p>
      <text:p text:style-name="P4">Jeremiah 31:34 <text:tab/><text:tab/>- <text:s/>A New Covenant: Knowing the Lord Personally</text:p>
      <text:p text:style-name="P4"><text:span text:style-name="Strong_20_Emphasis"><text:span text:style-name="T3">Romans 8:1</text:span></text:span><text:span text:style-name="Strong_20_Emphasis"> <text:tab/><text:tab/><text:tab/>- <text:s/></text:span><text:span text:style-name="Strong_20_Emphasis"><text:span text:style-name="T3">Living Free: The Assurance of No Condemnation</text:span></text:span></text:p>
      <text:p text:style-name="P4"><text:span text:style-name="Strong_20_Emphasis"><text:span text:style-name="T3">Romans 12:1-2 <text:tab/><text:tab/>- <text:s/>From Conformity to Transformation: Embracing God's Will</text:span></text:span></text:p>
      <text:p text:style-name="P4"><text:span text:style-name="Strong_20_Emphasis"><text:span text:style-name="T3">Romans 12:9-21<text:tab/><text:tab/>- <text:s/>From Love to Action: Principles for a Christlike Life</text:span></text:span></text:p>
      <text:p text:style-name="P4">Colossians 3:1-25<text:tab/><text:tab/>- <text:s/>Living Above: A New Life in Christ</text:p>
      <text:p text:style-name="P4">Ephesians 6:10-19 <text:tab/><text:tab/>- The Full Armor of God: Standing Firm in Spiritual Warfare</text:p>
      <text:p text:style-name="P4">Revelation 3:20 <text:tab/><text:tab/>- <text:s/>Christ's Invitation to Fellowship</text:p>
      <text:p text:style-name="P4">Ephesians 3:20 <text:tab/><text:tab/>- <text:s/>God's Power Beyond Imagination</text:p>
      <text:p text:style-name="P4">John 15 <text:tab/><text:tab/><text:tab/>- Abide in the Vine: Life and Fruitfulness in Christ</text:p>
      <text:p text:style-name="P4">John 14 <text:s/><text:tab/><text:tab/><text:tab/>- <text:s/>Let Not Your Hearts Be Troubled</text:p>
      <text:h text:style-name="P27" text:outline-level="3"><text:tab/></text:h>
      <text:p text:style-name="P3"/>
      <text:p text:style-name="P3"><text:span text:style-name="Strong_20_Emphasis"><text:span text:style-name="T3"/></text:span></text:p>
      <text:p text:style-name="P2"/>
      <text:p text:style-name="P2"/>
      <text:p text:style-name="P19"/>
      <text:p text:style-name="P19"/>
      <text:p text:style-name="P19"/>
      <text:p text:style-name="P19"/>
      <text:p text:style-name="P19"/>
      <text:p text:style-name="P19"/>
      <text:p text:style-name="P19"/>
      <text:p text:style-name="P19"/>
      <text:p text:style-name="P19"><text:soft-page-break/></text:p>
      <text:p text:style-name="P23">Psalm 31:19-24</text:p>
      <text:p text:style-name="P19"/>
      <text:p text:style-name="P315">Psalm 31:19-24 is a powerful passage that speaks of God's goodness, protection, and the strength He provides to the faithful. Let's break down these verses, provide contextualization, parallel verses, and insights, and then consider practical applications.</text:p>
      <text:h text:style-name="P1" text:outline-level="3">Psalm 31:19-24 (ESV)</text:h>
      <text:p text:style-name="P5">19 Oh, how abundant is your goodness, which you have stored up for those who fear you and worked for those who take refuge in you, in the sight of the children of mankind! 20 In the cover of your presence, you hide them from the plots of men; you store them in your shelter from the strife of tongues. 21 Blessed be the Lord, for he has wondrously shown his steadfast love to me when I was in a besieged city. 22 I had said in my alarm, “I am cut off from your sight.” But you heard the voice of my pleas for mercy when I cried to you for help. 23 Love the Lord, all you his saints! The Lord preserves the faithful but abundantly repays the one who acts in pride. 24 Be strong, and let your heart take courage, all you who wait for the Lord!</text:p>
      <text:h text:style-name="P1" text:outline-level="3">Contextualization</text:h>
      <text:p text:style-name="P5">Psalm 31 is attributed to David, who often found himself in dire situations, relying on God's protection and deliverance. Verses 19-24 shift from a plea for help to a declaration of trust and praise for God's faithfulness and goodness. The psalm reflects a deep personal experience of God’s protection and mercy.</text:p>
      <text:list text:style-name="L1">
        <text:list-item>
          <text:p text:style-name="P265">"The Abundant Goodness and Faithful Protection of God"</text:p>
        </text:list-item>
      </text:list>
      <text:list text:style-name="L2">
        <text:list-item>
          <text:p text:style-name="P266">"Strength and Courage in God's Steadfast Love"</text:p>
        </text:list-item>
      </text:list>
      <text:list text:style-name="L3">
        <text:list-item>
          <text:p text:style-name="P267">"Sheltered in His Presence: Trusting God's Faithfulness"</text:p>
        </text:list-item>
      </text:list>
      <text:list text:style-name="L4">
        <text:list-item>
          <text:p text:style-name="P268">"From Fear to Faith: Finding Refuge in the Lord"</text:p>
        </text:list-item>
      </text:list>
      <text:list text:style-name="L5">
        <text:list-item>
          <text:p text:style-name="P269">"God's Unfailing Mercy and Our Courageous Response" </text:p>
        </text:list-item>
      </text:list>
      <text:h text:style-name="P1" text:outline-level="3">Parallel Verses</text:h>
      <text:list text:style-name="L6">
        <text:list-item>
          <text:p text:style-name="P270"><text:span text:style-name="Strong_20_Emphasis">Psalm 27:5</text:span>: "For he will hide me in his shelter in the day of trouble; he will conceal me under the cover of his tent; he will lift me high upon a rock."</text:p>
        </text:list-item>
        <text:list-item>
          <text:p text:style-name="P270"><text:span text:style-name="Strong_20_Emphasis">Psalm 34:8</text:span>: "Oh, taste and see that the Lord is good! Blessed is the man who takes refuge in him!"</text:p>
        </text:list-item>
        <text:list-item>
          <text:p text:style-name="P270"><text:span text:style-name="Strong_20_Emphasis">Isaiah 40:31</text:span>: "But they who wait for the Lord shall renew their strength; they shall mount up with wings like eagles; they shall run and not be weary; they shall walk and not faint."</text:p>
        </text:list-item>
        <text:list-item>
          <text:p text:style-name="P271"><text:span text:style-name="Strong_20_Emphasis">1 Corinthians 16:13</text:span>: "Be watchful, stand firm in the faith, act like men, be strong."</text:p>
        </text:list-item>
      </text:list>
      <text:h text:style-name="P1" text:outline-level="3">Explanation and Insight</text:h>
      <text:h text:style-name="P43" text:outline-level="4">Verse 19:</text:h>
      <text:p text:style-name="P5">"Oh, how abundant is your goodness..."</text:p>
      <text:list text:style-name="L7">
        <text:list-item>
          <text:p text:style-name="P272"><text:soft-page-break/><text:span text:style-name="Strong_20_Emphasis">Insight</text:span>: God's goodness is vast and inexhaustible. He has stored up blessings for those who revere Him, making His favor evident even before others. This verse encourages believers to trust in the hidden treasures of God's goodness that await them.</text:p>
        </text:list-item>
      </text:list>
      <text:h text:style-name="P43" text:outline-level="4">Verse 20:</text:h>
      <text:p text:style-name="P5">"In the cover of your presence..."</text:p>
      <text:list text:style-name="L8">
        <text:list-item>
          <text:p text:style-name="P273"><text:span text:style-name="Strong_20_Emphasis">Insight</text:span>: God's presence provides a secure refuge, protecting the faithful from evil plots and slander. It emphasizes the intimate relationship between God and His people, where His presence is a place of ultimate safety.</text:p>
        </text:list-item>
      </text:list>
      <text:h text:style-name="P43" text:outline-level="4">Verse 21:</text:h>
      <text:p text:style-name="P5">"Blessed be the Lord..."</text:p>
      <text:list text:style-name="L9">
        <text:list-item>
          <text:p text:style-name="P274"><text:span text:style-name="Strong_20_Emphasis">Insight</text:span>: David praises God for His steadfast love demonstrated during times of intense struggle. This shows that even in dire circumstances (a besieged city), God’s love and protection are evident.</text:p>
        </text:list-item>
      </text:list>
      <text:h text:style-name="P43" text:outline-level="4">Verse 22:</text:h>
      <text:p text:style-name="P5">"I had said in my alarm..."</text:p>
      <text:list text:style-name="L10">
        <text:list-item>
          <text:p text:style-name="P275"><text:span text:style-name="Strong_20_Emphasis">Insight</text:span>: This verse highlights human vulnerability and doubt but contrasts it with God's faithfulness in hearing and responding to cries for mercy. It’s a testament to God's responsiveness and compassion.</text:p>
        </text:list-item>
      </text:list>
      <text:h text:style-name="P43" text:outline-level="4">Verse 23:</text:h>
      <text:p text:style-name="P5">"Love the Lord, all you his saints!"</text:p>
      <text:list text:style-name="L11">
        <text:list-item>
          <text:p text:style-name="P276"><text:span text:style-name="Strong_20_Emphasis">Insight</text:span>: A call to the faithful to love God wholeheartedly. It reinforces the assurance that God preserves those who are faithful while humbling the proud. It’s an encouragement to live in devotion and humility before God.</text:p>
        </text:list-item>
      </text:list>
      <text:h text:style-name="P43" text:outline-level="4">Verse 24:</text:h>
      <text:p text:style-name="P5">"Be strong, and let your heart take courage..."</text:p>
      <text:list text:style-name="L12">
        <text:list-item>
          <text:p text:style-name="P277"><text:span text:style-name="Strong_20_Emphasis">Insight</text:span>: A powerful exhortation to find strength and courage in waiting upon the Lord. It echoes the sentiment that God empowers those who trust in Him, providing hope and encouragement to persevere.</text:p>
        </text:list-item>
      </text:list>
      <text:h text:style-name="P1" text:outline-level="3">Examples of Application</text:h>
      <text:list text:style-name="L13">
        <text:list-item>
          <text:p text:style-name="P278"><text:span text:style-name="Strong_20_Emphasis">Personal Trials</text:span>:</text:p>
          <text:list>
            <text:list-item>
              <text:p text:style-name="P279"><text:span text:style-name="Strong_20_Emphasis">Application</text:span>: Encourage believers to reflect on their own experiences of God’s goodness and protection during difficult times. Share testimonies of how God's presence provided refuge and deliverance.</text:p>
            </text:list-item>
          </text:list>
        </text:list-item>
        <text:list-item>
          <text:p text:style-name="P278"><text:span text:style-name="Strong_20_Emphasis">Community Support</text:span>:</text:p>
          <text:list>
            <text:list-item>
              <text:p text:style-name="P279"><text:soft-page-break/><text:span text:style-name="Strong_20_Emphasis">Application</text:span>: Urge the congregation to support one another in faith, emphasizing the importance of communal prayer and encouragement. Remind them that God hears and responds to collective cries for help.</text:p>
            </text:list-item>
          </text:list>
        </text:list-item>
        <text:list-item>
          <text:p text:style-name="P278"><text:span text:style-name="Strong_20_Emphasis">Encouraging Faithfulness</text:span>:</text:p>
          <text:list>
            <text:list-item>
              <text:p text:style-name="P279"><text:span text:style-name="Strong_20_Emphasis">Application</text:span>: Highlight the importance of remaining faithful and humble before God. Discuss practical ways to cultivate love for God, such as through prayer, worship, and acts of service.</text:p>
            </text:list-item>
          </text:list>
        </text:list-item>
        <text:list-item>
          <text:p text:style-name="P278"><text:span text:style-name="Strong_20_Emphasis">Facing Adversity</text:span>:</text:p>
          <text:list>
            <text:list-item>
              <text:p text:style-name="P279"><text:span text:style-name="Strong_20_Emphasis">Application</text:span>: Use this passage to bolster courage in the face of adversity. Encourage believers to draw strength from God’s promises and to take heart, knowing that God is their refuge and strength.</text:p>
            </text:list-item>
          </text:list>
        </text:list-item>
        <text:list-item>
          <text:p text:style-name="P278"><text:span text:style-name="Strong_20_Emphasis">Overcoming Doubts</text:span>:</text:p>
          <text:list>
            <text:list-item>
              <text:p text:style-name="P278"><text:span text:style-name="Strong_20_Emphasis">Application</text:span>: Address common doubts and fears, using David's experience to show that it’s natural to feel alarmed but crucial to remember God's faithfulness. Encourage the practice of calling out to God in times of need.</text:p>
            </text:list-item>
          </text:list>
        </text:list-item>
      </text:list>
      <text:h text:style-name="P1" text:outline-level="3">Conclusion</text:h>
      <text:p text:style-name="P5">Psalm 31:19-24 offers profound reassurance of God's goodness, protection, and faithfulness. By contextualizing these verses, drawing parallels with other scriptures, and offering practical applications, you can inspire and encourage your congregation to trust deeply in God's steadfast love and to find strength and courage in their faith journey.</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19"><text:span text:style-name="T1">P</text:span>rovebs 3:1-6 </text:p>
      <text:p text:style-name="P19"/>
      <text:list text:style-name="L14">
        <text:list-item>
          <text:p text:style-name="P49">“Trust in the Lord with All Your Heart”</text:p>
        </text:list-item>
        <text:list-item>
          <text:p text:style-name="P281">"The Path of Wisdom and Trust"</text:p>
        </text:list-item>
        <text:list-item>
          <text:p text:style-name="P281">"Guided by God: Wisdom, Trust, and Understanding"</text:p>
        </text:list-item>
        <text:list-item>
          <text:p text:style-name="P281">"Living in Trust and Obedience to God's Wisdom"</text:p>
        </text:list-item>
        <text:list-item>
          <text:p text:style-name="P282">"Divine Guidance through Trust and Wisdom" </text:p>
        </text:list-item>
      </text:list>
      <text:list text:style-name="L15">
        <text:list-header>
          <text:p text:style-name="P51"/>
        </text:list-header>
      </text:list>
      <text:p text:style-name="P5">Proverbs 3:1-6 is a passage that offers timeless wisdom and guidance for living a life that is pleasing to God. Here is the passage:</text:p>
      <text:list text:style-name="L16">
        <text:list-item>
          <text:p text:style-name="P52">My son, do not forget my teaching, but let your heart keep my commandments,</text:p>
        </text:list-item>
        <text:list-item>
          <text:p text:style-name="P52">for length of days and years of life and peace they will add to you.</text:p>
        </text:list-item>
        <text:list-item>
          <text:p text:style-name="P52">Let not steadfast love and faithfulness forsake you; bind them around your neck; write them on the tablet of your heart.</text:p>
        </text:list-item>
        <text:list-item>
          <text:p text:style-name="P52">So you will find favor and good success in the sight of God and man.</text:p>
        </text:list-item>
        <text:list-item>
          <text:p text:style-name="P52">Trust in the Lord with all your heart, and do not lean on your own understanding.</text:p>
        </text:list-item>
        <text:list-item>
          <text:p text:style-name="P53">In all your ways acknowledge him, and he will make straight your paths.</text:p>
        </text:list-item>
      </text:list>
      <text:p text:style-name="P5">Let's break down and explore the meaning and application of each verse:</text:p>
      <text:h text:style-name="P1" text:outline-level="3">Verse 1</text:h>
      <text:p text:style-name="P5"><text:span text:style-name="Strong_20_Emphasis">"My son, do not forget my teaching, but let your heart keep my commandments,"</text:span></text:p>
      <text:p text:style-name="P5"><text:span text:style-name="Strong_20_Emphasis">Explanation:</text:span> The author, often thought to be Solomon, addresses the reader as "my son," indicating a relationship of guidance and mentorship. The verse emphasizes the importance of remembering and internalizing God's teachings and commandments.</text:p>
      <text:p text:style-name="P5"><text:span text:style-name="Strong_20_Emphasis">Application Example:</text:span> A practical way to apply this is by making Bible study a daily habit. For instance, you can start or end your day with a devotional, reflecting on scripture and praying for wisdom to apply it in your life.</text:p>
      <text:h text:style-name="P1" text:outline-level="3">Verse 2</text:h>
      <text:p text:style-name="P5"><text:span text:style-name="Strong_20_Emphasis">"for length of days and years of life and peace they will add to you."</text:span></text:p>
      <text:p text:style-name="P5"><text:span text:style-name="Strong_20_Emphasis">Explanation:</text:span> Keeping God's commandments is associated with a promise of long life and peace. This implies that living according to God's wisdom contributes to a life that is not only long but also filled with tranquility and well-being.</text:p>
      <text:p text:style-name="P5"><text:span text:style-name="Strong_20_Emphasis">Application Example:</text:span> Consider how following moral and ethical principles leads to a healthier and more peaceful life. For example, avoiding destructive behaviors like lying, cheating, or substance abuse can prevent many problems and lead to a more fulfilling life.</text:p>
      <text:h text:style-name="P1" text:outline-level="3">Verse 3</text:h>
      <text:p text:style-name="P5"><text:span text:style-name="Strong_20_Emphasis">"Let not steadfast love and faithfulness forsake you; bind them around your neck; write them on the tablet of your heart."</text:span></text:p>
      <text:p text:style-name="P5"><text:soft-page-break/><text:span text:style-name="Strong_20_Emphasis">Explanation:</text:span> This verse highlights the importance of maintaining love and faithfulness as core values. "Binding them around your neck" and "writing them on the tablet of your heart" are metaphors for making these virtues a central and visible part of your life.</text:p>
      <text:p text:style-name="P5"><text:span text:style-name="Strong_20_Emphasis">Application Example:</text:span> Show steadfast love and faithfulness in your relationships by being loyal and reliable. In a marriage, this could mean consistently showing love and support to your spouse, even during difficult times.</text:p>
      <text:h text:style-name="P1" text:outline-level="3">Verse 4</text:h>
      <text:p text:style-name="P5"><text:span text:style-name="Strong_20_Emphasis">"So you will find favor and good success in the sight of God and man."</text:span></text:p>
      <text:p text:style-name="P5"><text:span text:style-name="Strong_20_Emphasis">Explanation:</text:span> By living a life marked by love and faithfulness, you will gain favor and a good reputation both with God and people. This suggests that these virtues are recognized and rewarded.</text:p>
      <text:p text:style-name="P5"><text:span text:style-name="Strong_20_Emphasis">Application Example:</text:span> In the workplace, demonstrating integrity and dependability can lead to promotions and respect from colleagues and superiors. Your ethical behavior makes you trustworthy and valued.</text:p>
      <text:h text:style-name="P1" text:outline-level="3">Verse 5</text:h>
      <text:p text:style-name="P5"><text:span text:style-name="Strong_20_Emphasis">"Trust in the Lord with all your heart, and do not lean on your own understanding."</text:span></text:p>
      <text:p text:style-name="P5"><text:span text:style-name="Strong_20_Emphasis">Explanation:</text:span> This verse calls for complete trust in God, rather than relying solely on our own knowledge and reasoning. It encourages a faith that depends on God's wisdom rather than human insight.</text:p>
      <text:p text:style-name="P5"><text:span text:style-name="Strong_20_Emphasis">Application Example:</text:span> When facing a major decision, such as choosing a career path or making a significant investment, seek God's guidance through prayer and scripture, rather than relying solely on your own logic and research.</text:p>
      <text:h text:style-name="P1" text:outline-level="3">Verse 6</text:h>
      <text:p text:style-name="P5"><text:span text:style-name="Strong_20_Emphasis">"In all your ways acknowledge him, and he will make straight your paths."</text:span></text:p>
      <text:p text:style-name="P5"><text:span text:style-name="Strong_20_Emphasis">Explanation:</text:span> Acknowledging God in all aspects of life ensures that He will guide and direct your steps. This means recognizing His sovereignty and seeking His will in everything you do.</text:p>
      <text:p text:style-name="P5"><text:span text:style-name="Strong_20_Emphasis">Application Example:</text:span> Before making any plans, take time to pray and seek God’s direction. For instance, if you are planning to start a new business, pray for guidance and wisdom to operate it in a way that honors God.</text:p>
      <text:h text:style-name="P1" text:outline-level="3">Bringing It All Together</text:h>
      <text:p text:style-name="P5"><text:span text:style-name="Strong_20_Emphasis">Holistic Application:</text:span> Proverbs 3:1-6 provides a comprehensive guide for living a life that is aligned with God’s wisdom. It emphasizes the importance of remembering and obeying God's teachings, embodying love and faithfulness, trusting in God completely, and acknowledging Him in all aspects of life. By doing so, you can expect to live a life that is long, peaceful, successful, and favored by both God and man.</text:p>
      <text:p text:style-name="P5"><text:span text:style-name="Strong_20_Emphasis">Practical Steps for a Congregation:</text:span></text:p>
      <text:list text:style-name="L17">
        <text:list-item>
          <text:p text:style-name="P54"><text:span text:style-name="Strong_20_Emphasis">Daily Devotionals:</text:span> Encourage daily Bible reading and prayer.</text:p>
        </text:list-item>
        <text:list-item>
          <text:p text:style-name="P54"><text:span text:style-name="Strong_20_Emphasis">Ethical Living:</text:span> Teach the importance of integrity in personal and professional lives.</text:p>
        </text:list-item>
        <text:list-item>
          <text:p text:style-name="P54"><text:soft-page-break/><text:span text:style-name="Strong_20_Emphasis">Relationship Building:</text:span> Promote love and faithfulness in relationships.</text:p>
        </text:list-item>
        <text:list-item>
          <text:p text:style-name="P54"><text:span text:style-name="Strong_20_Emphasis">Decision Making:</text:span> Advocate for seeking God's guidance in decisions through prayer and scripture.</text:p>
        </text:list-item>
        <text:list-item>
          <text:p text:style-name="P55"><text:span text:style-name="Strong_20_Emphasis">Community Involvement:</text:span> Live out these principles in community service and church activities.</text:p>
        </text:list-item>
      </text:list>
      <text:p text:style-name="P5">By focusing on these principles, individuals can grow spiritually and lead lives that reflect God's wisdom and guidance.</text:p>
      <text:p text:style-name="P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Joshua 1:6-9</text:p>
      <text:p text:style-name="P5"/>
      <text:p text:style-name="P5">Joshua 1:6-9 is a powerful passage where God commissions Joshua to lead the Israelites after Moses' death. These verses provide encouragement, instruction, and promises to Joshua, which are also applicable to believers today. Let's explore the passage with contextualization, explanation, and application examples.</text:p>
      <text:p text:style-name="P5"/>
      <text:list text:style-name="L18">
        <text:list-item>
          <text:p text:style-name="P56">"Be Strong and Courageous: God's Call to Leadership"</text:p>
        </text:list-item>
        <text:list-item>
          <text:p text:style-name="P56">"Strength and Courage through God's Word"</text:p>
        </text:list-item>
        <text:list-item>
          <text:p text:style-name="P56">"Unwavering Courage in God's Promise"</text:p>
        </text:list-item>
        <text:list-item>
          <text:p text:style-name="P56">"Empowered by God's Presence and Law"</text:p>
        </text:list-item>
        <text:list-item>
          <text:p text:style-name="P56">"Fear Not: Strength, Courage, and Divine Guidance"</text:p>
        </text:list-item>
      </text:list>
      <text:h text:style-name="P1" text:outline-level="3">Contextualization</text:h>
      <text:p text:style-name="P5">Joshua 1:6-9 occurs as the Israelites are on the verge of entering the Promised Land, after wandering in the desert for 40 years. Moses has died, and Joshua, his assistant, is appointed by God to lead the people. This transition marks a critical moment in Israel's history as they prepare to claim the land God promised to their ancestors.</text:p>
      <text:h text:style-name="P1" text:outline-level="3">Passage Breakdown</text:h>
      <text:p text:style-name="P5"><text:span text:style-name="Strong_20_Emphasis">Verses 6-9:</text:span> 6. Be strong and courageous, for you shall cause this people to inherit the land that I swore to their fathers to give them. 7. Only be strong and very courageous, being careful to do according to all the law that Moses my servant commanded you. Do not turn from it to the right hand or to the left, that you may have good success wherever you go. 8. This Book of the Law shall not depart from your mouth, but you shall meditate on it day and night, so that you may be careful to do according to all that is written in it. For then you will make your way prosperous, and then you will have good success. 9. Have I not commanded you? Be strong and courageous. Do not be frightened, and do not be dismayed, for the Lord your God is with you wherever you go.</text:p>
      <text:h text:style-name="P1" text:outline-level="3">Explanation and Insights</text:h>
      <text:p text:style-name="P5"><text:span text:style-name="Strong_20_Emphasis">Verse 6:</text:span> <text:span text:style-name="Strong_20_Emphasis">"Be strong and courageous, for you shall cause this people to inherit the land that I swore to their fathers to give them."</text:span></text:p>
      <text:list text:style-name="L19">
        <text:list-item>
          <text:p text:style-name="P57"><text:span text:style-name="Strong_20_Emphasis">Explanation:</text:span> God commands Joshua to be strong and courageous because he has a critical role in leading the Israelites to their promised inheritance. This strength and courage come from God's promise and presence.</text:p>
        </text:list-item>
        <text:list-item>
          <text:p text:style-name="P58"><text:span text:style-name="Strong_20_Emphasis">Application Example:</text:span> When facing daunting tasks or new responsibilities, such as starting a new job or leadership role, draw strength and courage from God's promises and presence.</text:p>
        </text:list-item>
      </text:list>
      <text:p text:style-name="P5"><text:soft-page-break/><text:span text:style-name="Strong_20_Emphasis">Verse 7:</text:span> <text:span text:style-name="Strong_20_Emphasis">"Only be strong and very courageous, being careful to do according to all the law that Moses my servant commanded you. Do not turn from it to the right hand or to the left, that you may have good success wherever you go."</text:span></text:p>
      <text:list text:style-name="L20">
        <text:list-item>
          <text:p text:style-name="P59"><text:span text:style-name="Strong_20_Emphasis">Explanation:</text:span> God emphasizes the importance of obedience to His law. Success is tied to faithfully following His commandments without deviation.</text:p>
        </text:list-item>
        <text:list-item>
          <text:p text:style-name="P60"><text:span text:style-name="Strong_20_Emphasis">Application Example:</text:span> In personal life or business, maintain integrity and adhere to ethical principles. For example, running a business with honesty and fairness, following both legal and moral guidelines, leads to long-term success.</text:p>
        </text:list-item>
      </text:list>
      <text:p text:style-name="P5"><text:span text:style-name="Strong_20_Emphasis">Verse 8:</text:span> <text:span text:style-name="Strong_20_Emphasis">"This Book of the Law shall not depart from your mouth, but you shall meditate on it day and night, so that you may be careful to do according to all that is written in it. For then you will make your way prosperous, and then you will have good success."</text:span></text:p>
      <text:list text:style-name="L21">
        <text:list-item>
          <text:p text:style-name="P61"><text:span text:style-name="Strong_20_Emphasis">Explanation:</text:span> Constant engagement with God's Word through speaking, meditating, and practicing ensures a prosperous and successful life. The prosperity here includes spiritual, relational, and often material well-being.</text:p>
        </text:list-item>
        <text:list-item>
          <text:p text:style-name="P62"><text:span text:style-name="Strong_20_Emphasis">Application Example:</text:span> Develop a habit of daily Bible reading and meditation. Apply biblical principles in everyday decisions, such as managing finances wisely, fostering healthy relationships, and maintaining a spirit of gratitude.</text:p>
        </text:list-item>
      </text:list>
      <text:p text:style-name="P5"><text:span text:style-name="Strong_20_Emphasis">Verse 9:</text:span> <text:span text:style-name="Strong_20_Emphasis">"Have I not commanded you? Be strong and courageous. Do not be frightened, and do not be dismayed, for the Lord your God is with you wherever you go."</text:span></text:p>
      <text:list text:style-name="L22">
        <text:list-item>
          <text:p text:style-name="P63"><text:span text:style-name="Strong_20_Emphasis">Explanation:</text:span> God reassures Joshua with a reminder of His command and presence. The presence of God is the ultimate source of courage and strength, dispelling fear and discouragement.</text:p>
        </text:list-item>
        <text:list-item>
          <text:p text:style-name="P64"><text:span text:style-name="Strong_20_Emphasis">Application Example:</text:span> When experiencing fear or anxiety, remember that God is with you. In moments of uncertainty, such as facing a health diagnosis or moving to a new city, rely on God's promise of His constant presence.</text:p>
        </text:list-item>
      </text:list>
      <text:h text:style-name="P1" text:outline-level="3">Holistic Application</text:h>
      <text:p text:style-name="P5"><text:span text:style-name="Strong_20_Emphasis">1. Embracing Leadership with Courage:</text:span></text:p>
      <text:list text:style-name="L23">
        <text:list-item>
          <text:p text:style-name="P65"><text:span text:style-name="Strong_20_Emphasis">Context:</text:span> Joshua is stepping into a significant leadership role.</text:p>
        </text:list-item>
        <text:list-item>
          <text:p text:style-name="P66"><text:span text:style-name="Strong_20_Emphasis">Application:</text:span> In leadership positions, whether in church, work, or family, trust in God's guidance and strength to lead effectively.</text:p>
        </text:list-item>
      </text:list>
      <text:p text:style-name="P5"><text:span text:style-name="Strong_20_Emphasis">2. Obedience to God's Word:</text:span></text:p>
      <text:list text:style-name="L24">
        <text:list-item>
          <text:p text:style-name="P67"><text:span text:style-name="Strong_20_Emphasis">Context:</text:span> Joshua is instructed to follow God's law meticulously.</text:p>
        </text:list-item>
        <text:list-item>
          <text:p text:style-name="P68"><text:span text:style-name="Strong_20_Emphasis">Application:</text:span> Living a life aligned with biblical teachings, such as the Sermon on the Mount (Matthew 5-7), ensures spiritual growth and moral integrity.</text:p>
        </text:list-item>
      </text:list>
      <text:p text:style-name="P5"><text:span text:style-name="Strong_20_Emphasis">3. Daily Engagement with Scripture:</text:span></text:p>
      <text:list text:style-name="L25">
        <text:list-item>
          <text:p text:style-name="P69"><text:span text:style-name="Strong_20_Emphasis">Context:</text:span> Joshua is to meditate on the law day and night.</text:p>
        </text:list-item>
        <text:list-item>
          <text:p text:style-name="P70"><text:span text:style-name="Strong_20_Emphasis">Application:</text:span> Regularly read and meditate on the Bible, using tools like daily devotionals, Bible study groups, or scripture memorization.</text:p>
        </text:list-item>
      </text:list>
      <text:p text:style-name="P5"><text:span text:style-name="Strong_20_Emphasis">4. Overcoming Fear with God's Presence:</text:span></text:p>
      <text:list text:style-name="L26">
        <text:list-item>
          <text:p text:style-name="P71"><text:soft-page-break/><text:span text:style-name="Strong_20_Emphasis">Context:</text:span> God reassures Joshua not to be afraid because of His presence.</text:p>
        </text:list-item>
        <text:list-item>
          <text:p text:style-name="P72"><text:span text:style-name="Strong_20_Emphasis">Application:</text:span> In times of fear, such as during a personal crisis or global uncertainty, remember and trust in God's omnipresence and promises.</text:p>
        </text:list-item>
      </text:list>
      <text:h text:style-name="P1" text:outline-level="3">Bringing It All Together</text:h>
      <text:p text:style-name="P5"><text:span text:style-name="Strong_20_Emphasis">Practical Steps for a Congregation:</text:span></text:p>
      <text:list text:style-name="L27">
        <text:list-item>
          <text:p text:style-name="P73"><text:span text:style-name="Strong_20_Emphasis">Encourage Strength and Courage in Leadership:</text:span> Host seminars or workshops on biblical leadership principles.</text:p>
        </text:list-item>
        <text:list-item>
          <text:p text:style-name="P73"><text:span text:style-name="Strong_20_Emphasis">Promote Obedience to Scripture:</text:span> Develop programs for Bible literacy and ethical living.</text:p>
        </text:list-item>
        <text:list-item>
          <text:p text:style-name="P73"><text:span text:style-name="Strong_20_Emphasis">Facilitate Daily Scripture Engagement:</text:span> Provide resources like daily devotionals, Bible study apps, and small group studies.</text:p>
        </text:list-item>
        <text:list-item>
          <text:p text:style-name="P74"><text:span text:style-name="Strong_20_Emphasis">Reassure God's Presence:</text:span> Create a supportive community that reminds each other of God's constant presence through testimonies, prayer meetings, and encouragement groups.</text:p>
        </text:list-item>
      </text:list>
      <text:p text:style-name="P5">By internalizing these principles and applying them in daily life, individuals can lead lives that reflect God's wisdom, courage, and guidance, just as Joshua was called to do.</text:p>
      <text:p text:style-name="P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Jeremiah 29:11-13</text:p>
      <text:p text:style-name="P5"/>
      <text:list text:style-name="L28">
        <text:list-item>
          <text:p text:style-name="P75">"Hope and a Future: God's Promises for You"</text:p>
        </text:list-item>
        <text:list-item>
          <text:p text:style-name="P75">"God's Plans for Prosperity and Peace"</text:p>
        </text:list-item>
        <text:list-item>
          <text:p text:style-name="P75">"Seeking and Finding: Trusting God's Good Plans"</text:p>
        </text:list-item>
        <text:list-item>
          <text:p text:style-name="P75">"A Future Filled with Hope: Trust in God's Promise"</text:p>
        </text:list-item>
        <text:list-item>
          <text:p text:style-name="P75">"Divine Plans for Hope and Restoration"</text:p>
        </text:list-item>
      </text:list>
      <text:p text:style-name="P5"/>
      <text:p text:style-name="P5">Jeremiah 29:11-13 is a well-loved passage that offers hope and encouragement, particularly in times of hardship. Here is the passage:</text:p>
      <text:p text:style-name="P5"><text:span text:style-name="Strong_20_Emphasis">Jeremiah 29:11-13 (NIV):</text:span> 11. "For I know the plans I have for you," declares the Lord, "plans to prosper you and not to harm you, plans to give you hope and a future." 12. "Then you will call on me and come and pray to me, and I will listen to you." 13. "You will seek me and find me when you seek me with all your heart."</text:p>
      <text:h text:style-name="P1" text:outline-level="3">Contextualization</text:h>
      <text:p text:style-name="P5">Jeremiah 29 is a letter from the prophet Jeremiah to the Jewish exiles in Babylon. The Israelites were taken captive by Nebuchadnezzar, and they were experiencing a time of severe distress and uncertainty. The false prophets were giving them false hope about an immediate return to Jerusalem, but Jeremiah's message was different. He conveyed God’s instructions to settle down in Babylon and seek the welfare of the city because they would be there for seventy years. In this context, Jeremiah 29:11-13 provides a promise of God's faithfulness and a hopeful future, despite the current suffering.</text:p>
      <text:h text:style-name="P1" text:outline-level="3">Explanation and Insights</text:h>
      <text:p text:style-name="P5"><text:span text:style-name="Strong_20_Emphasis">Verse 11:</text:span> <text:span text:style-name="Strong_20_Emphasis">"For I know the plans I have for you," declares the Lord, "plans to prosper you and not to harm you, plans to give you hope and a future."</text:span></text:p>
      <text:list text:style-name="L29">
        <text:list-item>
          <text:p text:style-name="P76"><text:span text:style-name="Strong_20_Emphasis">Explanation:</text:span> God reassures the exiles that He has not forgotten them. His plans are for their welfare and not for their destruction, promising a hopeful future. This verse highlights God's sovereignty and goodness, even in times of distress.</text:p>
        </text:list-item>
        <text:list-item>
          <text:p text:style-name="P77"><text:span text:style-name="Strong_20_Emphasis">Application Example:</text:span> When facing personal crises, such as job loss or illness, trust that God has a plan for your good. Reflect on past experiences where difficult times led to personal growth and new opportunities.</text:p>
        </text:list-item>
      </text:list>
      <text:p text:style-name="P5"><text:span text:style-name="Strong_20_Emphasis">Verse 12:</text:span> <text:span text:style-name="Strong_20_Emphasis">"Then you will call on me and come and pray to me, and I will listen to you."</text:span></text:p>
      <text:list text:style-name="L30">
        <text:list-item>
          <text:p text:style-name="P78"><text:span text:style-name="Strong_20_Emphasis">Explanation:</text:span> God invites the exiles to call upon Him and assures them that He will listen. This emphasizes the importance of prayer and God's readiness to hear His people's cries.</text:p>
        </text:list-item>
        <text:list-item>
          <text:p text:style-name="P79"><text:span text:style-name="Strong_20_Emphasis">Application Example:</text:span> Develop a consistent prayer life. When dealing with anxiety or major decisions, spend time in prayer, knowing that God hears you. For example, a family might pray together for guidance before making a significant move.</text:p>
        </text:list-item>
      </text:list>
      <text:p text:style-name="P5"><text:soft-page-break/><text:span text:style-name="Strong_20_Emphasis">Verse 13:</text:span> <text:span text:style-name="Strong_20_Emphasis">"You will seek me and find me when you seek me with all your heart."</text:span></text:p>
      <text:list text:style-name="L31">
        <text:list-item>
          <text:p text:style-name="P80"><text:span text:style-name="Strong_20_Emphasis">Explanation:</text:span> This verse promises that those who earnestly seek God will find Him. It underscores the need for sincere and wholehearted pursuit of God.</text:p>
        </text:list-item>
        <text:list-item>
          <text:p text:style-name="P81"><text:span text:style-name="Strong_20_Emphasis">Application Example:</text:span> Make seeking God a priority in your daily routine. Engage in activities that deepen your relationship with Him, such as Bible study, worship, and service. For instance, joining a small group can provide support and accountability in your spiritual journey.</text:p>
        </text:list-item>
      </text:list>
      <text:h text:style-name="P1" text:outline-level="3">Holistic Application</text:h>
      <text:p text:style-name="P5"><text:span text:style-name="Strong_20_Emphasis">1. Finding Hope in Difficult Times:</text:span></text:p>
      <text:list text:style-name="L32">
        <text:list-item>
          <text:p text:style-name="P82"><text:span text:style-name="Strong_20_Emphasis">Context:</text:span> The Israelites were in exile, feeling hopeless.</text:p>
        </text:list-item>
        <text:list-item>
          <text:p text:style-name="P83"><text:span text:style-name="Strong_20_Emphasis">Application:</text:span> Encourage congregants to trust in God’s plan during personal or communal trials, reminding them that God’s intentions are for their well-being and future.</text:p>
        </text:list-item>
      </text:list>
      <text:p text:style-name="P5"><text:span text:style-name="Strong_20_Emphasis">2. Importance of Prayer:</text:span></text:p>
      <text:list text:style-name="L33">
        <text:list-item>
          <text:p text:style-name="P84"><text:span text:style-name="Strong_20_Emphasis">Context:</text:span> God invites the exiles to pray and promises to listen.</text:p>
        </text:list-item>
        <text:list-item>
          <text:p text:style-name="P85"><text:span text:style-name="Strong_20_Emphasis">Application:</text:span> Foster a culture of prayer in the church. Organize prayer meetings, encourage personal prayer habits, and create opportunities for communal prayer.</text:p>
        </text:list-item>
      </text:list>
      <text:p text:style-name="P5"><text:span text:style-name="Strong_20_Emphasis">3. Seeking God Wholeheartedly:</text:span></text:p>
      <text:list text:style-name="L34">
        <text:list-item>
          <text:p text:style-name="P86"><text:span text:style-name="Strong_20_Emphasis">Context:</text:span> God promises to be found by those who seek Him earnestly.</text:p>
        </text:list-item>
        <text:list-item>
          <text:p text:style-name="P87"><text:span text:style-name="Strong_20_Emphasis">Application:</text:span> Emphasize the importance of a sincere and committed relationship with God. Offer resources and support for spiritual growth, such as Bible study guides, retreats, and mentorship programs.</text:p>
        </text:list-item>
      </text:list>
      <text:h text:style-name="P1" text:outline-level="3">Bringing It All Together</text:h>
      <text:p text:style-name="P5"><text:span text:style-name="Strong_20_Emphasis">Practical Steps for a Congregation:</text:span></text:p>
      <text:list text:style-name="L35">
        <text:list-item>
          <text:p text:style-name="P88"><text:span text:style-name="Strong_20_Emphasis">Trust in God’s Plan:</text:span></text:p>
          <text:list>
            <text:list-item>
              <text:p text:style-name="P89">Preach sermons that highlight testimonies of God's faithfulness during difficult times.</text:p>
            </text:list-item>
            <text:list-item>
              <text:p text:style-name="P89">Share stories of how God has worked in the lives of members to bring about good from challenging situations.</text:p>
            </text:list-item>
          </text:list>
        </text:list-item>
        <text:list-item>
          <text:p text:style-name="P88"><text:span text:style-name="Strong_20_Emphasis">Cultivate a Prayerful Community:</text:span></text:p>
          <text:list>
            <text:list-item>
              <text:p text:style-name="P89">Establish regular prayer meetings and encourage personal prayer routines.</text:p>
            </text:list-item>
            <text:list-item>
              <text:p text:style-name="P89">Create a prayer chain or prayer groups to support one another in times of need.</text:p>
            </text:list-item>
          </text:list>
        </text:list-item>
        <text:list-item>
          <text:p text:style-name="P88"><text:span text:style-name="Strong_20_Emphasis">Encourage Wholehearted Seeking:</text:span></text:p>
          <text:list>
            <text:list-item>
              <text:p text:style-name="P89">Provide opportunities for deeper spiritual engagement, such as Bible studies, worship nights, and service projects.</text:p>
            </text:list-item>
            <text:list-item>
              <text:p text:style-name="P88">Encourage personal devotion times and offer resources like daily devotionals or Bible reading plans.</text:p>
            </text:list-item>
          </text:list>
        </text:list-item>
      </text:list>
      <text:p text:style-name="P5">By embracing these principles, individuals can find hope and assurance in God's plans, cultivate a deeper prayer life, and seek God with their whole hearts, thereby experiencing His presence and guidance more profoundly in their lives.</text:p>
      <text:p text:style-name="P6"><text:soft-page-break/></text:p>
      <text:p text:style-name="P21">Lamentations 3:19-25</text:p>
      <text:p text:style-name="P5"/>
      <text:list text:style-name="L36">
        <text:list-item>
          <text:p text:style-name="P90">"Hope in the Midst of Sorrow"</text:p>
        </text:list-item>
        <text:list-item>
          <text:p text:style-name="P90">"Renewed Hope: The Lord's Unfailing Love"</text:p>
        </text:list-item>
        <text:list-item>
          <text:p text:style-name="P90">"Faithfulness and Hope in Hard Times"</text:p>
        </text:list-item>
        <text:list-item>
          <text:p text:style-name="P90">"From Despair to Hope: God's Great Faithfulness"</text:p>
        </text:list-item>
        <text:list-item>
          <text:p text:style-name="P90">"The Lord's Mercies: New Every Morning"</text:p>
        </text:list-item>
      </text:list>
      <text:p text:style-name="P5"/>
      <text:p text:style-name="P5">Lamentations 3:19-25 is a passage that offers profound hope and reassurance in the midst of suffering. Here is the passage:</text:p>
      <text:p text:style-name="P5"><text:span text:style-name="Strong_20_Emphasis">Lamentations 3:19-25 (NIV):</text:span> 19. I remember my affliction and my wandering, the bitterness and the gall. 20. I well remember them, and my soul is downcast within me. 21. Yet this I call to mind and therefore I have hope: 22. Because of the Lord’s great love we are not consumed, for his compassions never fail. 23. They are new every morning; great is your faithfulness. 24. I say to myself, “The Lord is my portion; therefore I will wait for him.” 25. The Lord is good to those whose hope is in him, to the one who seeks him;</text:p>
      <text:h text:style-name="P1" text:outline-level="3">Contextualization</text:h>
      <text:p text:style-name="P5">Lamentations is a book traditionally attributed to the prophet Jeremiah, written in response to the destruction of Jerusalem by the Babylonians in 586 B.C. The book is a series of poetic laments over the fall of Jerusalem and the suffering of its people. Chapter 3 is unique in that it shifts from communal lament to personal lament, expressing individual sorrow and hope.</text:p>
      <text:h text:style-name="P1" text:outline-level="3">Explanation and Insights</text:h>
      <text:p text:style-name="P5"><text:span text:style-name="Strong_20_Emphasis">Verses 19-20:</text:span> <text:span text:style-name="Strong_20_Emphasis">"I remember my affliction and my wandering, the bitterness and the gall. I well remember them, and my soul is downcast within me."</text:span></text:p>
      <text:list text:style-name="L37">
        <text:list-item>
          <text:p text:style-name="P91"><text:span text:style-name="Strong_20_Emphasis">Explanation:</text:span> The author reflects on his suffering and the deep pain he has experienced. This honest acknowledgment of affliction and sorrow is a critical first step in the process of lament.</text:p>
        </text:list-item>
        <text:list-item>
          <text:p text:style-name="P92"><text:span text:style-name="Strong_20_Emphasis">Application Example:</text:span> Encourage individuals to be honest about their struggles and not to shy away from expressing their pain. For example, a person going through a difficult divorce might journal their feelings or share their struggles in a support group.</text:p>
        </text:list-item>
      </text:list>
      <text:p text:style-name="P5"><text:span text:style-name="Strong_20_Emphasis">Verse 21:</text:span> <text:span text:style-name="Strong_20_Emphasis">"Yet this I call to mind and therefore I have hope:"</text:span></text:p>
      <text:list text:style-name="L38">
        <text:list-item>
          <text:p text:style-name="P93"><text:span text:style-name="Strong_20_Emphasis">Explanation:</text:span> Despite the profound grief, the author chooses to remember something that gives him hope. This act of recalling truth is a deliberate shift in focus.</text:p>
        </text:list-item>
        <text:list-item>
          <text:p text:style-name="P94"><text:span text:style-name="Strong_20_Emphasis">Application Example:</text:span> In times of despair, encourage the practice of recalling and meditating on God's past faithfulness. For instance, keeping a gratitude journal can help individuals remember God's goodness in their lives.</text:p>
        </text:list-item>
      </text:list>
      <text:p text:style-name="P5"><text:soft-page-break/><text:span text:style-name="Strong_20_Emphasis">Verses 22-23:</text:span> <text:span text:style-name="Strong_20_Emphasis">"Because of the Lord’s great love we are not consumed, for his compassions never fail. They are new every morning; great is your faithfulness."</text:span></text:p>
      <text:list text:style-name="L39">
        <text:list-item>
          <text:p text:style-name="P95"><text:span text:style-name="Strong_20_Emphasis">Explanation:</text:span> The source of hope is God's steadfast love and unending compassion. Each day brings new expressions of His mercy and faithfulness, preventing complete despair.</text:p>
        </text:list-item>
        <text:list-item>
          <text:p text:style-name="P95"><text:span text:style-name="Strong_20_Emphasis">Parallel Verses:</text:span></text:p>
          <text:list>
            <text:list-item>
              <text:p text:style-name="P95"><text:span text:style-name="Strong_20_Emphasis">Psalm 30:5 (NIV):</text:span> "For his anger lasts only a moment, but his favor lasts a lifetime; weeping may stay for the night, but rejoicing comes in the morning."</text:p>
            </text:list-item>
            <text:list-item>
              <text:p text:style-name="P95"><text:span text:style-name="Strong_20_Emphasis">Psalm 103:17 (NIV):</text:span> "But from everlasting to everlasting the Lord’s love is with those who fear him, and his righteousness with their children’s children."</text:p>
            </text:list-item>
          </text:list>
        </text:list-item>
        <text:list-item>
          <text:p text:style-name="P96"><text:span text:style-name="Strong_20_Emphasis">Application Example:</text:span> Encourage believers to start their day by acknowledging God's new mercies, perhaps through morning devotions or prayer. This can set a hopeful tone for the day ahead.</text:p>
        </text:list-item>
      </text:list>
      <text:p text:style-name="P5"><text:span text:style-name="Strong_20_Emphasis">Verse 24:</text:span> <text:span text:style-name="Strong_20_Emphasis">"I say to myself, 'The Lord is my portion; therefore I will wait for him.'"</text:span></text:p>
      <text:list text:style-name="L40">
        <text:list-item>
          <text:p text:style-name="P97"><text:span text:style-name="Strong_20_Emphasis">Explanation:</text:span> The author declares that God is his portion, his inheritance, and his sufficiency. This declaration is a statement of reliance on God alone.</text:p>
        </text:list-item>
        <text:list-item>
          <text:p text:style-name="P97"><text:span text:style-name="Strong_20_Emphasis">Parallel Verses:</text:span></text:p>
          <text:list>
            <text:list-item>
              <text:p text:style-name="P97"><text:span text:style-name="Strong_20_Emphasis">Psalm 16:5 (NIV):</text:span> "Lord, you alone are my portion and my cup; you make my lot secure."</text:p>
            </text:list-item>
            <text:list-item>
              <text:p text:style-name="P97"><text:span text:style-name="Strong_20_Emphasis">Psalm 73:26 (NIV):</text:span> "My flesh and my heart may fail, but God is the strength of my heart and my portion forever."</text:p>
            </text:list-item>
          </text:list>
        </text:list-item>
        <text:list-item>
          <text:p text:style-name="P98"><text:span text:style-name="Strong_20_Emphasis">Application Example:</text:span> In moments of need, encourage believers to remind themselves that God is enough. For example, someone facing financial difficulties might find solace and strength in trusting that God will provide for their needs.</text:p>
        </text:list-item>
      </text:list>
      <text:p text:style-name="P5"><text:span text:style-name="Strong_20_Emphasis">Verse 25:</text:span> <text:span text:style-name="Strong_20_Emphasis">"The Lord is good to those whose hope is in him, to the one who seeks him;"</text:span></text:p>
      <text:list text:style-name="L41">
        <text:list-item>
          <text:p text:style-name="P99"><text:span text:style-name="Strong_20_Emphasis">Explanation:</text:span> God’s goodness is experienced by those who place their hope in Him and actively seek Him. This emphasizes a relationship with God characterized by trust and pursuit.</text:p>
        </text:list-item>
        <text:list-item>
          <text:p text:style-name="P99"><text:span text:style-name="Strong_20_Emphasis">Parallel Verses:</text:span></text:p>
          <text:list>
            <text:list-item>
              <text:p text:style-name="P99"><text:span text:style-name="Strong_20_Emphasis">Isaiah 40:31 (NIV):</text:span> "But those who hope in the Lord will renew their strength. They will soar on wings like eagles; they will run and not grow weary, they will walk and not be faint."</text:p>
            </text:list-item>
            <text:list-item>
              <text:p text:style-name="P99"><text:span text:style-name="Strong_20_Emphasis">Matthew 7:7 (NIV):</text:span> "Ask and it will be given to you; seek and you will find; knock and the door will be opened to you."</text:p>
            </text:list-item>
          </text:list>
        </text:list-item>
        <text:list-item>
          <text:p text:style-name="P100"><text:span text:style-name="Strong_20_Emphasis">Application Example:</text:span> Foster a culture of seeking God in all circumstances through prayer, worship, and studying Scripture. Encourage personal and communal practices that deepen one's relationship with God, such as prayer groups, Bible studies, or retreats.</text:p>
        </text:list-item>
      </text:list>
      <text:h text:style-name="P1" text:outline-level="3">Bringing It All Together</text:h>
      <text:p text:style-name="P5"><text:span text:style-name="Strong_20_Emphasis">Practical Steps for a Congregation:</text:span></text:p>
      <text:list text:style-name="L42">
        <text:list-item>
          <text:p text:style-name="P101"><text:span text:style-name="Strong_20_Emphasis">Acknowledge and Process Grief:</text:span></text:p>
          <text:list>
            <text:list-item>
              <text:p text:style-name="P102">Provide spaces for people to share their struggles and pain, such as support groups or counseling services.</text:p>
            </text:list-item>
            <text:list-item>
              <text:p text:style-name="P102"><text:soft-page-break/>Preach sermons that validate the experience of suffering while pointing to God’s faithfulness.</text:p>
            </text:list-item>
          </text:list>
        </text:list-item>
        <text:list-item>
          <text:p text:style-name="P101"><text:span text:style-name="Strong_20_Emphasis">Cultivate a Habit of Recalling God’s Faithfulness:</text:span></text:p>
          <text:list>
            <text:list-item>
              <text:p text:style-name="P102">Encourage practices like gratitude journals or testimonies during worship services.</text:p>
            </text:list-item>
            <text:list-item>
              <text:p text:style-name="P102">Organize events where congregants can share stories of God’s goodness in their lives.</text:p>
            </text:list-item>
          </text:list>
        </text:list-item>
        <text:list-item>
          <text:p text:style-name="P101"><text:span text:style-name="Strong_20_Emphasis">Emphasize God’s Daily Mercies:</text:span></text:p>
          <text:list>
            <text:list-item>
              <text:p text:style-name="P102">Start church meetings or services with a focus on God’s new mercies each day.</text:p>
            </text:list-item>
            <text:list-item>
              <text:p text:style-name="P102">Distribute daily devotionals that highlight God’s promises and faithfulness.</text:p>
            </text:list-item>
          </text:list>
        </text:list-item>
        <text:list-item>
          <text:p text:style-name="P101"><text:span text:style-name="Strong_20_Emphasis">Declare God as Our Portion:</text:span></text:p>
          <text:list>
            <text:list-item>
              <text:p text:style-name="P102">Teach and encourage declarations of trust in God’s sufficiency during times of need.</text:p>
            </text:list-item>
            <text:list-item>
              <text:p text:style-name="P102">Provide resources that help individuals understand and experience God as their portion.</text:p>
            </text:list-item>
          </text:list>
        </text:list-item>
        <text:list-item>
          <text:p text:style-name="P101"><text:span text:style-name="Strong_20_Emphasis">Encourage Active Seeking of God:</text:span></text:p>
          <text:list>
            <text:list-item>
              <text:p text:style-name="P102">Promote regular prayer meetings, Bible studies, and spiritual retreats.</text:p>
            </text:list-item>
            <text:list-item>
              <text:p text:style-name="P101">Provide tools and resources for personal Bible study and prayer, emphasizing the importance of seeking God daily.</text:p>
            </text:list-item>
          </text:list>
        </text:list-item>
      </text:list>
      <text:p text:style-name="P5">By embracing these principles, individuals and congregations can find hope and strength in God’s faithfulness, even in the midst of suffering, and grow in their relationship with Him.</text:p>
      <text:p text:style-name="P2"/>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James 1:21-24</text:p>
      <text:p text:style-name="P11"/>
      <text:list text:style-name="L43">
        <text:list-item>
          <text:p text:style-name="P44">"Be Doers of the Word, Not Hearers Only"</text:p>
        </text:list-item>
        <text:list-item>
          <text:p text:style-name="P44">"Living Out God's Word: True Faith in Action"</text:p>
        </text:list-item>
        <text:list-item>
          <text:p text:style-name="P44">"The Mirror of God's Word: Reflection and Action"</text:p>
        </text:list-item>
        <text:list-item>
          <text:p text:style-name="P44">"Embracing the Word: Transformative Obedience"</text:p>
        </text:list-item>
        <text:list-item>
          <text:p text:style-name="P44">"Hearing and Doing: The Path to Righteous Living"</text:p>
        </text:list-item>
      </text:list>
      <text:p text:style-name="P5">James 1:21-24 emphasizes the importance of not only hearing God’s word but also acting on it. Here is the passage:</text:p>
      <text:p text:style-name="P5"><text:span text:style-name="Strong_20_Emphasis">James 1:21-24 (NIV):</text:span> 21. Therefore, get rid of all moral filth and the evil that is so prevalent and humbly accept the word planted in you, which can save you. 22. Do not merely listen to the word, and so deceive yourselves. Do what it says. 23. Anyone who listens to the word but does not do what it says is like someone who looks at his face in a mirror 24. and, after looking at himself, goes away and immediately forgets what he looks like.</text:p>
      <text:h text:style-name="P1" text:outline-level="3">Contextualization</text:h>
      <text:p text:style-name="P5">The Book of James, written by James, the brother of Jesus, is a practical guide for Christian living. James addresses the dispersed Jewish Christians, offering practical advice on living out their faith amid trials and temptations. The passage in James 1:21-24 highlights the necessity of acting upon God’s word and not merely listening to it.</text:p>
      <text:h text:style-name="P1" text:outline-level="3">Explanation and Insights</text:h>
      <text:p text:style-name="P5"><text:span text:style-name="Strong_20_Emphasis">Verse 21:</text:span> <text:span text:style-name="Strong_20_Emphasis">"Therefore, get rid of all moral filth and the evil that is so prevalent and humbly accept the word planted in you, which can save you."</text:span></text:p>
      <text:list text:style-name="L44">
        <text:list-item>
          <text:p text:style-name="P103"><text:span text:style-name="Strong_20_Emphasis">Explanation:</text:span> James calls believers to rid themselves of moral impurity and wickedness. This involves a proactive rejection of sin and a humble acceptance of God’s word, which has the power to save.</text:p>
        </text:list-item>
        <text:list-item>
          <text:p text:style-name="P103"><text:span text:style-name="Strong_20_Emphasis">Parallel Verses:</text:span></text:p>
          <text:list>
            <text:list-item>
              <text:p text:style-name="P103"><text:span text:style-name="Strong_20_Emphasis">Ephesians 4:22 (NIV):</text:span> "You were taught, with regard to your former way of life, to put off your old self, which is being corrupted by its deceitful desires."</text:p>
            </text:list-item>
            <text:list-item>
              <text:p text:style-name="P103"><text:span text:style-name="Strong_20_Emphasis">1 Peter 2:1-2 (NIV):</text:span> "Therefore, rid yourselves of all malice and all deceit, hypocrisy, envy, and slander of every kind. Like newborn babies, crave pure spiritual milk, so that by it you may grow up in your salvation."</text:p>
            </text:list-item>
          </text:list>
        </text:list-item>
        <text:list-item>
          <text:p text:style-name="P104"><text:span text:style-name="Strong_20_Emphasis">Application Example:</text:span> Encourage believers to examine their lives for areas of moral compromise and take steps to remove these influences. This could involve seeking accountability, avoiding tempting situations, or engaging in regular confession and repentance.</text:p>
        </text:list-item>
      </text:list>
      <text:p text:style-name="P5"><text:span text:style-name="Strong_20_Emphasis">Verse 22:</text:span> <text:span text:style-name="Strong_20_Emphasis">"Do not merely listen to the word, and so deceive yourselves. Do what it says."</text:span></text:p>
      <text:list text:style-name="L45">
        <text:list-item>
          <text:p text:style-name="P105"><text:soft-page-break/><text:span text:style-name="Strong_20_Emphasis">Explanation:</text:span> Hearing God’s word is not enough; it must lead to action. Merely listening without acting is self-deception.</text:p>
        </text:list-item>
        <text:list-item>
          <text:p text:style-name="P105"><text:span text:style-name="Strong_20_Emphasis">Parallel Verses:</text:span></text:p>
          <text:list>
            <text:list-item>
              <text:p text:style-name="P105"><text:span text:style-name="Strong_20_Emphasis">Matthew 7:24 (NIV):</text:span> "Therefore everyone who hears these words of mine and puts them into practice is like a wise man who built his house on the rock."</text:p>
            </text:list-item>
            <text:list-item>
              <text:p text:style-name="P105"><text:span text:style-name="Strong_20_Emphasis">Romans 2:13 (NIV):</text:span> "For it is not those who hear the law who are righteous in God’s sight, but it is those who obey the law who will be declared righteous."</text:p>
            </text:list-item>
          </text:list>
        </text:list-item>
        <text:list-item>
          <text:p text:style-name="P106"><text:span text:style-name="Strong_20_Emphasis">Application Example:</text:span> Encourage practical application of sermons and Bible studies. For example, after a sermon on generosity, challenge congregants to find tangible ways to give, whether through donations, volunteer work, or acts of kindness.</text:p>
        </text:list-item>
      </text:list>
      <text:p text:style-name="P5"><text:span text:style-name="Strong_20_Emphasis">Verses 23-24:</text:span> <text:span text:style-name="Strong_20_Emphasis">"Anyone who listens to the word but does not do what it says is like someone who looks at his face in a mirror and, after looking at himself, goes away and immediately forgets what he looks like."</text:span></text:p>
      <text:list text:style-name="L46">
        <text:list-item>
          <text:p text:style-name="P107"><text:span text:style-name="Strong_20_Emphasis">Explanation:</text:span> James uses the analogy of looking in a mirror to illustrate the absurdity of hearing the word without acting on it. Just as forgetting one’s appearance after looking in a mirror is foolish, so is failing to act on God’s word.</text:p>
        </text:list-item>
        <text:list-item>
          <text:p text:style-name="P107"><text:span text:style-name="Strong_20_Emphasis">Parallel Verses:</text:span></text:p>
          <text:list>
            <text:list-item>
              <text:p text:style-name="P107"><text:span text:style-name="Strong_20_Emphasis">Luke 6:46 (NIV):</text:span> "Why do you call me, ‘Lord, Lord,’ and do not do what I say?"</text:p>
            </text:list-item>
            <text:list-item>
              <text:p text:style-name="P107"><text:span text:style-name="Strong_20_Emphasis">John 13:17 (NIV):</text:span> "Now that you know these things, you will be blessed if you do them."</text:p>
            </text:list-item>
          </text:list>
        </text:list-item>
        <text:list-item>
          <text:p text:style-name="P108"><text:span text:style-name="Strong_20_Emphasis">Application Example:</text:span> Encourage believers to reflect on what they’ve learned from Scripture and identify specific actions they can take. For instance, after studying a passage about forgiveness, challenge them to reconcile with someone they have been estranged from.</text:p>
        </text:list-item>
      </text:list>
      <text:h text:style-name="P1" text:outline-level="3">Bringing It All Together</text:h>
      <text:p text:style-name="P5"><text:span text:style-name="Strong_20_Emphasis">Practical Steps for a Congregation:</text:span></text:p>
      <text:list text:style-name="L47">
        <text:list-item>
          <text:p text:style-name="P109"><text:span text:style-name="Strong_20_Emphasis">Regular Self-Examination:</text:span></text:p>
          <text:list>
            <text:list-item>
              <text:p text:style-name="P110">Encourage members to regularly examine their lives for moral impurities and take practical steps to eliminate these influences.</text:p>
            </text:list-item>
            <text:list-item>
              <text:p text:style-name="P110">Offer accountability groups or partners who can support each other in this journey.</text:p>
            </text:list-item>
          </text:list>
        </text:list-item>
        <text:list-item>
          <text:p text:style-name="P109"><text:span text:style-name="Strong_20_Emphasis">Active Engagement with Scripture:</text:span></text:p>
          <text:list>
            <text:list-item>
              <text:p text:style-name="P110">Promote Bible study methods that emphasize application, such as SOAP (Scripture, Observation, Application, Prayer).</text:p>
            </text:list-item>
            <text:list-item>
              <text:p text:style-name="P110">Provide opportunities for members to share how they have applied biblical teachings in their lives, perhaps through testimonies during services or small group meetings.</text:p>
            </text:list-item>
          </text:list>
        </text:list-item>
        <text:list-item>
          <text:p text:style-name="P109"><text:span text:style-name="Strong_20_Emphasis">Practical Sermon Challenges:</text:span></text:p>
          <text:list>
            <text:list-item>
              <text:p text:style-name="P110">After each sermon, provide a specific challenge or application point related to the message.</text:p>
            </text:list-item>
            <text:list-item>
              <text:p text:style-name="P110">Follow up in subsequent services to hear how individuals have implemented these challenges.</text:p>
            </text:list-item>
          </text:list>
        </text:list-item>
        <text:list-item>
          <text:p text:style-name="P109"><text:span text:style-name="Strong_20_Emphasis">Service and Outreach Opportunities:</text:span></text:p>
          <text:list>
            <text:list-item>
              <text:p text:style-name="P110"><text:soft-page-break/>Create regular opportunities for members to put their faith into action through service projects, outreach programs, and community involvement.</text:p>
            </text:list-item>
            <text:list-item>
              <text:p text:style-name="P109">Highlight these opportunities in church communications and during services, emphasizing the importance of living out one’s faith.</text:p>
            </text:list-item>
          </text:list>
        </text:list-item>
      </text:list>
      <text:p text:style-name="P5">By emphasizing the importance of both hearing and doing God's word, congregants can be encouraged to live out their faith in practical, impactful ways, growing in their relationship with God and positively influencing those around the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2">Romans 8:28 </text:p>
      <text:p text:style-name="P2"/>
      <text:list text:style-name="L48">
        <text:list-item>
          <text:p text:style-name="P45">"God's Purpose in All Things"</text:p>
        </text:list-item>
        <text:list-item>
          <text:p text:style-name="P45">"All Things Work Together for Good"</text:p>
        </text:list-item>
        <text:list-item>
          <text:p text:style-name="P45">"Trusting God's Sovereign Plan"</text:p>
        </text:list-item>
        <text:list-item>
          <text:p text:style-name="P45">"Divine Goodness in Every Circumstance"</text:p>
        </text:list-item>
        <text:list-item>
          <text:p text:style-name="P45">"The Assurance of God's Perfect Plan"</text:p>
        </text:list-item>
      </text:list>
      <text:p text:style-name="P2"/>
      <text:p text:style-name="P5">Romans 8:28 is a powerful and often-quoted verse that provides comfort and assurance of God's sovereign plan for those who love Him. Here is the verse:</text:p>
      <text:p text:style-name="P5"><text:span text:style-name="Strong_20_Emphasis">Romans 8:28 (NIV):</text:span> "And we know that in all things God works for the good of those who love him, who have been called according to his purpose."</text:p>
      <text:h text:style-name="P1" text:outline-level="3">Contextualization</text:h>
      <text:p text:style-name="P5">The Apostle Paul wrote the book of Romans as a comprehensive presentation of the gospel. Romans 8, in particular, focuses on the life in the Spirit, the assurance of salvation, and the hope believers have in Christ. Verse 28 is situated within a passage that speaks about the struggles and sufferings of this present life and the glory that awaits believers. Paul encourages Christians that despite current hardships, God's plan is ultimately for their good and His glory.</text:p>
      <text:h text:style-name="P1" text:outline-level="3">Explanation and Insights</text:h>
      <text:p text:style-name="P5"><text:span text:style-name="Strong_20_Emphasis">Verse:</text:span> <text:span text:style-name="Strong_20_Emphasis">"And we know that in all things God works for the good of those who love him, who have been called according to his purpose."</text:span></text:p>
      <text:list text:style-name="L49">
        <text:list-item>
          <text:p text:style-name="P111"><text:span text:style-name="Strong_20_Emphasis">Explanation:</text:span> Paul is affirming the confidence believers can have in God's providence. He assures that God is actively involved in every aspect of their lives, orchestrating all circumstances for their ultimate good. This good is aligned with God's purpose and plan, which transcends our immediate understanding.</text:p>
        </text:list-item>
        <text:list-item>
          <text:p text:style-name="P111"><text:span text:style-name="Strong_20_Emphasis">Parallel Verses:</text:span></text:p>
          <text:list>
            <text:list-item>
              <text:p text:style-name="P111"><text:span text:style-name="Strong_20_Emphasis">Genesis 50:20 (NIV):</text:span> "You intended to harm me, but God intended it for good to accomplish what is now being done, the saving of many lives."</text:p>
            </text:list-item>
            <text:list-item>
              <text:p text:style-name="P111"><text:span text:style-name="Strong_20_Emphasis">Jeremiah 29:11 (NIV):</text:span> "For I know the plans I have for you," declares the Lord, "plans to prosper you and not to harm you, plans to give you hope and a future."</text:p>
            </text:list-item>
            <text:list-item>
              <text:p text:style-name="P112"><text:span text:style-name="Strong_20_Emphasis">James 1:2-4 (NIV):</text:span> "Consider it pure joy, my brothers and sisters, whenever you face trials of many kinds, because you know that the testing of your faith produces perseverance. Let perseverance finish its work so that you may be mature and complete, not lacking anything."</text:p>
            </text:list-item>
          </text:list>
        </text:list-item>
      </text:list>
      <text:p text:style-name="P5"><text:span text:style-name="Strong_20_Emphasis">Insight:</text:span></text:p>
      <text:list text:style-name="L50">
        <text:list-item>
          <text:p text:style-name="P113"><text:span text:style-name="Strong_20_Emphasis">God's Sovereignty:</text:span> The verse underscores God's sovereign control over all events. Even when situations seem adverse, God is weaving them into a larger tapestry for good.</text:p>
        </text:list-item>
        <text:list-item>
          <text:p text:style-name="P113"><text:span text:style-name="Strong_20_Emphasis">Definition of Good:</text:span> The "good" mentioned is not necessarily immediate comfort or happiness, but rather the ultimate good which includes spiritual growth, maturity, and fulfillment of God's purposes.</text:p>
        </text:list-item>
        <text:list-item>
          <text:p text:style-name="P114"><text:soft-page-break/><text:span text:style-name="Strong_20_Emphasis">Conditional Promise:</text:span> This promise applies to "those who love Him," indicating a relationship with God and alignment with His will and purposes.</text:p>
        </text:list-item>
      </text:list>
      <text:h text:style-name="P1" text:outline-level="3">Examples of Application</text:h>
      <text:list text:style-name="L51">
        <text:list-item>
          <text:p text:style-name="P115"><text:span text:style-name="Strong_20_Emphasis">Personal Trials:</text:span></text:p>
          <text:list>
            <text:list-item>
              <text:p text:style-name="P116"><text:span text:style-name="Strong_20_Emphasis">Context:</text:span> When individuals face personal difficulties such as illness, loss of a job, or relationship issues, they can find reassurance in this verse.</text:p>
            </text:list-item>
            <text:list-item>
              <text:p text:style-name="P116"><text:span text:style-name="Strong_20_Emphasis">Application:</text:span> Encourage believers to trust that God is at work even in their pain. Share testimonies of how God has brought good out of difficult situations in your life or the lives of others. For example, someone might find a new career path or ministry opportunity after losing a job.</text:p>
            </text:list-item>
          </text:list>
        </text:list-item>
        <text:list-item>
          <text:p text:style-name="P115"><text:span text:style-name="Strong_20_Emphasis">Church Challenges:</text:span></text:p>
          <text:list>
            <text:list-item>
              <text:p text:style-name="P116"><text:span text:style-name="Strong_20_Emphasis">Context:</text:span> Churches often face challenges such as division, financial struggles, or external opposition.</text:p>
            </text:list-item>
            <text:list-item>
              <text:p text:style-name="P116"><text:span text:style-name="Strong_20_Emphasis">Application:</text:span> Use this verse to remind the congregation that God is in control and is working through these difficulties to strengthen and refine the church. Encourage prayer and unity, trusting that God will use these trials to accomplish His purpose.</text:p>
            </text:list-item>
          </text:list>
        </text:list-item>
        <text:list-item>
          <text:p text:style-name="P115"><text:span text:style-name="Strong_20_Emphasis">Community Outreach:</text:span></text:p>
          <text:list>
            <text:list-item>
              <text:p text:style-name="P116"><text:span text:style-name="Strong_20_Emphasis">Context:</text:span> When engaging in community outreach, the church may encounter resistance or unforeseen challenges.</text:p>
            </text:list-item>
            <text:list-item>
              <text:p text:style-name="P116"><text:span text:style-name="Strong_20_Emphasis">Application:</text:span> Encourage the church to persevere in its mission, believing that God can use every situation to further His kingdom. Share stories of how past challenges in outreach efforts have led to unexpected blessings or opportunities to witness.</text:p>
            </text:list-item>
          </text:list>
        </text:list-item>
        <text:list-item>
          <text:p text:style-name="P115"><text:span text:style-name="Strong_20_Emphasis">Spiritual Growth:</text:span></text:p>
          <text:list>
            <text:list-item>
              <text:p text:style-name="P116"><text:span text:style-name="Strong_20_Emphasis">Context:</text:span> Believers may struggle with spiritual stagnation or frustration in their faith journey.</text:p>
            </text:list-item>
            <text:list-item>
              <text:p text:style-name="P115"><text:span text:style-name="Strong_20_Emphasis">Application:</text:span> Remind them that God uses all experiences, including trials and waiting periods, to deepen their faith and dependence on Him. Encourage them to reflect on past difficulties that led to personal growth and greater reliance on God.</text:p>
            </text:list-item>
          </text:list>
        </text:list-item>
      </text:list>
      <text:h text:style-name="P1" text:outline-level="3">Bringing It All Together</text:h>
      <text:p text:style-name="P5"><text:span text:style-name="Strong_20_Emphasis">Practical Steps for a Congregation:</text:span></text:p>
      <text:list text:style-name="L52">
        <text:list-item>
          <text:p text:style-name="P117"><text:span text:style-name="Strong_20_Emphasis">Testimony Sharing:</text:span></text:p>
          <text:list>
            <text:list-item>
              <text:p text:style-name="P118">Regularly incorporate testimony times in your services where members can share how God has worked for their good through challenging circumstances.</text:p>
            </text:list-item>
          </text:list>
        </text:list-item>
        <text:list-item>
          <text:p text:style-name="P117"><text:span text:style-name="Strong_20_Emphasis">Encouragement Groups:</text:span></text:p>
          <text:list>
            <text:list-item>
              <text:p text:style-name="P118">Form small groups focused on support and encouragement, where members can pray for one another and share how they see God working in their lives.</text:p>
            </text:list-item>
          </text:list>
        </text:list-item>
        <text:list-item>
          <text:p text:style-name="P117"><text:span text:style-name="Strong_20_Emphasis">Teaching Series:</text:span></text:p>
          <text:list>
            <text:list-item>
              <text:p text:style-name="P118">Preach a series on Romans 8, emphasizing God's sovereignty, the nature of the "good" He works for, and practical applications of trusting Him in all things.</text:p>
            </text:list-item>
          </text:list>
        </text:list-item>
        <text:list-item>
          <text:p text:style-name="P117"><text:span text:style-name="Strong_20_Emphasis">Service Opportunities:</text:span></text:p>
          <text:list>
            <text:list-item>
              <text:p text:style-name="P117"><text:soft-page-break/>Encourage the congregation to get involved in service and outreach, reinforcing the idea that God can use all efforts, even those that face obstacles, for His greater good.</text:p>
            </text:list-item>
          </text:list>
        </text:list-item>
      </text:list>
      <text:p text:style-name="P5">By embedding these principles into the life of the church, congregants can develop a deep-seated trust in God's providence, enabling them to navigate life's challenges with faith and hope.</text:p>
      <text:p text:style-name="P2"/>
      <text:p text:style-name="P16">Matthew 11:28</text:p>
      <text:p text:style-name="P2"/>
      <text:list text:style-name="L53">
        <text:list-item>
          <text:p text:style-name="P46">"Rest for the Weary"</text:p>
        </text:list-item>
        <text:list-item>
          <text:p text:style-name="P46">"Come to Me and Find Rest"</text:p>
        </text:list-item>
        <text:list-item>
          <text:p text:style-name="P46">"Jesus' Invitation to Rest"</text:p>
        </text:list-item>
        <text:list-item>
          <text:p text:style-name="P46">"Finding Rest in Christ"</text:p>
        </text:list-item>
        <text:list-item>
          <text:p text:style-name="P46">"The Promise of Rest and Comfort"</text:p>
        </text:list-item>
      </text:list>
      <text:p text:style-name="P2"/>
      <text:p text:style-name="P5">Matthew 11:28 is a comforting invitation from Jesus to those who are weary and burdened. Here is the verse:</text:p>
      <text:p text:style-name="P5"><text:span text:style-name="Strong_20_Emphasis">Matthew 11:28 (NIV):</text:span> "Come to me, all you who are weary and burdened, and I will give you rest."</text:p>
      <text:h text:style-name="P1" text:outline-level="3">Contextualization</text:h>
      <text:p text:style-name="P5">The Gospel of Matthew was written primarily to a Jewish audience, presenting Jesus as the promised Messiah. Chapter 11 deals with various responses to Jesus' ministry, from John the Baptist's questions to the rejection by certain cities. In verses 25-30, Jesus offers an invitation to those burdened by the demands of the law and life’s hardships, presenting Himself as the source of true rest.</text:p>
      <text:h text:style-name="P1" text:outline-level="3">Explanation and Insights</text:h>
      <text:p text:style-name="P5"><text:span text:style-name="Strong_20_Emphasis">Verse:</text:span> <text:span text:style-name="Strong_20_Emphasis">"Come to me, all you who are weary and burdened, and I will give you rest."</text:span></text:p>
      <text:list text:style-name="L54">
        <text:list-item>
          <text:p text:style-name="P119"><text:span text:style-name="Strong_20_Emphasis">Explanation:</text:span> Jesus extends a personal invitation to everyone who is struggling and carrying heavy loads—whether these are physical, emotional, or spiritual burdens. The promise is that coming to Him will result in rest. This rest is not just physical relaxation but a deeper, spiritual peace and relief from the pressure of trying to meet the demands of the law or life’s challenges on our own.</text:p>
        </text:list-item>
        <text:list-item>
          <text:p text:style-name="P119"><text:span text:style-name="Strong_20_Emphasis">Parallel Verses:</text:span></text:p>
          <text:list>
            <text:list-item>
              <text:p text:style-name="P119"><text:span text:style-name="Strong_20_Emphasis">Psalm 55:22 (NIV):</text:span> "Cast your cares on the Lord and he will sustain you; he will never let the righteous be shaken."</text:p>
            </text:list-item>
            <text:list-item>
              <text:p text:style-name="P119"><text:span text:style-name="Strong_20_Emphasis">1 Peter 5:7 (NIV):</text:span> "Cast all your anxiety on him because he cares for you."</text:p>
            </text:list-item>
            <text:list-item>
              <text:p text:style-name="P120"><text:span text:style-name="Strong_20_Emphasis">Jeremiah 31:25 (NIV):</text:span> "I will refresh the weary and satisfy the faint."</text:p>
            </text:list-item>
          </text:list>
        </text:list-item>
      </text:list>
      <text:p text:style-name="P5"><text:span text:style-name="Strong_20_Emphasis">Insight:</text:span></text:p>
      <text:list text:style-name="L55">
        <text:list-item>
          <text:p text:style-name="P121"><text:span text:style-name="Strong_20_Emphasis">Invitation to Relationship:</text:span> Jesus' invitation is not to a set of rules or a religious system but to a personal relationship with Him. It is through this relationship that true rest is found.</text:p>
        </text:list-item>
        <text:list-item>
          <text:p text:style-name="P121"><text:span text:style-name="Strong_20_Emphasis">Comprehensive Rest:</text:span> The rest Jesus offers encompasses relief from guilt, freedom from the futile effort to earn salvation, and peace in the midst of life's chaos.</text:p>
        </text:list-item>
        <text:list-item>
          <text:p text:style-name="P122"><text:soft-page-break/><text:span text:style-name="Strong_20_Emphasis">Universal Call:</text:span> This invitation is inclusive, extended to all who are weary and burdened, highlighting Jesus’ compassion and accessibility.</text:p>
        </text:list-item>
      </text:list>
      <text:h text:style-name="P1" text:outline-level="3">Examples of Application</text:h>
      <text:list text:style-name="L56">
        <text:list-item>
          <text:p text:style-name="P123"><text:span text:style-name="Strong_20_Emphasis">Personal Struggles:</text:span></text:p>
          <text:list>
            <text:list-item>
              <text:p text:style-name="P124"><text:span text:style-name="Strong_20_Emphasis">Context:</text:span> Individuals dealing with personal struggles such as stress, anxiety, or guilt.</text:p>
            </text:list-item>
            <text:list-item>
              <text:p text:style-name="P124"><text:span text:style-name="Strong_20_Emphasis">Application:</text:span> Encourage congregants to bring their burdens to Jesus in prayer, trusting in His promise to provide rest. For example, someone struggling with anxiety can practice surrendering their worries to Jesus daily, finding peace in His presence.</text:p>
            </text:list-item>
          </text:list>
        </text:list-item>
        <text:list-item>
          <text:p text:style-name="P123"><text:span text:style-name="Strong_20_Emphasis">Church Community:</text:span></text:p>
          <text:list>
            <text:list-item>
              <text:p text:style-name="P124"><text:span text:style-name="Strong_20_Emphasis">Context:</text:span> Members of the church community who are overburdened by ministry tasks or life’s demands.</text:p>
            </text:list-item>
            <text:list-item>
              <text:p text:style-name="P124"><text:span text:style-name="Strong_20_Emphasis">Application:</text:span> Foster a church culture where people are encouraged to rest in Jesus rather than burn out in service. This might include regular reminders to prioritize personal time with God, and providing resources or retreats focused on spiritual renewal.</text:p>
            </text:list-item>
          </text:list>
        </text:list-item>
        <text:list-item>
          <text:p text:style-name="P123"><text:span text:style-name="Strong_20_Emphasis">Counseling and Support:</text:span></text:p>
          <text:list>
            <text:list-item>
              <text:p text:style-name="P124"><text:span text:style-name="Strong_20_Emphasis">Context:</text:span> Providing support to those facing significant life challenges, such as grief, addiction, or chronic illness.</text:p>
            </text:list-item>
            <text:list-item>
              <text:p text:style-name="P124"><text:span text:style-name="Strong_20_Emphasis">Application:</text:span> Incorporate Matthew 11:28 into counseling sessions, reminding individuals that Jesus offers rest and support. For example, someone dealing with grief can find comfort in knowing that they do not have to carry their pain alone—Jesus invites them to find rest in Him.</text:p>
            </text:list-item>
          </text:list>
        </text:list-item>
        <text:list-item>
          <text:p text:style-name="P123"><text:span text:style-name="Strong_20_Emphasis">Youth and Children:</text:span></text:p>
          <text:list>
            <text:list-item>
              <text:p text:style-name="P124"><text:span text:style-name="Strong_20_Emphasis">Context:</text:span> Teaching youth and children about relying on Jesus for their needs.</text:p>
            </text:list-item>
            <text:list-item>
              <text:p text:style-name="P123"><text:span text:style-name="Strong_20_Emphasis">Application:</text:span> Use this verse in Sunday school or youth group settings to help young people understand that they can turn to Jesus with their worries and stresses. Encourage practices such as journaling prayers or using creative activities to visualize handing their burdens over to Jesus.</text:p>
            </text:list-item>
          </text:list>
        </text:list-item>
      </text:list>
      <text:h text:style-name="P1" text:outline-level="3">Bringing It All Together</text:h>
      <text:p text:style-name="P5"><text:span text:style-name="Strong_20_Emphasis">Practical Steps for a Congregation:</text:span></text:p>
      <text:list text:style-name="L57">
        <text:list-item>
          <text:p text:style-name="P125"><text:span text:style-name="Strong_20_Emphasis">Prayer and Reflection:</text:span></text:p>
          <text:list>
            <text:list-item>
              <text:p text:style-name="P126">Encourage regular personal and communal prayer times focused on surrendering burdens to Jesus. Provide guided prayer exercises that lead members through casting their cares on Him.</text:p>
            </text:list-item>
          </text:list>
        </text:list-item>
        <text:list-item>
          <text:p text:style-name="P125"><text:span text:style-name="Strong_20_Emphasis">Restorative Practices:</text:span></text:p>
          <text:list>
            <text:list-item>
              <text:p text:style-name="P126">Offer workshops or seminars on finding rest in Jesus, incorporating activities like meditation on scripture, worship, and practical tips for stress management.</text:p>
            </text:list-item>
          </text:list>
        </text:list-item>
        <text:list-item>
          <text:p text:style-name="P125"><text:span text:style-name="Strong_20_Emphasis">Community Support:</text:span></text:p>
          <text:list>
            <text:list-item>
              <text:p text:style-name="P126"><text:soft-page-break/><text:span text:style-name="T2">Create</text:span> support groups where individuals can share their burdens and pray for one another, emphasizing the practice of bringing those burdens to Jesus together.</text:p>
            </text:list-item>
          </text:list>
        </text:list-item>
        <text:list-item>
          <text:p text:style-name="P125"><text:span text:style-name="Strong_20_Emphasis">Teaching Series:</text:span></text:p>
          <text:list>
            <text:list-item>
              <text:p text:style-name="P125">Preach a series on Jesus' invitations and promises, exploring themes of rest, peace, and relationship with Him. Include testimonies from members who have experienced the rest Jesus offers.</text:p>
            </text:list-item>
          </text:list>
        </text:list-item>
      </text:list>
      <text:p text:style-name="P5">By embedding these practices into the life of the church, congregants can experience the deep, transformative rest that comes from a relationship with Jesus, providing them with strength and peace in their daily lives.</text:p>
      <text:p text:style-name="P5"/>
      <text:p text:style-name="P5"/>
      <text:h text:style-name="P17" text:outline-level="3"><text:soft-page-break/></text:h>
      <text:h text:style-name="P17" text:outline-level="3"/>
      <text:h text:style-name="P17" text:outline-level="3"/>
      <text:h text:style-name="P17" text:outline-level="3"/>
      <text:h text:style-name="P17" text:outline-level="3"/>
      <text:h text:style-name="P17" text:outline-level="3"/>
      <text:h text:style-name="P17" text:outline-level="3"/>
      <text:h text:style-name="P17" text:outline-level="3"/>
      <text:h text:style-name="P17" text:outline-level="3"/>
      <text:h text:style-name="P17" text:outline-level="3"/>
      <text:h text:style-name="P17" text:outline-level="3"/>
      <text:h text:style-name="P17" text:outline-level="3"/>
      <text:h text:style-name="P17" text:outline-level="3"/>
      <text:h text:style-name="P17" text:outline-level="3"/>
      <text:h text:style-name="P17" text:outline-level="3"/>
      <text:h text:style-name="P17" text:outline-level="3"/>
      <text:h text:style-name="P17" text:outline-level="3"/>
      <text:h text:style-name="P17" text:outline-level="3"/>
      <text:h text:style-name="P17" text:outline-level="3"/>
      <text:h text:style-name="P17" text:outline-level="3"/>
      <text:h text:style-name="P17" text:outline-level="3"/>
      <text:h text:style-name="P17" text:outline-level="3"/>
      <text:h text:style-name="P17" text:outline-level="3"/>
      <text:h text:style-name="P17" text:outline-level="3"><text:soft-page-break/></text:h>
      <text:h text:style-name="P17" text:outline-level="3">Philippians 4:4-7</text:h>
      <text:p text:style-name="P18"/>
      <text:list text:style-name="L58">
        <text:list-item>
          <text:p text:style-name="P127">"Rejoice and Find Peace in the Lord"</text:p>
        </text:list-item>
        <text:list-item>
          <text:p text:style-name="P127">"Joy, Prayer, and the Peace of God"</text:p>
        </text:list-item>
        <text:list-item>
          <text:p text:style-name="P127">"Rejoicing Always: The Path to Peace"</text:p>
        </text:list-item>
        <text:list-item>
          <text:p text:style-name="P127">"Prayerful Hearts and God's Peace"</text:p>
        </text:list-item>
        <text:list-item>
          <text:p text:style-name="P127">"From Anxiety to Peace through Rejoicing and Prayer"</text:p>
        </text:list-item>
      </text:list>
      <text:p text:style-name="P5"><text:span text:style-name="Strong_20_Emphasis">Philippians 4:4-7 (NIV):</text:span> 4 Rejoice in the Lord always. I will say it again: Rejoice! 5 Let your gentleness be evident to all. The Lord is near. 6 Do not be anxious about anything, but in every situation, by prayer and petition, with thanksgiving, present your requests to God. 7 And the peace of God, which transcends all understanding, will guard your hearts and your minds in Christ Jesus.</text:p>
      <text:p text:style-name="P5">Paul wrote the letter to the Philippians while he was imprisoned, around AD 62. Despite his circumstances, he encourages the believers in Philippi to live with joy, gentleness, and trust in God. This passage is a powerful reminder to rely on God in all circumstances and to find peace through faith and prayer.</text:p>
      <text:p text:style-name="P5"/>
      <text:h text:style-name="P1" text:outline-level="3">Parallel Verses</text:h>
      <text:list text:style-name="L59">
        <text:list-item>
          <text:p text:style-name="P128"><text:span text:style-name="Strong_20_Emphasis">1 Thessalonians 5:16-18</text:span>: "Rejoice always, pray continually, give thanks in all circumstances; for this is God's will for you in Christ Jesus."</text:p>
        </text:list-item>
        <text:list-item>
          <text:p text:style-name="P128"><text:span text:style-name="Strong_20_Emphasis">John 14:27</text:span>: "Peace I leave with you; my peace I give you. I do not give to you as the world gives. Do not let your hearts be troubled and do not be afraid."</text:p>
        </text:list-item>
        <text:list-item>
          <text:p text:style-name="P128"><text:span text:style-name="Strong_20_Emphasis">Matthew 6:25-27</text:span>: "Therefore I tell you, do not worry about your life, what you will eat or drink; or about your body, what you will wear. Is not life more than food, and the body more than clothes? Look at the birds of the air; they do not sow or reap or store away in barns, and yet your heavenly Father feeds them. Are you not much more valuable than they? Can any one of you by worrying add a single hour to your life?"</text:p>
        </text:list-item>
        <text:list-item>
          <text:p text:style-name="P129"><text:span text:style-name="Strong_20_Emphasis">Psalm 55:22</text:span>: "Cast your cares on the Lord and he will sustain you; he will never let the righteous be shaken."</text:p>
        </text:list-item>
      </text:list>
      <text:h text:style-name="P1" text:outline-level="3">Explanation and Insight</text:h>
      <text:p text:style-name="P5"><text:span text:style-name="Strong_20_Emphasis">Verse 4: "Rejoice in the Lord always. I will say it again: Rejoice!"</text:span> Paul emphasizes the importance of joy, which is not dependent on circumstances but on the Lord. This joy is a command, not just a feeling, and it should be constant because it is rooted in our relationship with Christ.</text:p>
      <text:p text:style-name="P5"><text:span text:style-name="Strong_20_Emphasis">Verse 5: "Let your gentleness be evident to all. The Lord is near."</text:span> Gentleness, or reasonableness, should characterize a Christian's interactions with others. It reflects the character of <text:soft-page-break/>Christ and serves as a testimony to our faith. The phrase "The Lord is near" can be understood as both His imminent return and His present closeness to believers.</text:p>
      <text:p text:style-name="P5"><text:span text:style-name="Strong_20_Emphasis">Verse 6: "Do not be anxious about anything, but in every situation, by prayer and petition, with thanksgiving, present your requests to God."</text:span> Paul advises believers to replace anxiety with prayer. Instead of being consumed by worry, they should bring their concerns to God, accompanied by thanksgiving. This act of turning to God in trust helps to alleviate anxiety and fosters a deeper relationship with Him.</text:p>
      <text:p text:style-name="P5"><text:span text:style-name="Strong_20_Emphasis">Verse 7: "And the peace of God, which transcends all understanding, will guard your hearts and your minds in Christ Jesus."</text:span> The result of following Paul's advice is experiencing God's peace, which is beyond human comprehension. This peace acts as a guard over our hearts and minds, protecting us from fear and worry. It is a divine assurance that comes from trusting in God.</text:p>
      <text:h text:style-name="P1" text:outline-level="3">Examples of Application</text:h>
      <text:list text:style-name="L60">
        <text:list-item>
          <text:p text:style-name="P130"><text:span text:style-name="Strong_20_Emphasis">Personal Challenges:</text:span></text:p>
          <text:list>
            <text:list-item>
              <text:p text:style-name="P131">Imagine a person facing a serious illness. Instead of succumbing to fear, they choose to pray and trust God, finding joy in His presence and peace in His promises. They can share their testimony of faith and peace with others, demonstrating the power of God's peace.</text:p>
            </text:list-item>
          </text:list>
        </text:list-item>
        <text:list-item>
          <text:p text:style-name="P130"><text:span text:style-name="Strong_20_Emphasis">Workplace Stress:</text:span></text:p>
          <text:list>
            <text:list-item>
              <text:p text:style-name="P131">An employee dealing with a high-pressure job can apply these verses by praying over their workload and expressing gratitude for their job and the opportunities it brings. They can show gentleness in their interactions with colleagues, creating a peaceful and supportive work environment.</text:p>
            </text:list-item>
          </text:list>
        </text:list-item>
        <text:list-item>
          <text:p text:style-name="P130"><text:span text:style-name="Strong_20_Emphasis">Family Conflicts:</text:span></text:p>
          <text:list>
            <text:list-item>
              <text:p text:style-name="P131">In the midst of family tensions, a believer can choose to respond with gentleness and bring their concerns to God in prayer. By doing so, they can maintain peace and serve as a peacemaker within the family, relying on God's guidance and strength.</text:p>
            </text:list-item>
          </text:list>
        </text:list-item>
        <text:list-item>
          <text:p text:style-name="P130"><text:span text:style-name="Strong_20_Emphasis">Daily Worries:</text:span></text:p>
          <text:list>
            <text:list-item>
              <text:p text:style-name="P130">For everyday worries, such as financial concerns or decisions about the future, a believer can turn these over to God through prayer and thanksgiving. This practice helps to shift focus from the problem to God's provision, fostering a sense of peace and trust.</text:p>
            </text:list-item>
          </text:list>
        </text:list-item>
      </text:list>
      <text:h text:style-name="P1" text:outline-level="3">Insight for Preaching</text:h>
      <text:p text:style-name="P5">When preaching on Philippians 4:4-7, emphasize the practical steps Paul outlines for dealing with anxiety and stress. Highlight the importance of:</text:p>
      <text:list text:style-name="L61">
        <text:list-item>
          <text:p text:style-name="P132"><text:span text:style-name="Strong_20_Emphasis">Choosing Joy:</text:span> Remind the congregation that joy is a choice rooted in Christ, not circumstances.</text:p>
        </text:list-item>
        <text:list-item>
          <text:p text:style-name="P132"><text:span text:style-name="Strong_20_Emphasis">Practicing Gentleness:</text:span> Encourage believers to be gentle and reasonable in their dealings with others, reflecting Christ's character.</text:p>
        </text:list-item>
        <text:list-item>
          <text:p text:style-name="P132"><text:span text:style-name="Strong_20_Emphasis">Praying with Thanksgiving:</text:span> Teach the value of presenting requests to God with a thankful heart, trusting in His provision.</text:p>
        </text:list-item>
        <text:list-item>
          <text:p text:style-name="P133"><text:soft-page-break/><text:span text:style-name="Strong_20_Emphasis">Experiencing Divine Peace:</text:span> Explain that God's peace is a protective force that transcends understanding, available to all who trust in Him.</text:p>
        </text:list-item>
      </text:list>
      <text:p text:style-name="P5">Use real-life examples and testimonies to illustrate how these principles can be applied in various situations. Encourage the congregation to actively practice these steps and share their experiences of God's peace and joy.</text:p>
      <text:p text:style-name="P5"/>
      <text:p text:style-name="P6"/>
      <text:p text:style-name="P5"><text:bookmark text:name="prompt-textare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 text:outline-level="3"/>
      <text:h text:style-name="P1" text:outline-level="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h text:style-name="P32" text:outline-level="3">Psalm 55:22</text:h>
      <text:p text:style-name="P5"/>
      <text:list text:style-name="L62">
        <text:list-item>
          <text:p text:style-name="P134">"Casting Your Burdens on the Lord"</text:p>
        </text:list-item>
        <text:list-item>
          <text:p text:style-name="P134">"God's Faithfulness in Bearing Our Burdens"</text:p>
        </text:list-item>
        <text:list-item>
          <text:p text:style-name="P134">"Trusting God with Your Anxieties"</text:p>
        </text:list-item>
        <text:list-item>
          <text:p text:style-name="P134">"Release Your Cares to the Lord"</text:p>
        </text:list-item>
        <text:list-item>
          <text:p text:style-name="P134">"The Lord Sustains the Weary"</text:p>
        </text:list-item>
      </text:list>
      <text:p text:style-name="P5"/>
      <text:p text:style-name="P5"><text:span text:style-name="Strong_20_Emphasis">Psalm 55:22 (NIV):</text:span> "Cast your cares on the Lord and he will sustain you; he will never let the righteous be shaken."</text:p>
      <text:p text:style-name="P5">Psalm 55 is a lament psalm written by David. In this psalm, David expresses his anguish over the betrayal of a close friend and the overwhelming sense of danger and distress he feels. Despite the turmoil, David finds solace in his faith in God, turning to Him for deliverance and expressing his trust that God will support and protect the righteous.</text:p>
      <text:h text:style-name="P1" text:outline-level="3">Parallel Verses</text:h>
      <text:list text:style-name="L63">
        <text:list-item>
          <text:p text:style-name="P135"><text:span text:style-name="Strong_20_Emphasis">1 Peter 5:7:</text:span> "Cast all your anxiety on him because he cares for you."</text:p>
        </text:list-item>
        <text:list-item>
          <text:p text:style-name="P135"><text:span text:style-name="Strong_20_Emphasis">Matthew 11:28-30:</text:span> "Come to me, all you who are weary and burdened, and I will give you rest. Take my yoke upon you and learn from me, for I am gentle and humble in heart, and you will find rest for your souls. For my yoke is easy and my burden is light."</text:p>
        </text:list-item>
        <text:list-item>
          <text:p text:style-name="P135"><text:span text:style-name="Strong_20_Emphasis">Psalm 37:5:</text:span> "Commit your way to the Lord; trust in him and he will do this."</text:p>
        </text:list-item>
        <text:list-item>
          <text:p text:style-name="P136"><text:span text:style-name="Strong_20_Emphasis">Proverbs 3:5-6:</text:span> "Trust in the Lord with all your heart and lean not on your own understanding; in all your ways submit to him, and he will make your paths straight."</text:p>
        </text:list-item>
      </text:list>
      <text:h text:style-name="P1" text:outline-level="3">Explanation and Insight</text:h>
      <text:p text:style-name="P5"><text:span text:style-name="Strong_20_Emphasis">"Cast your cares on the Lord and he will sustain you; he will never let the righteous be shaken."</text:span></text:p>
      <text:p text:style-name="P5"><text:span text:style-name="Strong_20_Emphasis">Cast Your Cares on the Lord:</text:span> The term "cast" implies a deliberate action of throwing or placing one's burdens onto the Lord. It suggests a release of the weight that one carries, symbolizing trust and surrender to God. This act of casting cares signifies faith in God's ability and willingness to handle our problems.</text:p>
      <text:p text:style-name="P5"><text:span text:style-name="Strong_20_Emphasis">He Will Sustain You:</text:span> To sustain means to support, uphold, and nourish. This part of the verse reassures believers that when they relinquish their worries to God, He will provide the strength and support needed to endure. God’s sustenance is comprehensive, covering emotional, spiritual, and physical needs.</text:p>
      <text:p text:style-name="P5"><text:span text:style-name="Strong_20_Emphasis">He Will Never Let the Righteous Be Shaken:</text:span> This phrase highlights God’s commitment to the righteous. Being "shaken" often symbolizes instability or failure. God's promise is that the <text:soft-page-break/>righteous, those who live in accordance with His will and trust in Him, will remain firm and secure. This does not mean they will not face challenges, but rather that they will not be overcome by them.</text:p>
      <text:h text:style-name="P1" text:outline-level="3">Examples of Application</text:h>
      <text:list text:style-name="L64">
        <text:list-item>
          <text:p text:style-name="P137"><text:span text:style-name="Strong_20_Emphasis">Personal Struggles:</text:span></text:p>
          <text:list>
            <text:list-item>
              <text:p text:style-name="P138"><text:span text:style-name="Strong_20_Emphasis">Scenario:</text:span> A person dealing with severe financial difficulties.</text:p>
            </text:list-item>
            <text:list-item>
              <text:p text:style-name="P138"><text:span text:style-name="Strong_20_Emphasis">Application:</text:span> They can apply this verse by actively praying and surrendering their financial worries to God, trusting in His provision and seeking His guidance. By doing so, they may find peace and clarity, allowing them to make wise decisions and avoid the paralyzing effects of anxiety.</text:p>
            </text:list-item>
          </text:list>
        </text:list-item>
        <text:list-item>
          <text:p text:style-name="P137"><text:span text:style-name="Strong_20_Emphasis">Health Issues:</text:span></text:p>
          <text:list>
            <text:list-item>
              <text:p text:style-name="P138"><text:span text:style-name="Strong_20_Emphasis">Scenario:</text:span> Someone facing a serious health diagnosis.</text:p>
            </text:list-item>
            <text:list-item>
              <text:p text:style-name="P138"><text:span text:style-name="Strong_20_Emphasis">Application:</text:span> This individual can cast their health concerns onto the Lord through prayer, seeking not only physical healing but also emotional and spiritual strength. They can trust in God’s sustaining power to carry them through treatments and the uncertainties ahead.</text:p>
            </text:list-item>
          </text:list>
        </text:list-item>
        <text:list-item>
          <text:p text:style-name="P137"><text:span text:style-name="Strong_20_Emphasis">Relationship Challenges:</text:span></text:p>
          <text:list>
            <text:list-item>
              <text:p text:style-name="P138"><text:span text:style-name="Strong_20_Emphasis">Scenario:</text:span> A person experiencing betrayal or conflict in a close relationship.</text:p>
            </text:list-item>
            <text:list-item>
              <text:p text:style-name="P138"><text:span text:style-name="Strong_20_Emphasis">Application:</text:span> Instead of being consumed by the pain and anger, they can turn to God, releasing their emotional burdens and seeking His comfort and guidance. Trusting that God will sustain them can help them respond with grace and find the strength to forgive and heal.</text:p>
            </text:list-item>
          </text:list>
        </text:list-item>
        <text:list-item>
          <text:p text:style-name="P137"><text:span text:style-name="Strong_20_Emphasis">Career Uncertainty:</text:span></text:p>
          <text:list>
            <text:list-item>
              <text:p text:style-name="P138"><text:span text:style-name="Strong_20_Emphasis">Scenario:</text:span> An individual facing job loss or career transition.</text:p>
            </text:list-item>
            <text:list-item>
              <text:p text:style-name="P137"><text:span text:style-name="Strong_20_Emphasis">Application:</text:span> By casting their anxieties about the future onto God, they can rely on His sustaining presence. This trust can bring peace and open their hearts to new opportunities, believing that God will guide them to the right path.</text:p>
            </text:list-item>
          </text:list>
        </text:list-item>
      </text:list>
      <text:h text:style-name="P1" text:outline-level="3">Insight for Preaching</text:h>
      <text:p text:style-name="P5">When preaching on Psalm 55:22, emphasize the following points:</text:p>
      <text:list text:style-name="L65">
        <text:list-item>
          <text:p text:style-name="P139"><text:span text:style-name="Strong_20_Emphasis">Active Trust:</text:span> Encourage the congregation to actively cast their burdens on the Lord, rather than holding onto them. This requires a deliberate act of faith and trust in God's care.</text:p>
        </text:list-item>
        <text:list-item>
          <text:p text:style-name="P139"><text:span text:style-name="Strong_20_Emphasis">God's Sustenance:</text:span> Highlight God's promise to sustain and support us in all circumstances. Reiterate that God's provision is not just material but also emotional and spiritual, encompassing all aspects of our lives.</text:p>
        </text:list-item>
        <text:list-item>
          <text:p text:style-name="P139"><text:span text:style-name="Strong_20_Emphasis">Unshakeable Security:</text:span> Reassure believers that God will not allow the righteous to be shaken. This doesn't mean life will be free of problems, but that God's support ensures we won't be overwhelmed.</text:p>
        </text:list-item>
        <text:list-item>
          <text:p text:style-name="P139"><text:span text:style-name="Strong_20_Emphasis">Practical Steps:</text:span> Provide practical advice on how to cast burdens on the Lord, such as through prayer, meditation on scripture, and seeking the support of a faith community.</text:p>
        </text:list-item>
      </text:list>
      <text:h text:style-name="P1" text:outline-level="3"><text:soft-page-break/>Illustrative Examples</text:h>
      <text:list text:style-name="L66">
        <text:list-item>
          <text:p text:style-name="P140"><text:span text:style-name="Strong_20_Emphasis">Testimony Sharing:</text:span> Invite a member of the congregation to share a testimony of how they experienced God's sustaining power in a difficult time.</text:p>
        </text:list-item>
        <text:list-item>
          <text:p text:style-name="P140"><text:span text:style-name="Strong_20_Emphasis">Prayer Exercise:</text:span> Lead a collective prayer where attendees can silently cast their specific burdens onto the Lord.</text:p>
        </text:list-item>
        <text:list-item>
          <text:p text:style-name="P141"><text:span text:style-name="Strong_20_Emphasis">Discussion Groups:</text:span> Organize small group discussions on practical ways to trust God with daily worries and anxieties.</text:p>
        </text:list-item>
      </text:list>
      <text:p text:style-name="P5">By focusing on these aspects, you can help your congregation understand and apply the profound promise of Psalm 55:22 in their lives.</text:p>
      <text:p text:style-name="P2"/>
      <text:h text:style-name="P28" text:outline-level="3"><text:soft-page-break/></text:h>
      <text:h text:style-name="P28" text:outline-level="3"/>
      <text:h text:style-name="P28" text:outline-level="3"/>
      <text:h text:style-name="P28" text:outline-level="3"/>
      <text:h text:style-name="P28" text:outline-level="3"/>
      <text:h text:style-name="P28" text:outline-level="3"/>
      <text:h text:style-name="P28" text:outline-level="3"/>
      <text:h text:style-name="P28" text:outline-level="3"/>
      <text:h text:style-name="P28" text:outline-level="3"/>
      <text:h text:style-name="P28" text:outline-level="3"/>
      <text:h text:style-name="P28" text:outline-level="3"/>
      <text:h text:style-name="P28" text:outline-level="3"/>
      <text:h text:style-name="P28" text:outline-level="3"/>
      <text:h text:style-name="P28" text:outline-level="3"/>
      <text:h text:style-name="P28" text:outline-level="3"/>
      <text:h text:style-name="P28" text:outline-level="3"/>
      <text:h text:style-name="P28" text:outline-level="3"/>
      <text:h text:style-name="P28" text:outline-level="3"/>
      <text:h text:style-name="P28" text:outline-level="3"/>
      <text:h text:style-name="P28" text:outline-level="3"/>
      <text:h text:style-name="P28" text:outline-level="3"/>
      <text:h text:style-name="P28" text:outline-level="3"/>
      <text:h text:style-name="P28" text:outline-level="3"/>
      <text:h text:style-name="P28" text:outline-level="3"/>
      <text:h text:style-name="P28" text:outline-level="3"/>
      <text:h text:style-name="P28" text:outline-level="3"><text:soft-page-break/></text:h>
      <text:h text:style-name="P33" text:outline-level="3">Romans 15:13</text:h>
      <text:p text:style-name="P2"/>
      <text:h text:style-name="P1" text:outline-level="3">Contextualization of Romans 15:13</text:h>
      <text:p text:style-name="P5"/>
      <text:list text:style-name="L67">
        <text:list-item>
          <text:p text:style-name="P142">"Abounding in Hope through the Power of the Spirit"</text:p>
        </text:list-item>
        <text:list-item>
          <text:p text:style-name="P142">"Overflowing with Joy and Peace in Believing"</text:p>
        </text:list-item>
        <text:list-item>
          <text:p text:style-name="P142">"Hope and Joy by the Power of the Holy Spirit"</text:p>
        </text:list-item>
        <text:list-item>
          <text:p text:style-name="P142">"Filled with Hope: The Promise of God's Spirit"</text:p>
        </text:list-item>
        <text:list-item>
          <text:p text:style-name="P142">"The God of Hope: Joy and Peace in Believing"</text:p>
        </text:list-item>
      </text:list>
      <text:p text:style-name="P5"/>
      <text:p text:style-name="P5"><text:span text:style-name="Strong_20_Emphasis">Romans 15:13 (NIV):</text:span> "May the God of hope fill you with all joy and peace as you trust in him, so that you may overflow with hope by the power of the Holy Spirit."</text:p>
      <text:p text:style-name="P5">Romans 15:13 is part of Paul's concluding remarks in his letter to the Romans. In this letter, Paul addresses both Jewish and Gentile Christians in Rome, encouraging them to live in harmony and unity. This verse is a benediction, a prayer that encapsulates Paul's desire for the believers to experience the fullness of joy, peace, and hope through their faith in God and the empowering presence of the Holy Spirit.</text:p>
      <text:h text:style-name="P1" text:outline-level="3">Parallel Verses</text:h>
      <text:list text:style-name="L68">
        <text:list-item>
          <text:p text:style-name="P143"><text:span text:style-name="Strong_20_Emphasis">Romans 5:1-2:</text:span> "Therefore, since we have been justified through faith, we have peace with God through our Lord Jesus Christ, through whom we have gained access by faith into this grace in which we now stand. And we boast in the hope of the glory of God."</text:p>
        </text:list-item>
        <text:list-item>
          <text:p text:style-name="P143"><text:span text:style-name="Strong_20_Emphasis">Philippians 4:7:</text:span> "And the peace of God, which transcends all understanding, will guard your hearts and your minds in Christ Jesus."</text:p>
        </text:list-item>
        <text:list-item>
          <text:p text:style-name="P143"><text:span text:style-name="Strong_20_Emphasis">1 Peter 1:8-9:</text:span> "Though you have not seen him, you love him; and even though you do not see him now, you believe in him and are filled with an inexpressible and glorious joy, for you are receiving the end result of your faith, the salvation of your souls."</text:p>
        </text:list-item>
        <text:list-item>
          <text:p text:style-name="P144"><text:span text:style-name="Strong_20_Emphasis">Galatians 5:22-23:</text:span> "But the fruit of the Spirit is love, joy, peace, forbearance, kindness, goodness, faithfulness, gentleness and self-control. Against such things there is no law."</text:p>
        </text:list-item>
      </text:list>
      <text:h text:style-name="P1" text:outline-level="3">Explanation and Insight</text:h>
      <text:p text:style-name="P5"><text:span text:style-name="Strong_20_Emphasis">"May the God of hope fill you with all joy and peace as you trust in him, so that you may overflow with hope by the power of the Holy Spirit."</text:span></text:p>
      <text:p text:style-name="P5"><text:span text:style-name="Strong_20_Emphasis">God of Hope:</text:span> Paul begins by identifying God as the source of hope. This hope is not mere wishful thinking but a confident expectation based on God's promises.</text:p>
      <text:p text:style-name="P5"><text:span text:style-name="Strong_20_Emphasis">Fill You with All Joy and Peace:</text:span> Joy and peace are two key aspects of the Christian experience, stemming from a deep relationship with God. Joy is a profound sense of happiness rooted in God's <text:soft-page-break/>presence and promises, while peace is a sense of wholeness and well-being that comes from trusting in Him.</text:p>
      <text:p text:style-name="P5"><text:span text:style-name="Strong_20_Emphasis">As You Trust in Him:</text:span> The experience of joy and peace is conditional upon our trust in God. Trust involves a reliance on God's character and promises, believing that He is faithful and good.</text:p>
      <text:p text:style-name="P5"><text:span text:style-name="Strong_20_Emphasis">Overflow with Hope by the Power of the Holy Spirit:</text:span> Paul's prayer is that believers not only have hope but that this hope overflows. This abundance of hope is made possible by the Holy Spirit, who empowers and transforms believers, filling them with God's presence and enabling them to live out their faith dynamically.</text:p>
      <text:h text:style-name="P1" text:outline-level="3">Examples of Application</text:h>
      <text:list text:style-name="L69">
        <text:list-item>
          <text:p text:style-name="P145"><text:span text:style-name="Strong_20_Emphasis">Dealing with Anxiety:</text:span></text:p>
          <text:list>
            <text:list-item>
              <text:p text:style-name="P146"><text:span text:style-name="Strong_20_Emphasis">Scenario:</text:span> A person struggling with anxiety about the future.</text:p>
            </text:list-item>
            <text:list-item>
              <text:p text:style-name="P146"><text:span text:style-name="Strong_20_Emphasis">Application:</text:span> By trusting in God and relying on the Holy Spirit, they can experience peace and joy even in uncertain times. Practicing prayer and meditation on God's promises can help shift their focus from worry to trust, leading to an overflow of hope.</text:p>
            </text:list-item>
          </text:list>
        </text:list-item>
        <text:list-item>
          <text:p text:style-name="P145"><text:span text:style-name="Strong_20_Emphasis">Facing Difficult Circumstances:</text:span></text:p>
          <text:list>
            <text:list-item>
              <text:p text:style-name="P146"><text:span text:style-name="Strong_20_Emphasis">Scenario:</text:span> Someone going through a tough season, such as job loss or relationship issues.</text:p>
            </text:list-item>
            <text:list-item>
              <text:p text:style-name="P146"><text:span text:style-name="Strong_20_Emphasis">Application:</text:span> This person can hold onto the hope that God offers, allowing the Holy Spirit to fill them with joy and peace despite their circumstances. Regular engagement with scripture and fellowship with other believers can reinforce their trust in God.</text:p>
            </text:list-item>
          </text:list>
        </text:list-item>
        <text:list-item>
          <text:p text:style-name="P145"><text:span text:style-name="Strong_20_Emphasis">Spiritual Growth:</text:span></text:p>
          <text:list>
            <text:list-item>
              <text:p text:style-name="P146"><text:span text:style-name="Strong_20_Emphasis">Scenario:</text:span> A believer seeking to deepen their spiritual life.</text:p>
            </text:list-item>
            <text:list-item>
              <text:p text:style-name="P146"><text:span text:style-name="Strong_20_Emphasis">Application:</text:span> By actively trusting God and inviting the Holy Spirit to work in their life, they can experience a greater measure of joy and peace. Spiritual disciplines such as prayer, worship, and service can facilitate this growth and lead to an overflow of hope.</text:p>
            </text:list-item>
          </text:list>
        </text:list-item>
        <text:list-item>
          <text:p text:style-name="P145"><text:span text:style-name="Strong_20_Emphasis">Community Encouragement:</text:span></text:p>
          <text:list>
            <text:list-item>
              <text:p text:style-name="P146"><text:span text:style-name="Strong_20_Emphasis">Scenario:</text:span> A church community facing challenges or conflicts.</text:p>
            </text:list-item>
            <text:list-item>
              <text:p text:style-name="P145"><text:span text:style-name="Strong_20_Emphasis">Application:</text:span> The church can collectively trust in God’s guidance and the Holy Spirit’s power to bring resolution and unity. By focusing on God's promises and supporting one another, the community can experience joy, peace, and hope together.</text:p>
            </text:list-item>
          </text:list>
        </text:list-item>
      </text:list>
      <text:h text:style-name="P1" text:outline-level="3">Insight for Preaching</text:h>
      <text:p text:style-name="P5">When preaching on Romans 15:13, emphasize the transformative power of hope, joy, and peace that comes from trusting in God and being empowered by the Holy Spirit. Highlight the following points:</text:p>
      <text:list text:style-name="L70">
        <text:list-item>
          <text:p text:style-name="P147"><text:span text:style-name="Strong_20_Emphasis">God as the Source of Hope:</text:span> Reinforce the idea that true hope is found in God, who is faithful and unchanging.</text:p>
        </text:list-item>
        <text:list-item>
          <text:p text:style-name="P147"><text:soft-page-break/><text:span text:style-name="Strong_20_Emphasis">The Role of Trust:</text:span> Encourage believers to place their trust in God, illustrating how trust in Him leads to the experience of joy and peace.</text:p>
        </text:list-item>
        <text:list-item>
          <text:p text:style-name="P147"><text:span text:style-name="Strong_20_Emphasis">The Holy Spirit’s Power:</text:span> Explain how the Holy Spirit enables believers to live out their faith with overflowing hope, even in challenging circumstances.</text:p>
        </text:list-item>
        <text:list-item>
          <text:p text:style-name="P148"><text:span text:style-name="Strong_20_Emphasis">Practical Steps:</text:span> Provide practical advice on how to cultivate trust in God and invite the Holy Spirit's work in their lives, such as through prayer, scripture reading, and community support.</text:p>
        </text:list-item>
      </text:list>
      <text:h text:style-name="P1" text:outline-level="3">Illustrative Examples</text:h>
      <text:list text:style-name="L71">
        <text:list-item>
          <text:p text:style-name="P149"><text:span text:style-name="Strong_20_Emphasis">Testimony Sharing:</text:span> Invite members of the congregation to share how they have experienced joy, peace, and hope through trusting in God.</text:p>
        </text:list-item>
        <text:list-item>
          <text:p text:style-name="P149"><text:span text:style-name="Strong_20_Emphasis">Interactive Prayer:</text:span> Lead the congregation in a prayer session, focusing on surrendering their worries to God and inviting the Holy Spirit to fill them with hope.</text:p>
        </text:list-item>
        <text:list-item>
          <text:p text:style-name="P150"><text:span text:style-name="Strong_20_Emphasis">Small Group Discussions:</text:span> Organize discussions where believers can share their struggles and support each other in trusting God and relying on the Holy Spirit.</text:p>
        </text:list-item>
      </text:list>
      <text:p text:style-name="P5">By focusing on these aspects, you can help your congregation understand and apply the profound truths of Romans 15:13 in their daily lives.</text:p>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34" text:outline-level="3"/>
      <text:p text:style-name="P316"/>
      <text:p text:style-name="P316"/>
      <text:p text:style-name="P316"/>
      <text:p text:style-name="P316"/>
      <text:p text:style-name="P2"><text:soft-page-break/></text:p>
      <text:p text:style-name="P2"/>
      <text:h text:style-name="P34" text:outline-level="3">John 13:34-35</text:h>
      <text:p text:style-name="P2"/>
      <text:h text:style-name="P1" text:outline-level="3">Contextualization of John 13:34-35</text:h>
      <text:p text:style-name="P5"/>
      <text:list text:style-name="L72">
        <text:list-item>
          <text:p text:style-name="P151">"A New Commandment: Love One Another"</text:p>
        </text:list-item>
        <text:list-item>
          <text:p text:style-name="P151">"Love: The Mark of True Discipleship"</text:p>
        </text:list-item>
        <text:list-item>
          <text:p text:style-name="P151">"Christ’s Command to Love: A New Standard"</text:p>
        </text:list-item>
        <text:list-item>
          <text:p text:style-name="P151">"The Power of Love: A Witness to the World"</text:p>
        </text:list-item>
        <text:list-item>
          <text:p text:style-name="P151">"Living Out the New Commandment: Love as Jesus Loved"</text:p>
        </text:list-item>
      </text:list>
      <text:p text:style-name="P5"/>
      <text:p text:style-name="P5"><text:span text:style-name="Strong_20_Emphasis">John 13:34-35 (NIV):</text:span> 34 “A new command I give you: Love one another. As I have loved you, so you must love one another. 35 By this everyone will know that you are my disciples, if you love one another.”</text:p>
      <text:p text:style-name="P5">These verses are part of Jesus' farewell discourse to His disciples during the Last Supper, just before His crucifixion. Jesus, knowing His time was short, emphasized the importance of love among His followers. This command to love one another as He has loved them was revolutionary because it set a new standard of love based on Jesus' own sacrificial love.</text:p>
      <text:h text:style-name="P1" text:outline-level="3">Parallel Verses</text:h>
      <text:list text:style-name="L73">
        <text:list-item>
          <text:p text:style-name="P152"><text:span text:style-name="Strong_20_Emphasis">John 15:12:</text:span> "My command is this: Love each other as I have loved you."</text:p>
        </text:list-item>
        <text:list-item>
          <text:p text:style-name="P152"><text:span text:style-name="Strong_20_Emphasis">1 John 3:23:</text:span> "And this is his command: to believe in the name of his Son, Jesus Christ, and to love one another as he commanded us."</text:p>
        </text:list-item>
        <text:list-item>
          <text:p text:style-name="P152"><text:span text:style-name="Strong_20_Emphasis">Romans 13:8:</text:span> "Let no debt remain outstanding, except the continuing debt to love one another, for whoever loves others has fulfilled the law."</text:p>
        </text:list-item>
        <text:list-item>
          <text:p text:style-name="P153"><text:span text:style-name="Strong_20_Emphasis">1 John 4:7:</text:span> "Dear friends, let us love one another, for love comes from God. Everyone who loves has been born of God and knows God."</text:p>
        </text:list-item>
      </text:list>
      <text:h text:style-name="P1" text:outline-level="3">Explanation and Insight</text:h>
      <text:p text:style-name="P5"><text:span text:style-name="Strong_20_Emphasis">"A new command I give you: Love one another. As I have loved you, so you must love one another."</text:span></text:p>
      <text:p text:style-name="P5"><text:span text:style-name="Strong_20_Emphasis">A New Command:</text:span> This command is new because it is based on the example of Jesus’ love. Unlike the Old Testament command to "love your neighbor as yourself" (Leviticus 19:18), Jesus' command calls for a higher standard—loving others as He loved us, which includes self-sacrifice and unconditional love.</text:p>
      <text:p text:style-name="P5"><text:span text:style-name="Strong_20_Emphasis">As I Have Loved You:</text:span> Jesus' love for His disciples was profound and selfless. He washed their feet, demonstrating servanthood, and ultimately laid down His life for them. This kind of love is active, humble, and self-giving.</text:p>
      <text:p text:style-name="P5"><text:soft-page-break/><text:span text:style-name="Strong_20_Emphasis">"By this everyone will know that you are my disciples, if you love one another."</text:span></text:p>
      <text:p text:style-name="P5"><text:span text:style-name="Strong_20_Emphasis">Identifying Mark of Discipleship:</text:span> Love is the defining characteristic of Jesus’ disciples. This love is meant to be so evident that it serves as a testimony to the world of their connection to Christ. It’s not just a feeling but an action that reflects Jesus’ own love.</text:p>
      <text:h text:style-name="P1" text:outline-level="3">Examples of Application</text:h>
      <text:list text:style-name="L74">
        <text:list-item>
          <text:p text:style-name="P154"><text:span text:style-name="Strong_20_Emphasis">Church Community:</text:span></text:p>
          <text:list>
            <text:list-item>
              <text:p text:style-name="P155"><text:span text:style-name="Strong_20_Emphasis">Scenario:</text:span> A church experiencing internal conflicts.</text:p>
            </text:list-item>
            <text:list-item>
              <text:p text:style-name="P155"><text:span text:style-name="Strong_20_Emphasis">Application:</text:span> Members can focus on Jesus' command to love one another by seeking reconciliation, forgiving offenses, and serving each other. By prioritizing love, they can restore unity and demonstrate the power of Christ’s love to those outside the church.</text:p>
            </text:list-item>
          </text:list>
        </text:list-item>
        <text:list-item>
          <text:p text:style-name="P154"><text:span text:style-name="Strong_20_Emphasis">Personal Relationships:</text:span></text:p>
          <text:list>
            <text:list-item>
              <text:p text:style-name="P155"><text:span text:style-name="Strong_20_Emphasis">Scenario:</text:span> An individual struggling with strained family relationships.</text:p>
            </text:list-item>
            <text:list-item>
              <text:p text:style-name="P155"><text:span text:style-name="Strong_20_Emphasis">Application:</text:span> They can apply this verse by showing unconditional love and forgiveness, even when it’s difficult. By loving as Jesus loved, they can foster healing and restoration within their family.</text:p>
            </text:list-item>
          </text:list>
        </text:list-item>
        <text:list-item>
          <text:p text:style-name="P154"><text:span text:style-name="Strong_20_Emphasis">Serving Others:</text:span></text:p>
          <text:list>
            <text:list-item>
              <text:p text:style-name="P155"><text:span text:style-name="Strong_20_Emphasis">Scenario:</text:span> A person noticing a need in their community.</text:p>
            </text:list-item>
            <text:list-item>
              <text:p text:style-name="P155"><text:span text:style-name="Strong_20_Emphasis">Application:</text:span> They can take initiative to serve those in need, whether through volunteering, providing support, or offering kindness. Such actions reflect Jesus' love and make His presence tangible in the community.</text:p>
            </text:list-item>
          </text:list>
        </text:list-item>
        <text:list-item>
          <text:p text:style-name="P154"><text:span text:style-name="Strong_20_Emphasis">Workplace Environment:</text:span></text:p>
          <text:list>
            <text:list-item>
              <text:p text:style-name="P155"><text:span text:style-name="Strong_20_Emphasis">Scenario:</text:span> An employee in a competitive and sometimes hostile work environment.</text:p>
            </text:list-item>
            <text:list-item>
              <text:p text:style-name="P154"><text:span text:style-name="Strong_20_Emphasis">Application:</text:span> By showing respect, kindness, and integrity, they can embody Jesus' love, creating a more positive atmosphere and potentially influencing others towards a more loving and cooperative attitude.</text:p>
            </text:list-item>
          </text:list>
        </text:list-item>
      </text:list>
      <text:h text:style-name="P1" text:outline-level="3">Insight for Preaching</text:h>
      <text:p text:style-name="P5">When preaching on John 13:34-35, emphasize the following points:</text:p>
      <text:list text:style-name="L75">
        <text:list-item>
          <text:p text:style-name="P156"><text:span text:style-name="Strong_20_Emphasis">Revolutionary Nature of Jesus' Love:</text:span> Highlight how Jesus’ love sets a new standard that goes beyond traditional concepts of love.</text:p>
        </text:list-item>
        <text:list-item>
          <text:p text:style-name="P156"><text:span text:style-name="Strong_20_Emphasis">Active and Sacrificial Love:</text:span> Explain that this love requires action, humility, and sacrifice, following Jesus’ example.</text:p>
        </text:list-item>
        <text:list-item>
          <text:p text:style-name="P156"><text:span text:style-name="Strong_20_Emphasis">Visible Testimony:</text:span> Emphasize that love among believers is the primary way the world recognizes them as Jesus' disciples.</text:p>
        </text:list-item>
        <text:list-item>
          <text:p text:style-name="P157"><text:span text:style-name="Strong_20_Emphasis">Practical Steps:</text:span> Encourage the congregation to find tangible ways to love one another in their daily lives.</text:p>
        </text:list-item>
      </text:list>
      <text:h text:style-name="P1" text:outline-level="3">Illustrative Examples</text:h>
      <text:list text:style-name="L76">
        <text:list-item>
          <text:p text:style-name="P158"><text:span text:style-name="Strong_20_Emphasis">Testimony Sharing:</text:span> Invite members of the congregation to share experiences where they felt loved by others in a way that mirrored Jesus’ love.</text:p>
        </text:list-item>
        <text:list-item>
          <text:p text:style-name="P158"><text:soft-page-break/><text:span text:style-name="Strong_20_Emphasis">Service Projects:</text:span> Organize community service projects that allow the church to practice loving others through acts of kindness and service.</text:p>
        </text:list-item>
        <text:list-item>
          <text:p text:style-name="P159"><text:span text:style-name="Strong_20_Emphasis">Forgiveness Workshop:</text:span> Conduct a workshop on forgiveness and reconciliation, helping members to apply Jesus' command to love in situations of conflict.</text:p>
        </text:list-item>
      </text:list>
      <text:p text:style-name="P5">By focusing on these aspects, you can help your congregation understand and apply the profound command of Jesus in John 13:34-35, fostering a community that truly reflects His love.</text:p>
      <text:p text:style-name="P2"/>
      <text:p text:style-name="P2"/>
      <text:p text:style-name="P2"/>
      <text:p text:style-name="P2"/>
      <text:p text:style-name="P2"/>
      <text:p text:style-name="P2"/>
      <text:p text:style-name="P2"/>
      <text:p text:style-name="P2"/>
      <text:h text:style-name="P1" text:outline-level="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h text:style-name="P34" text:outline-level="3">Psalm 30:5</text:h>
      <text:h text:style-name="P1" text:outline-level="3">Contextualization of Psalm 30:5</text:h>
      <text:p text:style-name="P5"/>
      <text:list text:style-name="L77">
        <text:list-item>
          <text:p text:style-name="P160">"Joy Comes with the Morning"</text:p>
        </text:list-item>
        <text:list-item>
          <text:p text:style-name="P160">"From Sorrow to Joy: A Morning Promise"</text:p>
        </text:list-item>
        <text:list-item>
          <text:p text:style-name="P160">"The Transformative Power of God’s Joy"</text:p>
        </text:list-item>
        <text:list-item>
          <text:p text:style-name="P160">"Enduring Through the Night, Rejoicing at Dawn"</text:p>
        </text:list-item>
        <text:list-item>
          <text:p text:style-name="P160">"God's Promise: Mourning Turns to Joy"</text:p>
        </text:list-item>
      </text:list>
      <text:p text:style-name="P5"/>
      <text:p text:style-name="P5"><text:span text:style-name="Strong_20_Emphasis">Psalm 30:5 (NIV):</text:span> "For his anger lasts only a moment, but his favor lasts a lifetime; weeping may stay for the night, but rejoicing comes in the morning."</text:p>
      <text:p text:style-name="P5">Psalm 30 is a song of thanksgiving written by David. It was likely composed for the dedication of his palace or the dedication of the Temple. In this psalm, David reflects on God’s deliverance from a life-threatening situation, expressing gratitude for God’s mercy and favor. Verse 5 captures the theme of temporary suffering contrasted with enduring joy and divine favor.</text:p>
      <text:h text:style-name="P1" text:outline-level="3">Parallel Verses</text:h>
      <text:list text:style-name="L78">
        <text:list-item>
          <text:p text:style-name="P161"><text:span text:style-name="Strong_20_Emphasis">Psalm 103:9:</text:span> "He will not always accuse, nor will he harbor his anger forever."</text:p>
        </text:list-item>
        <text:list-item>
          <text:p text:style-name="P161"><text:span text:style-name="Strong_20_Emphasis">Isaiah 54:7-8:</text:span> "'For a brief moment I abandoned you, but with deep compassion I will bring you back. In a surge of anger I hid my face from you for a moment, but with everlasting kindness I will have compassion on you,' says the Lord your Redeemer."</text:p>
        </text:list-item>
        <text:list-item>
          <text:p text:style-name="P161"><text:span text:style-name="Strong_20_Emphasis">Lamentations 3:31-32:</text:span> "For no one is cast off by the Lord forever. Though he brings grief, he will show compassion, so great is his unfailing love."</text:p>
        </text:list-item>
        <text:list-item>
          <text:p text:style-name="P162"><text:span text:style-name="Strong_20_Emphasis">John 16:20:</text:span> "Very truly I tell you, you will weep and mourn while the world rejoices. You will grieve, but your grief will turn to joy."</text:p>
        </text:list-item>
      </text:list>
      <text:h text:style-name="P1" text:outline-level="3">Explanation and Insight</text:h>
      <text:p text:style-name="P5"><text:span text:style-name="Strong_20_Emphasis">"For his anger lasts only a moment, but his favor lasts a lifetime; weeping may stay for the night, but rejoicing comes in the morning."</text:span></text:p>
      <text:p text:style-name="P5"><text:span text:style-name="Strong_20_Emphasis">God’s Anger and Favor:</text:span> The verse contrasts the temporary nature of God’s anger with the enduring nature of His favor. God's anger is not a permanent state but a response to human sin or disobedience. His favor, on the other hand, is long-lasting and reflects His grace, love, and mercy toward His people.</text:p>
      <text:p text:style-name="P5"><text:span text:style-name="Strong_20_Emphasis">Temporary Suffering and Enduring Joy:</text:span> The imagery of weeping enduring for a night but rejoicing coming in the morning illustrates the transient nature of sorrow and the promise of eventual joy. Nighttime represents periods of difficulty, sorrow, or God's discipline, while morning symbolizes the renewal, hope, and joy that follow.</text:p>
      <text:p text:style-name="P5"><text:soft-page-break/><text:span text:style-name="Strong_20_Emphasis">Divine Perspective on Suffering:</text:span> This verse encourages believers to maintain hope and trust in God's goodness, even during times of hardship. It reassures them that God's disciplinary actions or the suffering they experience are temporary and will be followed by His enduring favor and joy.</text:p>
      <text:h text:style-name="P1" text:outline-level="3">Examples of Application</text:h>
      <text:list text:style-name="L79">
        <text:list-item>
          <text:p text:style-name="P163"><text:span text:style-name="Strong_20_Emphasis">Personal Trials:</text:span></text:p>
          <text:list>
            <text:list-item>
              <text:p text:style-name="P164"><text:span text:style-name="Strong_20_Emphasis">Scenario:</text:span> Someone going through a difficult time, such as illness or loss.</text:p>
            </text:list-item>
            <text:list-item>
              <text:p text:style-name="P164"><text:span text:style-name="Strong_20_Emphasis">Application:</text:span> This person can find comfort in knowing that their suffering is temporary. By holding onto God’s promises, they can anticipate a future filled with God’s favor and joy. Encouraging them to remain hopeful and prayerful can help them endure their trials.</text:p>
            </text:list-item>
          </text:list>
        </text:list-item>
        <text:list-item>
          <text:p text:style-name="P163"><text:span text:style-name="Strong_20_Emphasis">Emotional Struggles:</text:span></text:p>
          <text:list>
            <text:list-item>
              <text:p text:style-name="P164"><text:span text:style-name="Strong_20_Emphasis">Scenario:</text:span> An individual battling depression or anxiety.</text:p>
            </text:list-item>
            <text:list-item>
              <text:p text:style-name="P164"><text:span text:style-name="Strong_20_Emphasis">Application:</text:span> They can be reminded that their current emotional pain is not permanent. By seeking God's presence and relying on His promises, they can find moments of peace and joy, trusting that these will increase over time.</text:p>
            </text:list-item>
          </text:list>
        </text:list-item>
        <text:list-item>
          <text:p text:style-name="P163"><text:span text:style-name="Strong_20_Emphasis">Church Community Challenges:</text:span></text:p>
          <text:list>
            <text:list-item>
              <text:p text:style-name="P164"><text:span text:style-name="Strong_20_Emphasis">Scenario:</text:span> A church facing internal conflicts or external pressures.</text:p>
            </text:list-item>
            <text:list-item>
              <text:p text:style-name="P164"><text:span text:style-name="Strong_20_Emphasis">Application:</text:span> The congregation can draw strength from the assurance that their difficulties are temporary. By fostering a spirit of unity, prayer, and trust in God’s favor, they can move toward a season of renewed joy and blessings.</text:p>
            </text:list-item>
          </text:list>
        </text:list-item>
        <text:list-item>
          <text:p text:style-name="P163"><text:span text:style-name="Strong_20_Emphasis">Faith Development:</text:span></text:p>
          <text:list>
            <text:list-item>
              <text:p text:style-name="P164"><text:span text:style-name="Strong_20_Emphasis">Scenario:</text:span> A new believer struggling with understanding and spiritual growth.</text:p>
            </text:list-item>
            <text:list-item>
              <text:p text:style-name="P163"><text:span text:style-name="Strong_20_Emphasis">Application:</text:span> They can be encouraged that initial struggles and doubts are a normal part of faith development. By staying committed to their relationship with God and the community of believers, they will experience increasing joy and confidence in their faith journey.</text:p>
            </text:list-item>
          </text:list>
        </text:list-item>
      </text:list>
      <text:h text:style-name="P1" text:outline-level="3">Insight for Preaching</text:h>
      <text:p text:style-name="P5">When preaching on Psalm 30:5, emphasize the themes of temporary suffering and enduring joy. Highlight the following points:</text:p>
      <text:list text:style-name="L80">
        <text:list-item>
          <text:p text:style-name="P165"><text:span text:style-name="Strong_20_Emphasis">God’s Temporary Discipline:</text:span> Explain that God's anger or discipline is momentary and serves a purpose in our growth and correction.</text:p>
        </text:list-item>
        <text:list-item>
          <text:p text:style-name="P165"><text:span text:style-name="Strong_20_Emphasis">Enduring Favor:</text:span> Stress that God's favor, love, and mercy are constants in the life of a believer, providing a foundation of hope and joy.</text:p>
        </text:list-item>
        <text:list-item>
          <text:p text:style-name="P165"><text:span text:style-name="Strong_20_Emphasis">Hope in Hardship:</text:span> Encourage believers to hold onto the promise that sorrow and difficulties are temporary, and joy will come with the dawn.</text:p>
        </text:list-item>
        <text:list-item>
          <text:p text:style-name="P166"><text:span text:style-name="Strong_20_Emphasis">Practical Faith:</text:span> Offer practical ways to maintain hope and joy during tough times, such as prayer, scripture meditation, and community support.</text:p>
        </text:list-item>
      </text:list>
      <text:h text:style-name="P1" text:outline-level="3">Illustrative Examples</text:h>
      <text:list text:style-name="L81">
        <text:list-item>
          <text:p text:style-name="P167"><text:span text:style-name="Strong_20_Emphasis">Testimony Sharing:</text:span> Invite members to share testimonies of how they experienced God’s joy and favor after a period of hardship.</text:p>
        </text:list-item>
        <text:list-item>
          <text:p text:style-name="P167"><text:soft-page-break/><text:span text:style-name="Strong_20_Emphasis">Visual Illustration:</text:span> Use a simple visual aid like a night-to-morning time-lapse to illustrate the transition from weeping to rejoicing.</text:p>
        </text:list-item>
        <text:list-item>
          <text:p text:style-name="P168"><text:span text:style-name="Strong_20_Emphasis">Prayer Session:</text:span> Lead a prayer session focused on surrendering sorrows to God and seeking His joy and favor.</text:p>
        </text:list-item>
      </text:list>
      <text:p text:style-name="P5">By focusing on these aspects, you can help your congregation understand and apply the profound truth of Psalm 30:5 in their daily lives, fostering a resilient faith that endures through temporary hardships with the hope of God's enduring joy and favo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 text:outline-level="3"><text:soft-page-break/></text:h>
      <text:h text:style-name="P29" text:outline-level="3"><text:span text:style-name="T4">John 7:38-39</text:span></text:h>
      <text:h text:style-name="P1" text:outline-level="3">Contextualization of John 7:38-39</text:h>
      <text:p text:style-name="P5"/>
      <text:list text:style-name="L82">
        <text:list-item>
          <text:p text:style-name="P283">"Streams of Living Water: The Promise of the Spirit"</text:p>
        </text:list-item>
        <text:list-item>
          <text:p text:style-name="P283">"The Overflowing Blessing of the Holy Spirit"</text:p>
        </text:list-item>
        <text:list-item>
          <text:p text:style-name="P283">"Living Water: Jesus' Promise to the Believer"</text:p>
        </text:list-item>
        <text:list-item>
          <text:p text:style-name="P283">"The Outpouring of the Spirit: A New Birth"</text:p>
        </text:list-item>
        <text:list-item>
          <text:p text:style-name="P284">"From Thirst to Abundance: The Spirit’s Refreshing" </text:p>
        </text:list-item>
      </text:list>
      <text:p text:style-name="P5"><text:span text:style-name="Strong_20_Emphasis">John 7:38-39 (NIV):</text:span> 38 "Whoever believes in me, as Scripture has said, rivers of living water will flow from within them." 39 By this he meant the Spirit, whom those who believed in him were later to receive. Up to that time the Spirit had not been given, since Jesus had not yet been glorified.</text:p>
      <text:p text:style-name="P5">These verses occur during the Feast of Tabernacles (Sukkot), a Jewish festival celebrating the harvest and God's provision. On the last day of the festival, Jesus stands and makes this proclamation, inviting people to come to Him and receive the living water, symbolizing the Holy Spirit. This invitation speaks to the deep spiritual thirst of humanity and the fulfillment that comes through faith in Jesus.</text:p>
      <text:h text:style-name="P1" text:outline-level="3">Parallel Verses</text:h>
      <text:list text:style-name="L83">
        <text:list-item>
          <text:p text:style-name="P169"><text:span text:style-name="Strong_20_Emphasis">John 4:14:</text:span> "But whoever drinks the water I give them will never thirst. Indeed, the water I give them will become in them a spring of water welling up to eternal life."</text:p>
        </text:list-item>
        <text:list-item>
          <text:p text:style-name="P169"><text:span text:style-name="Strong_20_Emphasis">Isaiah 44:3:</text:span> "For I will pour water on the thirsty land, and streams on the dry ground; I will pour out my Spirit on your offspring, and my blessing on your descendants."</text:p>
        </text:list-item>
        <text:list-item>
          <text:p text:style-name="P169"><text:span text:style-name="Strong_20_Emphasis">Ezekiel 36:26-27:</text:span> "I will give you a new heart and put a new spirit in you; I will remove from you your heart of stone and give you a heart of flesh. And I will put my Spirit in you and move you to follow my decrees and be careful to keep my laws."</text:p>
        </text:list-item>
        <text:list-item>
          <text:p text:style-name="P170"><text:span text:style-name="Strong_20_Emphasis">Revelation 22:1:</text:span> "Then the angel showed me the river of the water of life, as clear as crystal, flowing from the throne of God and of the Lamb."</text:p>
        </text:list-item>
      </text:list>
      <text:h text:style-name="P1" text:outline-level="3">Explanation and Insight</text:h>
      <text:p text:style-name="P5"><text:span text:style-name="Strong_20_Emphasis">"Whoever believes in me, as Scripture has said, rivers of living water will flow from within them."</text:span></text:p>
      <text:p text:style-name="P5"><text:span text:style-name="Strong_20_Emphasis">Belief in Jesus:</text:span> The invitation to believe in Jesus is central. Faith in Jesus is the key to receiving the living water He offers. This belief is more than intellectual assent; it involves trusting in Him and committing to a relationship with Him.</text:p>
      <text:p text:style-name="P5"><text:span text:style-name="Strong_20_Emphasis">Rivers of Living Water:</text:span> The metaphor of living water represents the Holy Spirit. Just as water is essential for physical life, the Holy Spirit is essential for spiritual life. The imagery of rivers suggests abundance, continuous flow, and refreshment, indicating that the Holy Spirit provides ongoing and overflowing spiritual nourishment and vitality.</text:p>
      <text:p text:style-name="P5"><text:span text:style-name="Strong_20_Emphasis">"By this he meant the Spirit, whom those who believed in him were later to receive."</text:span></text:p>
      <text:p text:style-name="P5"><text:soft-page-break/><text:span text:style-name="Strong_20_Emphasis">The Promise of the Holy Spirit:</text:span> Jesus clarifies that the living water is the Holy Spirit, who would be given to believers after Jesus' glorification (His death, resurrection, and ascension). The Holy Spirit empowers believers, guides them, and transforms their lives.</text:p>
      <text:p text:style-name="P5"><text:span text:style-name="Strong_20_Emphasis">Anticipation and Fulfillment:</text:span> At this point, the Holy Spirit had not yet been given in the way that He would be after Pentecost. Jesus' promise points to the future outpouring of the Spirit, fulfilling Old Testament prophecies and transforming the lives of believers.</text:p>
      <text:h text:style-name="P1" text:outline-level="3">Examples of Application</text:h>
      <text:list text:style-name="L84">
        <text:list-item>
          <text:p text:style-name="P171"><text:span text:style-name="Strong_20_Emphasis">Personal Spiritual Growth:</text:span></text:p>
          <text:list>
            <text:list-item>
              <text:p text:style-name="P172"><text:span text:style-name="Strong_20_Emphasis">Scenario:</text:span> A believer seeking deeper spiritual growth.</text:p>
            </text:list-item>
            <text:list-item>
              <text:p text:style-name="P172"><text:span text:style-name="Strong_20_Emphasis">Application:</text:span> Encourage them to actively seek the Holy Spirit through prayer, reading scripture, and participating in spiritual disciplines. Explain that the Holy Spirit will guide, teach, and empower them, leading to a more vibrant and fulfilling spiritual life.</text:p>
            </text:list-item>
          </text:list>
        </text:list-item>
        <text:list-item>
          <text:p text:style-name="P171"><text:span text:style-name="Strong_20_Emphasis">Overcoming Challenges:</text:span></text:p>
          <text:list>
            <text:list-item>
              <text:p text:style-name="P172"><text:span text:style-name="Strong_20_Emphasis">Scenario:</text:span> Someone facing significant life challenges or decisions.</text:p>
            </text:list-item>
            <text:list-item>
              <text:p text:style-name="P172"><text:span text:style-name="Strong_20_Emphasis">Application:</text:span> Remind them that the Holy Spirit is their helper and comforter. Encourage them to rely on the Spirit for wisdom, strength, and comfort, trusting that God’s presence will flow through them, providing what they need.</text:p>
            </text:list-item>
          </text:list>
        </text:list-item>
        <text:list-item>
          <text:p text:style-name="P171"><text:span text:style-name="Strong_20_Emphasis">Community Impact:</text:span></text:p>
          <text:list>
            <text:list-item>
              <text:p text:style-name="P172"><text:span text:style-name="Strong_20_Emphasis">Scenario:</text:span> A church seeking to make a positive impact in their community.</text:p>
            </text:list-item>
            <text:list-item>
              <text:p text:style-name="P172"><text:span text:style-name="Strong_20_Emphasis">Application:</text:span> Teach the congregation that the Holy Spirit can work through them collectively to bring transformation to their community. Encourage them to be open to the Spirit's leading in acts of service, outreach, and compassion.</text:p>
            </text:list-item>
          </text:list>
        </text:list-item>
        <text:list-item>
          <text:p text:style-name="P171"><text:span text:style-name="Strong_20_Emphasis">Living Testimony:</text:span></text:p>
          <text:list>
            <text:list-item>
              <text:p text:style-name="P172"><text:span text:style-name="Strong_20_Emphasis">Scenario:</text:span> A believer wanting to share their faith effectively.</text:p>
            </text:list-item>
            <text:list-item>
              <text:p text:style-name="P171"><text:span text:style-name="Strong_20_Emphasis">Application:</text:span> Emphasize that the Holy Spirit empowers them to be witnesses. Encourage them to live out their faith authentically, allowing the Spirit to produce fruit in their lives that draws others to Christ.</text:p>
            </text:list-item>
          </text:list>
        </text:list-item>
      </text:list>
      <text:h text:style-name="P1" text:outline-level="3">Insight for Preaching</text:h>
      <text:p text:style-name="P5">When preaching on John 7:38-39, focus on the transformative power of the Holy Spirit and the abundant life that comes from believing in Jesus. Highlight the following points:</text:p>
      <text:list text:style-name="L85">
        <text:list-item>
          <text:p text:style-name="P173"><text:span text:style-name="Strong_20_Emphasis">Invitation to Faith:</text:span> Emphasize the importance of believing in Jesus as the source of living water.</text:p>
        </text:list-item>
        <text:list-item>
          <text:p text:style-name="P173"><text:span text:style-name="Strong_20_Emphasis">Abundance of the Spirit:</text:span> Explain the symbolism of rivers of living water, highlighting the abundance, refreshment, and continuous flow of the Holy Spirit in a believer’s life.</text:p>
        </text:list-item>
        <text:list-item>
          <text:p text:style-name="P173"><text:span text:style-name="Strong_20_Emphasis">Promise and Fulfillment:</text:span> Discuss the promise of the Holy Spirit and its fulfillment at Pentecost, showing how this promise is relevant to believers today.</text:p>
        </text:list-item>
        <text:list-item>
          <text:p text:style-name="P174"><text:span text:style-name="Strong_20_Emphasis">Practical Application:</text:span> Provide practical ways for believers to experience and rely on the Holy Spirit in their daily lives.</text:p>
        </text:list-item>
      </text:list>
      <text:h text:style-name="P1" text:outline-level="3"><text:soft-page-break/>Illustrative Examples</text:h>
      <text:list text:style-name="L86">
        <text:list-item>
          <text:p text:style-name="P175"><text:span text:style-name="Strong_20_Emphasis">Testimony Sharing:</text:span> Invite individuals to share testimonies of how the Holy Spirit has impacted their lives, providing guidance, strength, and transformation.</text:p>
        </text:list-item>
        <text:list-item>
          <text:p text:style-name="P175"><text:span text:style-name="Strong_20_Emphasis">Interactive Prayer:</text:span> Lead the congregation in a prayer session focused on seeking the Holy Spirit, inviting Him to fill and empower their lives.</text:p>
        </text:list-item>
        <text:list-item>
          <text:p text:style-name="P176"><text:span text:style-name="Strong_20_Emphasis">Visual Aids:</text:span> Use visual aids like flowing water or fountains to symbolize the continuous and abundant flow of the Holy Spirit, making the metaphor more tangible.</text:p>
        </text:list-item>
      </text:list>
      <text:p text:style-name="P5">By focusing on these aspects, you can help your congregation understand and experience the profound promise of Jesus in John 7:38-39, fostering a deeper relationship with Him through the empowering presence of the Holy Spiri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h text:style-name="P29" text:outline-level="3"><text:s/><text:span text:style-name="T4">Matthew 9:13</text:span></text:h>
      <text:p text:style-name="P314"/>
      <text:h text:style-name="P1" text:outline-level="3">Contextualization of Matthew 9:13</text:h>
      <text:p text:style-name="P5"/>
      <text:list text:style-name="L87">
        <text:list-item>
          <text:p text:style-name="P177">"Mercy Over Sacrifice: Jesus' Call to the Needy"</text:p>
        </text:list-item>
        <text:list-item>
          <text:p text:style-name="P177">"Compassion Over Ritual: Understanding True Righteousness"</text:p>
        </text:list-item>
        <text:list-item>
          <text:p text:style-name="P177">"The Heart of Jesus: Mercy, Not Sacrifice"</text:p>
        </text:list-item>
        <text:list-item>
          <text:p text:style-name="P177">"Seeking Mercy: Jesus' Mission to the Outcast"</text:p>
        </text:list-item>
        <text:list-item>
          <text:p text:style-name="P177">"Mercy and Mission: Embracing Jesus’ Teachings"</text:p>
        </text:list-item>
      </text:list>
      <text:p text:style-name="P5"><text:span text:style-name="Strong_20_Emphasis"/></text:p>
      <text:p text:style-name="P5"><text:span text:style-name="Strong_20_Emphasis">Matthew 9:13 (NIV):</text:span> "But go and learn what this means: ‘I desire mercy, not sacrifice.’ For I have not come to call the righteous, but sinners.”</text:p>
      <text:p text:style-name="P5">In Matthew 9, Jesus is calling Matthew, a tax collector, to follow Him. Tax collectors were despised by Jewish society for collaborating with the Romans and often engaging in corruption. When Jesus dines at Matthew’s house with other tax collectors and sinners, the Pharisees question His disciples about why their teacher associates with such people. In response, Jesus highlights His mission to seek and save the lost and emphasizes the priority of mercy over ritual sacrifice.</text:p>
      <text:h text:style-name="P1" text:outline-level="3">Parallel Verses</text:h>
      <text:list text:style-name="L88">
        <text:list-item>
          <text:p text:style-name="P178"><text:span text:style-name="Strong_20_Emphasis">Hosea 6:6:</text:span> "For I desire mercy, not sacrifice, and acknowledgment of God rather than burnt offerings."</text:p>
        </text:list-item>
        <text:list-item>
          <text:p text:style-name="P178"><text:span text:style-name="Strong_20_Emphasis">Micah 6:8:</text:span> "He has shown you, O mortal, what is good. And what does the Lord require of you? To act justly and to love mercy and to walk humbly with your God."</text:p>
        </text:list-item>
        <text:list-item>
          <text:p text:style-name="P178"><text:span text:style-name="Strong_20_Emphasis">Matthew 12:7:</text:span> "If you had known what these words mean, ‘I desire mercy, not sacrifice,’ you would not have condemned the innocent."</text:p>
        </text:list-item>
        <text:list-item>
          <text:p text:style-name="P179"><text:span text:style-name="Strong_20_Emphasis">Luke 5:32:</text:span> "I have not come to call the righteous, but sinners to repentance."</text:p>
        </text:list-item>
      </text:list>
      <text:h text:style-name="P1" text:outline-level="3">Explanation and Insight</text:h>
      <text:p text:style-name="P5"><text:span text:style-name="Strong_20_Emphasis">"But go and learn what this means: ‘I desire mercy, not sacrifice.’ For I have not come to call the righteous, but sinners.”</text:span></text:p>
      <text:p text:style-name="P5"><text:span text:style-name="Strong_20_Emphasis">I Desire Mercy, Not Sacrifice:</text:span> Jesus quotes Hosea 6:6 to emphasize that God values mercy—compassionate treatment of others—over ritualistic religious practices. This challenges the Pharisees’ focus on external compliance with religious laws rather than the internal transformation and genuine compassion God desires.</text:p>
      <text:p text:style-name="P5"><text:span text:style-name="Strong_20_Emphasis">Call to Sinners, Not the Righteous:</text:span> Jesus’ mission is to call sinners to repentance and offer them salvation. This statement highlights His purpose of reaching out to those who recognize their need for Him. The "righteous" refers to those who consider themselves already righteous and thus do not <text:soft-page-break/>see their need for Jesus, contrasting with sinners who acknowledge their flaws and are open to transformation.</text:p>
      <text:h text:style-name="P1" text:outline-level="3">Examples of Application</text:h>
      <text:list text:style-name="L89">
        <text:list-item>
          <text:p text:style-name="P180"><text:span text:style-name="Strong_20_Emphasis">Community Outreach:</text:span></text:p>
          <text:list>
            <text:list-item>
              <text:p text:style-name="P181"><text:span text:style-name="Strong_20_Emphasis">Scenario:</text:span> A church looking to expand its outreach to marginalized groups.</text:p>
            </text:list-item>
            <text:list-item>
              <text:p text:style-name="P181"><text:span text:style-name="Strong_20_Emphasis">Application:</text:span> Inspired by Jesus’ example, the church can prioritize mercy and actively seek to serve and include those who are often overlooked or judged by society. This might involve initiatives like food drives, addiction recovery programs, or support groups for the homeless.</text:p>
            </text:list-item>
          </text:list>
        </text:list-item>
        <text:list-item>
          <text:p text:style-name="P180"><text:span text:style-name="Strong_20_Emphasis">Personal Relationships:</text:span></text:p>
          <text:list>
            <text:list-item>
              <text:p text:style-name="P181"><text:span text:style-name="Strong_20_Emphasis">Scenario:</text:span> An individual holding a grudge against someone who has wronged them.</text:p>
            </text:list-item>
            <text:list-item>
              <text:p text:style-name="P181"><text:span text:style-name="Strong_20_Emphasis">Application:</text:span> Encourage the person to extend mercy and forgiveness, following Jesus’ teaching. By focusing on compassion rather than holding onto hurt, they can foster reconciliation and healing in their relationships.</text:p>
            </text:list-item>
          </text:list>
        </text:list-item>
        <text:list-item>
          <text:p text:style-name="P180"><text:span text:style-name="Strong_20_Emphasis">Church Culture:</text:span></text:p>
          <text:list>
            <text:list-item>
              <text:p text:style-name="P181"><text:span text:style-name="Strong_20_Emphasis">Scenario:</text:span> A congregation prone to legalism or judgmental attitudes.</text:p>
            </text:list-item>
            <text:list-item>
              <text:p text:style-name="P181"><text:span text:style-name="Strong_20_Emphasis">Application:</text:span> Teach the importance of mercy over rigid adherence to rules. Emphasize creating a welcoming environment for all, regardless of their past, encouraging members to show compassion and understanding to each other.</text:p>
            </text:list-item>
          </text:list>
        </text:list-item>
        <text:list-item>
          <text:p text:style-name="P180"><text:span text:style-name="Strong_20_Emphasis">Self-Reflection:</text:span></text:p>
          <text:list>
            <text:list-item>
              <text:p text:style-name="P181"><text:span text:style-name="Strong_20_Emphasis">Scenario:</text:span> A believer struggling with self-righteousness or judgmental thoughts.</text:p>
            </text:list-item>
            <text:list-item>
              <text:p text:style-name="P180"><text:span text:style-name="Strong_20_Emphasis">Application:</text:span> Challenge them to reflect on their own need for mercy and the grace they have received from God. Encourage them to approach others with humility and kindness, recognizing that everyone is in need of God’s mercy.</text:p>
            </text:list-item>
          </text:list>
        </text:list-item>
      </text:list>
      <text:h text:style-name="P1" text:outline-level="3">Insight for Preaching</text:h>
      <text:p text:style-name="P5">When preaching on Matthew 9:13, focus on the transformative power of mercy and Jesus’ mission to save sinners. Highlight the following points:</text:p>
      <text:list text:style-name="L90">
        <text:list-item>
          <text:p text:style-name="P182"><text:span text:style-name="Strong_20_Emphasis">Priority of Mercy:</text:span> Emphasize that God values compassionate actions and a merciful heart over mere religious rituals.</text:p>
        </text:list-item>
        <text:list-item>
          <text:p text:style-name="P182"><text:span text:style-name="Strong_20_Emphasis">Inclusive Mission of Jesus:</text:span> Explain that Jesus’ mission is to reach those who recognize their need for Him, not those who consider themselves righteous.</text:p>
        </text:list-item>
        <text:list-item>
          <text:p text:style-name="P182"><text:span text:style-name="Strong_20_Emphasis">Personal Application:</text:span> Encourage the congregation to reflect on their attitudes towards others and to embody mercy in their daily interactions.</text:p>
        </text:list-item>
        <text:list-item>
          <text:p text:style-name="P183"><text:span text:style-name="Strong_20_Emphasis">Community Impact:</text:span> Challenge the church to engage in outreach and service that reflects Jesus’ heart for the marginalized and sinful.</text:p>
        </text:list-item>
      </text:list>
      <text:h text:style-name="P1" text:outline-level="3">Illustrative Examples</text:h>
      <text:list text:style-name="L91">
        <text:list-item>
          <text:p text:style-name="P184"><text:span text:style-name="Strong_20_Emphasis">Testimony Sharing:</text:span> Invite members to share stories of how showing or receiving mercy has impacted their lives, illustrating the power of compassion.</text:p>
        </text:list-item>
        <text:list-item>
          <text:p text:style-name="P184"><text:span text:style-name="Strong_20_Emphasis">Visual Aids:</text:span> Use visual aids like images or short videos that depict acts of mercy, contrasting them with mere religious rituals to reinforce the message.</text:p>
        </text:list-item>
        <text:list-item>
          <text:p text:style-name="P185"><text:soft-page-break/><text:span text:style-name="Strong_20_Emphasis">Role-Playing:</text:span> Conduct a role-playing exercise where participants act out scenarios of mercy and judgment, followed by a discussion on how to choose mercy.</text:p>
        </text:list-item>
      </text:list>
      <text:p text:style-name="P5">By focusing on these aspects, you can help your congregation understand and apply the profound teachings of Matthew 9:13, fostering a community that prioritizes mercy and compassion, reflecting Jesus’ mission and hear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 text:outline-level="3"><text:soft-page-break/></text:h>
      <text:h text:style-name="P35" text:outline-level="3">Galatians 5:22-23</text:h>
      <text:p text:style-name="P5"/>
      <text:h text:style-name="P1" text:outline-level="3">Contextualization of Galatians 5:22-23</text:h>
      <text:p text:style-name="P5"/>
      <text:list xml:id="list3070006878" text:style-name="L92">
        <text:list-item>
          <text:p text:style-name="P186">"The Fruit of the Spirit: Characteristics of a Christlike Life"</text:p>
        </text:list-item>
        <text:list-item>
          <text:p text:style-name="P186">"Living Out the Fruit of the Spirit"</text:p>
        </text:list-item>
        <text:list-item>
          <text:p text:style-name="P186">"The Virtues of the Spirit: Love, Joy, Peace, and More"</text:p>
        </text:list-item>
        <text:list-item>
          <text:p text:style-name="P186">"Cultivating the Spirit’s Fruit: Traits of a Transformed Life"</text:p>
        </text:list-item>
        <text:list-item>
          <text:p text:style-name="P186">"The Spirit’s Harvest: Manifesting Godly Character</text:p>
        </text:list-item>
      </text:list>
      <text:p text:style-name="P5"><text:span text:style-name="Strong_20_Emphasis"/></text:p>
      <text:p text:style-name="P5"><text:span text:style-name="Strong_20_Emphasis">Galatians 5:22-23 (NIV):</text:span> 22 "But the fruit of the Spirit is love, joy, peace, forbearance, kindness, goodness, faithfulness, 23 gentleness and self-control. Against such things there is no law."</text:p>
      <text:p text:style-name="P5">The Apostle Paul wrote the letter to the Galatians to address issues related to legalism and to clarify the nature of Christian freedom. In this passage, Paul contrasts the "acts of the flesh" with the "fruit of the Spirit." While the former leads to destruction and discord, the latter reflects the character of a life transformed by the Holy Spirit. These verses summarize the qualities that should be evident in a believer’s life as a result of the Holy Spirit’s work.</text:p>
      <text:h text:style-name="P1" text:outline-level="3">Parallel Verses</text:h>
      <text:list text:style-name="L93">
        <text:list-item>
          <text:p text:style-name="P187"><text:span text:style-name="Strong_20_Emphasis">John 15:4-5:</text:span> "Remain in me, as I also remain in you. No branch can bear fruit by itself; it must remain in the vine. Neither can you bear fruit unless you remain in me. I am the vine; you are the branches. If you remain in me and I in you, you will bear much fruit; apart from me you can do nothing."</text:p>
        </text:list-item>
        <text:list-item>
          <text:p text:style-name="P187"><text:span text:style-name="Strong_20_Emphasis">Ephesians 5:9:</text:span> "(for the fruit of the light consists in all goodness, righteousness and truth)"</text:p>
        </text:list-item>
        <text:list-item>
          <text:p text:style-name="P187"><text:span text:style-name="Strong_20_Emphasis">Philippians 1:11:</text:span> "filled with the fruit of righteousness that comes through Jesus Christ—to the glory and praise of God."</text:p>
        </text:list-item>
        <text:list-item>
          <text:p text:style-name="P188"><text:span text:style-name="Strong_20_Emphasis">Colossians 1:10:</text:span> "so that you may live a life worthy of the Lord and please him in every way: bearing fruit in every good work, growing in the knowledge of God,"</text:p>
        </text:list-item>
      </text:list>
      <text:h text:style-name="P1" text:outline-level="3">Explanation and Insight</text:h>
      <text:p text:style-name="P5"><text:span text:style-name="Strong_20_Emphasis">"But the fruit of the Spirit is love, joy, peace, forbearance, kindness, goodness, faithfulness, gentleness and self-control. Against such things there is no law."</text:span></text:p>
      <text:p text:style-name="P5"><text:span text:style-name="Strong_20_Emphasis">Fruit of the Spirit:</text:span> Paul uses the metaphor of "fruit" to describe the natural outcome of a life influenced by the Holy Spirit. Just as fruit grows from a healthy tree, these virtues grow in a believer who is connected to the Holy Spirit.</text:p>
      <text:list text:style-name="L94">
        <text:list-item>
          <text:p text:style-name="P189"><text:span text:style-name="Strong_20_Emphasis">Love:</text:span> Unconditional and selfless affection that seeks the best for others.</text:p>
        </text:list-item>
        <text:list-item>
          <text:p text:style-name="P189"><text:span text:style-name="Strong_20_Emphasis">Joy:</text:span> A deep-seated sense of happiness and contentment rooted in God's presence.</text:p>
        </text:list-item>
        <text:list-item>
          <text:p text:style-name="P189"><text:soft-page-break/><text:span text:style-name="Strong_20_Emphasis">Peace:</text:span> Inner tranquility and harmony with God and others.</text:p>
        </text:list-item>
        <text:list-item>
          <text:p text:style-name="P189"><text:span text:style-name="Strong_20_Emphasis">Forbearance (Patience):</text:span> The ability to endure difficulties and delays with a positive attitude.</text:p>
        </text:list-item>
        <text:list-item>
          <text:p text:style-name="P189"><text:span text:style-name="Strong_20_Emphasis">Kindness:</text:span> Compassionate and considerate behavior towards others.</text:p>
        </text:list-item>
        <text:list-item>
          <text:p text:style-name="P189"><text:span text:style-name="Strong_20_Emphasis">Goodness:</text:span> Moral integrity and generosity.</text:p>
        </text:list-item>
        <text:list-item>
          <text:p text:style-name="P189"><text:span text:style-name="Strong_20_Emphasis">Faithfulness:</text:span> Loyalty and reliability in relationships and duties.</text:p>
        </text:list-item>
        <text:list-item>
          <text:p text:style-name="P189"><text:span text:style-name="Strong_20_Emphasis">Gentleness:</text:span> Humility and tenderness in dealing with others.</text:p>
        </text:list-item>
        <text:list-item>
          <text:p text:style-name="P190"><text:span text:style-name="Strong_20_Emphasis">Self-Control:</text:span> The ability to regulate one's emotions, desires, and actions.</text:p>
        </text:list-item>
      </text:list>
      <text:p text:style-name="P5"><text:span text:style-name="Strong_20_Emphasis">Against such things there is no law:</text:span> Paul emphasizes that these qualities are universally commendable and cannot be condemned by any law. They fulfill the law's requirements because they reflect God's character and will.</text:p>
      <text:h text:style-name="P1" text:outline-level="3">Examples of Application</text:h>
      <text:list text:style-name="L95">
        <text:list-item>
          <text:p text:style-name="P191"><text:span text:style-name="Strong_20_Emphasis">Personal Relationships:</text:span></text:p>
          <text:list>
            <text:list-item>
              <text:p text:style-name="P192"><text:span text:style-name="Strong_20_Emphasis">Scenario:</text:span> A believer struggling with anger and impatience in their family.</text:p>
            </text:list-item>
            <text:list-item>
              <text:p text:style-name="P192"><text:span text:style-name="Strong_20_Emphasis">Application:</text:span> Encourage them to cultivate the fruit of the Spirit by spending time in prayer and reading scripture, seeking the Holy Spirit’s help to develop patience, kindness, and self-control in their interactions with family members.</text:p>
            </text:list-item>
          </text:list>
        </text:list-item>
        <text:list-item>
          <text:p text:style-name="P191"><text:span text:style-name="Strong_20_Emphasis">Workplace Behavior:</text:span></text:p>
          <text:list>
            <text:list-item>
              <text:p text:style-name="P192"><text:span text:style-name="Strong_20_Emphasis">Scenario:</text:span> An employee facing a hostile work environment.</text:p>
            </text:list-item>
            <text:list-item>
              <text:p text:style-name="P192"><text:span text:style-name="Strong_20_Emphasis">Application:</text:span> Urge them to embody peace, gentleness, and self-control, allowing the Holy Spirit to guide their responses to challenging situations and difficult colleagues, thereby becoming a positive influence in their workplace.</text:p>
            </text:list-item>
          </text:list>
        </text:list-item>
        <text:list-item>
          <text:p text:style-name="P191"><text:span text:style-name="Strong_20_Emphasis">Church Community:</text:span></text:p>
          <text:list>
            <text:list-item>
              <text:p text:style-name="P192"><text:span text:style-name="Strong_20_Emphasis">Scenario:</text:span> A church dealing with internal conflicts and divisions.</text:p>
            </text:list-item>
            <text:list-item>
              <text:p text:style-name="P192"><text:span text:style-name="Strong_20_Emphasis">Application:</text:span> Teach the congregation about the fruit of the Spirit and encourage them to practice love, forbearance, and faithfulness with one another, fostering unity and harmony within the church body.</text:p>
            </text:list-item>
          </text:list>
        </text:list-item>
        <text:list-item>
          <text:p text:style-name="P191"><text:span text:style-name="Strong_20_Emphasis">Personal Growth:</text:span></text:p>
          <text:list>
            <text:list-item>
              <text:p text:style-name="P192"><text:span text:style-name="Strong_20_Emphasis">Scenario:</text:span> A new believer eager to grow in their faith.</text:p>
            </text:list-item>
            <text:list-item>
              <text:p text:style-name="P191"><text:span text:style-name="Strong_20_Emphasis">Application:</text:span> Help them understand that spiritual growth involves allowing the Holy Spirit to develop these virtues in their life. Encourage them to engage in regular spiritual disciplines and to be patient with themselves as they grow.</text:p>
            </text:list-item>
          </text:list>
        </text:list-item>
      </text:list>
      <text:h text:style-name="P1" text:outline-level="3">Insight for Preaching</text:h>
      <text:p text:style-name="P5">When preaching on Galatians 5:22-23, focus on the transformative power of the Holy Spirit and the evidence of a Spirit-filled life. Highlight the following points:</text:p>
      <text:list text:style-name="L96">
        <text:list-item>
          <text:p text:style-name="P193"><text:span text:style-name="Strong_20_Emphasis">Nature of the Fruit:</text:span> Explain that the fruit of the Spirit is a natural result of a life surrendered to and guided by the Holy Spirit.</text:p>
        </text:list-item>
        <text:list-item>
          <text:p text:style-name="P193"><text:span text:style-name="Strong_20_Emphasis">Contrast with Flesh:</text:span> Contrast the fruit of the Spirit with the acts of the flesh mentioned earlier in the chapter, showing the difference between a life led by the Spirit and one led by selfish desires.</text:p>
        </text:list-item>
        <text:list-item>
          <text:p text:style-name="P193"><text:soft-page-break/><text:span text:style-name="Strong_20_Emphasis">Practical Growth:</text:span> Provide practical steps for cultivating the fruit of the Spirit, such as prayer, scripture study, and community involvement.</text:p>
        </text:list-item>
        <text:list-item>
          <text:p text:style-name="P194"><text:span text:style-name="Strong_20_Emphasis">Community Impact:</text:span> Emphasize how a community of believers exhibiting these qualities can positively impact their surroundings and testify to God’s transformative power.</text:p>
        </text:list-item>
      </text:list>
      <text:h text:style-name="P1" text:outline-level="3">Illustrative Examples</text:h>
      <text:list text:style-name="L97">
        <text:list-item>
          <text:p text:style-name="P195"><text:span text:style-name="Strong_20_Emphasis">Testimony Sharing:</text:span> Invite members to share personal testimonies of how the Holy Spirit has helped them develop these virtues in their lives.</text:p>
        </text:list-item>
        <text:list-item>
          <text:p text:style-name="P195"><text:span text:style-name="Strong_20_Emphasis">Visual Aids:</text:span> Use visual aids like a fruit tree to illustrate how different virtues grow from a healthy spiritual life connected to Jesus.</text:p>
        </text:list-item>
        <text:list-item>
          <text:p text:style-name="P196"><text:span text:style-name="Strong_20_Emphasis">Interactive Activities:</text:span> Create small group discussions or workshops focused on specific fruits of the Spirit, allowing members to explore and share how they can cultivate these qualities.</text:p>
        </text:list-item>
      </text:list>
      <text:p text:style-name="P5">By focusing on these aspects, you can help your congregation understand and apply the teachings of Galatians 5:22-23, fostering a Spirit-led community that exhibits the character of Christ through their daily liv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P35" text:outline-level="3">Jeremiah 31:34</text:h>
      <text:p text:style-name="P2"/>
      <text:p text:style-name="P2"/>
      <text:h text:style-name="P1" text:outline-level="3">Contextualization of Jeremiah 31:34</text:h>
      <text:p text:style-name="P5"><text:span text:style-name="Strong_20_Emphasis"/></text:p>
      <text:list text:continue-list="list3070006878" text:style-name="L92">
        <text:list-item>
          <text:p text:style-name="P186"><text:span text:style-name="Strong_20_Emphasis"><text:span text:style-name="T3">"A New Covenant: Knowing the Lord Personally"</text:span></text:span></text:p>
        </text:list-item>
        <text:list-item>
          <text:p text:style-name="P186"><text:span text:style-name="Strong_20_Emphasis"><text:span text:style-name="T3">"Forgiven and Known: The Promise of a New Relationship"</text:span></text:span></text:p>
        </text:list-item>
        <text:list-item>
          <text:p text:style-name="P186"><text:span text:style-name="Strong_20_Emphasis"><text:span text:style-name="T3">"The New Covenant: Personal Knowledge and Forgiveness"</text:span></text:span></text:p>
        </text:list-item>
        <text:list-item>
          <text:p text:style-name="P186"><text:span text:style-name="Strong_20_Emphasis"><text:span text:style-name="T3">"God’s Promise: Direct Knowledge and Complete Forgiveness"</text:span></text:span></text:p>
        </text:list-item>
        <text:list-item>
          <text:p text:style-name="P186"><text:span text:style-name="Strong_20_Emphasis"><text:span text:style-name="T3">"A Heartfelt Relationship: The New Covenant’s Assurance"</text:span></text:span></text:p>
        </text:list-item>
      </text:list>
      <text:p text:style-name="P5"><text:span text:style-name="Strong_20_Emphasis"/></text:p>
      <text:p text:style-name="P5"><text:span text:style-name="Strong_20_Emphasis">Jeremiah 31:34 (NIV):</text:span> "No longer will they teach their neighbor, or say to one another, ‘Know the Lord,’ because they will all know me, from the least of them to the greatest,” declares the Lord. “For I will forgive their wickedness and will remember their sins no more.”</text:p>
      <text:p text:style-name="P5">Jeremiah 31 is part of a larger section often referred to as the "Book of Consolation" (Jeremiah 30-33), where God, through the prophet Jeremiah, promises restoration and a new covenant for Israel. This chapter is particularly significant because it looks forward to a time when God will establish a new covenant, unlike the old covenant which Israel broke. Jeremiah 31:34 focuses on the transformative and inclusive nature of this new covenant, highlighting universal knowledge of God and complete forgiveness of sins.</text:p>
      <text:h text:style-name="P1" text:outline-level="3">Parallel Verses</text:h>
      <text:list text:style-name="L98">
        <text:list-item>
          <text:p text:style-name="P197"><text:span text:style-name="Strong_20_Emphasis">Ezekiel 36:26-27:</text:span> "I will give you a new heart and put a new spirit in you; I will remove from you your heart of stone and give you a heart of flesh. And I will put my Spirit in you and move you to follow my decrees and be careful to keep my laws."</text:p>
        </text:list-item>
        <text:list-item>
          <text:p text:style-name="P197"><text:span text:style-name="Strong_20_Emphasis">Hebrews 8:10-12:</text:span> "This is the covenant I will establish with the people of Israel after that time, declares the Lord. I will put my laws in their minds and write them on their hearts. I will be their God, and they will be my people. No longer will they teach their neighbor, or say to one another, ‘Know the Lord,’ because they will all know me, from the least of them to the greatest. For I will forgive their wickedness and will remember their sins no more."</text:p>
        </text:list-item>
        <text:list-item>
          <text:p text:style-name="P197"><text:span text:style-name="Strong_20_Emphasis">John 6:45:</text:span> "It is written in the Prophets: ‘They will all be taught by God.’ Everyone who has heard the Father and learned from him comes to me."</text:p>
        </text:list-item>
        <text:list-item>
          <text:p text:style-name="P198"><text:span text:style-name="Strong_20_Emphasis">1 John 2:27:</text:span> "As for you, the anointing you received from him remains in you, and you do not need anyone to teach you. But as his anointing teaches you about all things and as that anointing is real, not counterfeit—just as it has taught you, remain in him."</text:p>
        </text:list-item>
      </text:list>
      <text:h text:style-name="P1" text:outline-level="3"><text:soft-page-break/>Explanation and Insight</text:h>
      <text:p text:style-name="P5"><text:span text:style-name="Strong_20_Emphasis">"No longer will they teach their neighbor, or say to one another, ‘Know the Lord,’ because they will all know me, from the least of them to the greatest,” declares the Lord. “For I will forgive their wickedness and will remember their sins no more."</text:span></text:p>
      <text:p text:style-name="P5"><text:span text:style-name="Strong_20_Emphasis">Universal Knowledge of God:</text:span> The verse prophesies a time when direct, personal knowledge of God will be universal among His people. This is a significant shift from the old covenant, where knowledge of God was often mediated through priests, prophets, and teachers. In the new covenant, everyone will have a direct relationship with God.</text:p>
      <text:p text:style-name="P5"><text:span text:style-name="Strong_20_Emphasis">Forgiveness and Forgetfulness of Sins:</text:span> The promise of forgiveness and God’s choice to forget sins highlights the depth of His grace and mercy. This complete forgiveness is a cornerstone of the new covenant and underscores God’s desire for a restored relationship with His people.</text:p>
      <text:p text:style-name="P5"><text:span text:style-name="Strong_20_Emphasis">Transformation of Hearts:</text:span> Implied in this verse is the transformation that the new covenant brings. With God's laws written on their hearts (Jeremiah 31:33), His people will live in ways that reflect His will, not out of obligation, but out of a genuine, internalized knowledge and love for God.</text:p>
      <text:h text:style-name="P1" text:outline-level="3">Examples of Application</text:h>
      <text:list text:style-name="L99">
        <text:list-item>
          <text:p text:style-name="P199"><text:span text:style-name="Strong_20_Emphasis">Personal Assurance:</text:span></text:p>
          <text:list>
            <text:list-item>
              <text:p text:style-name="P200"><text:span text:style-name="Strong_20_Emphasis">Scenario:</text:span> A believer struggling with guilt and past sins.</text:p>
            </text:list-item>
            <text:list-item>
              <text:p text:style-name="P200"><text:span text:style-name="Strong_20_Emphasis">Application:</text:span> Remind them of God’s promise to forgive and forget their sins. Encourage them to embrace this assurance and live in the freedom and peace that comes from being fully forgiven.</text:p>
            </text:list-item>
          </text:list>
        </text:list-item>
        <text:list-item>
          <text:p text:style-name="P199"><text:span text:style-name="Strong_20_Emphasis">Community Unity:</text:span></text:p>
          <text:list>
            <text:list-item>
              <text:p text:style-name="P200"><text:span text:style-name="Strong_20_Emphasis">Scenario:</text:span> A church divided by doctrinal differences or personal conflicts.</text:p>
            </text:list-item>
            <text:list-item>
              <text:p text:style-name="P200"><text:span text:style-name="Strong_20_Emphasis">Application:</text:span> Emphasize the promise that all believers will know God directly, suggesting a focus on personal relationship with God rather than contentious issues. Encourage unity based on shared faith and the indwelling Holy Spirit.</text:p>
            </text:list-item>
          </text:list>
        </text:list-item>
        <text:list-item>
          <text:p text:style-name="P199"><text:span text:style-name="Strong_20_Emphasis">Evangelism:</text:span></text:p>
          <text:list>
            <text:list-item>
              <text:p text:style-name="P200"><text:span text:style-name="Strong_20_Emphasis">Scenario:</text:span> Outreach efforts to a diverse community.</text:p>
            </text:list-item>
            <text:list-item>
              <text:p text:style-name="P200"><text:span text:style-name="Strong_20_Emphasis">Application:</text:span> Highlight the inclusivity of God’s promise that everyone, from the least to the greatest, can know Him. Use this as a basis for sharing the gospel, emphasizing God’s desire for a personal relationship with all people, regardless of background.</text:p>
            </text:list-item>
          </text:list>
        </text:list-item>
        <text:list-item>
          <text:p text:style-name="P199"><text:span text:style-name="Strong_20_Emphasis">Spiritual Growth:</text:span></text:p>
          <text:list>
            <text:list-item>
              <text:p text:style-name="P200"><text:span text:style-name="Strong_20_Emphasis">Scenario:</text:span> A believer seeking deeper spiritual maturity.</text:p>
            </text:list-item>
            <text:list-item>
              <text:p text:style-name="P199"><text:span text:style-name="Strong_20_Emphasis">Application:</text:span> Encourage them to rely on the Holy Spirit for direct teaching and guidance. Promote regular personal Bible study and prayer, trusting that God will reveal Himself and His will to them personally.</text:p>
            </text:list-item>
          </text:list>
        </text:list-item>
      </text:list>
      <text:h text:style-name="P1" text:outline-level="3">Insight for Preaching</text:h>
      <text:p text:style-name="P5">When preaching on Jeremiah 31:34, focus on the transformative and inclusive nature of the new covenant. Highlight the following points:</text:p>
      <text:list text:style-name="L100">
        <text:list-item>
          <text:p text:style-name="P201"><text:soft-page-break/><text:span text:style-name="Strong_20_Emphasis">Direct Relationship with God:</text:span> Emphasize the promise of direct, personal knowledge of God for every believer, eliminating the need for mediators.</text:p>
        </text:list-item>
        <text:list-item>
          <text:p text:style-name="P201"><text:span text:style-name="Strong_20_Emphasis">Complete Forgiveness:</text:span> Stress the significance of God’s promise to forgive and forget sins, offering assurance and freedom to believers.</text:p>
        </text:list-item>
        <text:list-item>
          <text:p text:style-name="P201"><text:span text:style-name="Strong_20_Emphasis">Internal Transformation:</text:span> Explain how the new covenant involves a transformation of the heart, with God’s laws written internally, leading to genuine, heartfelt obedience.</text:p>
        </text:list-item>
        <text:list-item>
          <text:p text:style-name="P202"><text:span text:style-name="Strong_20_Emphasis">Inclusivity:</text:span> Highlight the inclusive nature of this promise, applicable to all people regardless of status or background.</text:p>
        </text:list-item>
      </text:list>
      <text:h text:style-name="P1" text:outline-level="3">Illustrative Examples</text:h>
      <text:list text:style-name="L101">
        <text:list-item>
          <text:p text:style-name="P203"><text:span text:style-name="Strong_20_Emphasis">Testimony Sharing:</text:span> Invite members to share personal stories of how they have experienced direct guidance and teaching from God, emphasizing the universal access to a relationship with Him.</text:p>
        </text:list-item>
        <text:list-item>
          <text:p text:style-name="P203"><text:span text:style-name="Strong_20_Emphasis">Visual Aids:</text:span> Use visual aids like a whiteboard that is wiped clean to illustrate God’s forgiveness and forgetfulness of sins, making the concept tangible.</text:p>
        </text:list-item>
        <text:list-item>
          <text:p text:style-name="P204"><text:span text:style-name="Strong_20_Emphasis">Interactive Teaching:</text:span> Conduct a small group session where participants discuss how they experience God’s guidance in their daily lives, fostering a sense of shared discovery and encouragement.</text:p>
        </text:list-item>
      </text:list>
      <text:p text:style-name="P5">By focusing on these aspects, you can help your congregation understand and apply the profound promises of Jeremiah 31:34, fostering a deeper, more personal relationship with God and a stronger sense of community grounded in His grace and forgivenes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P36" text:outline-level="3">Romans 8:1</text:h>
      <text:p text:style-name="P2"/>
      <text:p text:style-name="P2"/>
      <text:h text:style-name="P1" text:outline-level="3">Contextualization of Romans 8:1</text:h>
      <text:p text:style-name="P5"><text:span text:style-name="Strong_20_Emphasis"/></text:p>
      <text:list text:style-name="L102">
        <text:list-item>
          <text:p text:style-name="P205">"No Condemnation in Christ"</text:p>
        </text:list-item>
        <text:list-item>
          <text:p text:style-name="P205">"Freedom from Condemnation: Life in the Spirit"</text:p>
        </text:list-item>
        <text:list-item>
          <text:p text:style-name="P205">"The Promise of No Condemnation"</text:p>
        </text:list-item>
        <text:list-item>
          <text:p text:style-name="P205">"Living Free: The Assurance of No Condemnation"</text:p>
        </text:list-item>
        <text:list-item>
          <text:p text:style-name="P205">"Grace and Freedom: No Condemnation for Those in Christ"</text:p>
        </text:list-item>
      </text:list>
      <text:p text:style-name="P5"><text:span text:style-name="Strong_20_Emphasis"/></text:p>
      <text:p text:style-name="P5"><text:span text:style-name="Strong_20_Emphasis">Romans 8:1 (NIV):</text:span> "Therefore, there is now no condemnation for those who are in Christ Jesus."</text:p>
      <text:p text:style-name="P5">Romans 8 is one of the most celebrated chapters in the New Testament, highlighting the life and freedom found in the Spirit for believers. Paul transitions from discussing the struggle with sin and the law in Romans 7 to the triumphant declaration of freedom in Christ in Romans 8. This verse marks a pivotal point, affirming that believers are free from the condemnation that sin brings because of their union with Christ Jesus.</text:p>
      <text:h text:style-name="P1" text:outline-level="3">Parallel Verses</text:h>
      <text:list text:style-name="L103">
        <text:list-item>
          <text:p text:style-name="P206"><text:span text:style-name="Strong_20_Emphasis">John 3:18:</text:span> "Whoever believes in him is not condemned, but whoever does not believe stands condemned already because they have not believed in the name of God’s one and only Son."</text:p>
        </text:list-item>
        <text:list-item>
          <text:p text:style-name="P206"><text:span text:style-name="Strong_20_Emphasis">John 5:24:</text:span> "Very truly I tell you, whoever hears my word and believes him who sent me has eternal life and will not be judged but has crossed over from death to life."</text:p>
        </text:list-item>
        <text:list-item>
          <text:p text:style-name="P206"><text:span text:style-name="Strong_20_Emphasis">Galatians 3:13:</text:span> "Christ redeemed us from the curse of the law by becoming a curse for us, for it is written: ‘Cursed is everyone who is hung on a pole.’"</text:p>
        </text:list-item>
        <text:list-item>
          <text:p text:style-name="P207"><text:span text:style-name="Strong_20_Emphasis">Colossians 2:13-14:</text:span> "When you were dead in your sins and in the uncircumcision of your flesh, God made you alive with Christ. He forgave us all our sins, having canceled the charge of our legal indebtedness, which stood against us and condemned us; he has taken it away, nailing it to the cross."</text:p>
        </text:list-item>
      </text:list>
      <text:h text:style-name="P1" text:outline-level="3">Explanation and Insight</text:h>
      <text:p text:style-name="P5"><text:span text:style-name="Strong_20_Emphasis">"Therefore, there is now no condemnation for those who are in Christ Jesus."</text:span></text:p>
      <text:p text:style-name="P5"><text:span text:style-name="Strong_20_Emphasis">No Condemnation:</text:span> This verse emphatically declares that believers in Christ are not subject to condemnation. "Condemnation" here refers to the legal verdict of guilt and the accompanying punishment that comes with sin. Paul assures believers that because of their union with Christ, they are free from the penalty that sin demands.</text:p>
      <text:p text:style-name="P5"><text:soft-page-break/><text:span text:style-name="Strong_20_Emphasis">In Christ Jesus:</text:span> The phrase "in Christ Jesus" signifies a profound spiritual reality. Being "in Christ" means being united with Him through faith, participating in His death and resurrection, and receiving His righteousness. This union is the basis for the believer’s justification and freedom from condemnation.</text:p>
      <text:p text:style-name="P5"><text:span text:style-name="Strong_20_Emphasis">Context of the Therefore:</text:span> The "therefore" connects this verse to the preceding discussion in Romans 7, where Paul describes the struggle with sin and the inability of the law to bring about righteousness. Romans 8:1 introduces the solution to this struggle: the new life in the Spirit, provided through Christ, which brings liberation from sin's condemnation.</text:p>
      <text:h text:style-name="P1" text:outline-level="3">Examples of Application</text:h>
      <text:list text:style-name="L104">
        <text:list-item>
          <text:p text:style-name="P208"><text:span text:style-name="Strong_20_Emphasis">Assurance of Salvation:</text:span></text:p>
          <text:list>
            <text:list-item>
              <text:p text:style-name="P209"><text:span text:style-name="Strong_20_Emphasis">Scenario:</text:span> A believer struggling with doubts about their salvation.</text:p>
            </text:list-item>
            <text:list-item>
              <text:p text:style-name="P209"><text:span text:style-name="Strong_20_Emphasis">Application:</text:span> Remind them of the truth in Romans 8:1 that there is no condemnation for those who are in Christ Jesus. Encourage them to rest in the assurance of their salvation, knowing that their standing before God is secure because of their union with Christ.</text:p>
            </text:list-item>
          </text:list>
        </text:list-item>
        <text:list-item>
          <text:p text:style-name="P208"><text:span text:style-name="Strong_20_Emphasis">Freedom from Guilt:</text:span></text:p>
          <text:list>
            <text:list-item>
              <text:p text:style-name="P209"><text:span text:style-name="Strong_20_Emphasis">Scenario:</text:span> Someone feeling burdened by guilt over past sins.</text:p>
            </text:list-item>
            <text:list-item>
              <text:p text:style-name="P209"><text:span text:style-name="Strong_20_Emphasis">Application:</text:span> Explain that, in Christ, their sins have been forgiven and there is no condemnation. Encourage them to accept God’s forgiveness and live in the freedom and joy that comes from being absolved of guilt.</text:p>
            </text:list-item>
          </text:list>
        </text:list-item>
        <text:list-item>
          <text:p text:style-name="P208"><text:span text:style-name="Strong_20_Emphasis">Overcoming Fear of Judgment:</text:span></text:p>
          <text:list>
            <text:list-item>
              <text:p text:style-name="P209"><text:span text:style-name="Strong_20_Emphasis">Scenario:</text:span> An individual afraid of God's judgment due to past mistakes.</text:p>
            </text:list-item>
            <text:list-item>
              <text:p text:style-name="P209"><text:span text:style-name="Strong_20_Emphasis">Application:</text:span> Teach them that being in Christ means they are not subject to God’s condemnation. They can approach God with confidence, knowing that Christ has taken their punishment upon Himself.</text:p>
            </text:list-item>
          </text:list>
        </text:list-item>
        <text:list-item>
          <text:p text:style-name="P208"><text:span text:style-name="Strong_20_Emphasis">Encouragement in Spiritual Growth:</text:span></text:p>
          <text:list>
            <text:list-item>
              <text:p text:style-name="P209"><text:span text:style-name="Strong_20_Emphasis">Scenario:</text:span> A believer struggling with ongoing sin and feeling discouraged.</text:p>
            </text:list-item>
            <text:list-item>
              <text:p text:style-name="P208"><text:span text:style-name="Strong_20_Emphasis">Application:</text:span> Encourage them with the truth of Romans 8:1, emphasizing that their identity in Christ is not defined by their failures but by their position in Him. Urge them to rely on the Holy Spirit’s power to grow and overcome sin.</text:p>
            </text:list-item>
          </text:list>
        </text:list-item>
      </text:list>
      <text:h text:style-name="P1" text:outline-level="3">Insight for Preaching</text:h>
      <text:p text:style-name="P5">When preaching on Romans 8:1, focus on the profound liberation that comes from being in Christ. Highlight the following points:</text:p>
      <text:list text:style-name="L105">
        <text:list-item>
          <text:p text:style-name="P210"><text:span text:style-name="Strong_20_Emphasis">Freedom from Condemnation:</text:span> Emphasize that believers are not condemned because of their union with Christ, providing assurance and comfort.</text:p>
        </text:list-item>
        <text:list-item>
          <text:p text:style-name="P210"><text:span text:style-name="Strong_20_Emphasis">Identity in Christ:</text:span> Explain what it means to be "in Christ" and how this union transforms a believer’s standing before God.</text:p>
        </text:list-item>
        <text:list-item>
          <text:p text:style-name="P210"><text:span text:style-name="Strong_20_Emphasis">The Role of the Holy Spirit:</text:span> Connect this verse to the broader context of Romans 8, which discusses the life and power of the Holy Spirit in believers, enabling them to live free from the power of sin.</text:p>
        </text:list-item>
        <text:list-item>
          <text:p text:style-name="P211"><text:soft-page-break/><text:span text:style-name="Strong_20_Emphasis">Practical Implications:</text:span> Offer practical applications of living in the freedom from condemnation, including dealing with guilt, fear, and spiritual struggles.</text:p>
        </text:list-item>
      </text:list>
      <text:h text:style-name="P1" text:outline-level="3">Illustrative Examples</text:h>
      <text:list text:style-name="L106">
        <text:list-item>
          <text:p text:style-name="P212"><text:span text:style-name="Strong_20_Emphasis">Testimony Sharing:</text:span> Invite members to share personal testimonies of how understanding their freedom from condemnation in Christ has transformed their lives.</text:p>
        </text:list-item>
        <text:list-item>
          <text:p text:style-name="P212"><text:span text:style-name="Strong_20_Emphasis">Visual Aids:</text:span> Use visual aids like chains being broken or a courtroom scene where the verdict of "not guilty" is pronounced to illustrate the concept of no condemnation.</text:p>
        </text:list-item>
        <text:list-item>
          <text:p text:style-name="P213"><text:span text:style-name="Strong_20_Emphasis">Interactive Activities:</text:span> Facilitate small group discussions where participants share how they have experienced freedom from guilt and condemnation through their faith in Christ, encouraging one another with practical steps and scripture.</text:p>
        </text:list-item>
      </text:list>
      <text:p text:style-name="P5">By focusing on these aspects, you can help your congregation understand and live out the transformative truth of Romans 8:1, fostering a community that walks in the assurance, freedom, and new life that comes from being in Christ Jesu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h text:style-name="P37" text:outline-level="3">Romans 12:1-2</text:h>
      <text:h text:style-name="P1" text:outline-level="3">Contextualization of Romans 12:1-2</text:h>
      <text:p text:style-name="P5"/>
      <text:list text:style-name="L107">
        <text:list-item>
          <text:p text:style-name="P214">"Transformed Living: Presenting Your Bodies as a Living Sacrifice"</text:p>
        </text:list-item>
        <text:list-item>
          <text:p text:style-name="P214">"A New Mindset: Living Sacrificially and Renewed"</text:p>
        </text:list-item>
        <text:list-item>
          <text:p text:style-name="P214">"Dedicated to God: Embracing Transformation and Renewal"</text:p>
        </text:list-item>
        <text:list-item>
          <text:p text:style-name="P214">"Living Sacrifice and Spiritual Renewal: A Call to Holy Living"</text:p>
        </text:list-item>
        <text:list-item>
          <text:p text:style-name="P214">"From Conformity to Transformation: Embracing God's Will"</text:p>
        </text:list-item>
      </text:list>
      <text:p text:style-name="P5"><text:span text:style-name="Strong_20_Emphasis"/></text:p>
      <text:p text:style-name="P5"><text:span text:style-name="Strong_20_Emphasis">Romans 12:1-2 (NIV):</text:span> 1 "Therefore, I urge you, brothers and sisters, in view of God’s mercy, to offer your bodies as a living sacrifice, holy and pleasing to God—this is your true and proper worship. 2 Do not conform to the pattern of this world, but be transformed by the renewing of your mind. Then you will be able to test and approve what God’s will is—his good, pleasing and perfect will."</text:p>
      <text:p text:style-name="P5">Romans 12 marks a shift from the theological foundations Paul lays in the first eleven chapters of Romans to practical applications. Paul has just finished explaining the depth of God's mercy and grace, culminating in a doxology (Romans 11:33-36). In light of this, he calls believers to respond appropriately. The "therefore" signifies this transition from doctrine to duty, from creed to conduct.</text:p>
      <text:h text:style-name="P1" text:outline-level="3">Parallel Verses</text:h>
      <text:list text:style-name="L108">
        <text:list-item>
          <text:p text:style-name="P215"><text:span text:style-name="Strong_20_Emphasis">1 Corinthians 6:20:</text:span> "You were bought at a price. Therefore honor God with your bodies."</text:p>
        </text:list-item>
        <text:list-item>
          <text:p text:style-name="P215"><text:span text:style-name="Strong_20_Emphasis">Ephesians 4:23-24:</text:span> "to be made new in the attitude of your minds; and to put on the new self, created to be like God in true righteousness and holiness."</text:p>
        </text:list-item>
        <text:list-item>
          <text:p text:style-name="P215"><text:span text:style-name="Strong_20_Emphasis">Colossians 3:1-2:</text:span> "Since, then, you have been raised with Christ, set your hearts on things above, where Christ is, seated at the right hand of God. Set your minds on things above, not on earthly things."</text:p>
        </text:list-item>
        <text:list-item>
          <text:p text:style-name="P216"><text:span text:style-name="Strong_20_Emphasis">1 Peter 1:14-15:</text:span> "As obedient children, do not conform to the evil desires you had when you lived in ignorance. But just as he who called you is holy, so be holy in all you do;"</text:p>
        </text:list-item>
      </text:list>
      <text:h text:style-name="P1" text:outline-level="3">Explanation and Insight</text:h>
      <text:p text:style-name="P5"><text:span text:style-name="Strong_20_Emphasis">"Therefore, I urge you, brothers and sisters, in view of God’s mercy, to offer your bodies as a living sacrifice, holy and pleasing to God—this is your true and proper worship."</text:span></text:p>
      <text:p text:style-name="P5"><text:span text:style-name="Strong_20_Emphasis">Living Sacrifice:</text:span> Paul urges believers to offer their bodies, symbolizing their entire being, as a living sacrifice. Unlike the dead animals sacrificed in the Old Testament, a living sacrifice is ongoing and involves continuous dedication to God. This sacrifice is described as holy (set apart) and pleasing to God, indicating a life that honors Him.</text:p>
      <text:p text:style-name="P5"><text:soft-page-break/><text:span text:style-name="Strong_20_Emphasis">True and Proper Worship:</text:span> The term used for "true and proper worship" (Greek: logikos latreia) can also be translated as "spiritual worship" or "reasonable service." It means that this kind of self-offering is the logical and appropriate response to God's mercy.</text:p>
      <text:p text:style-name="P5"><text:span text:style-name="Strong_20_Emphasis">"Do not conform to the pattern of this world, but be transformed by the renewing of your mind. Then you will be able to test and approve what God’s will is—his good, pleasing and perfect will."</text:span></text:p>
      <text:p text:style-name="P5"><text:span text:style-name="Strong_20_Emphasis">Nonconformity and Transformation:</text:span> Paul contrasts conforming to the world with being transformed. Conforming involves adapting to worldly values and behaviors, while transformation (Greek: metamorphousthe) suggests a profound, radical change from within. This transformation happens through the renewing of the mind, indicating a new way of thinking aligned with God’s truth.</text:p>
      <text:p text:style-name="P5"><text:span text:style-name="Strong_20_Emphasis">Knowing God’s Will:</text:span> The result of this transformation is the ability to discern and follow God’s will, described as good, pleasing, and perfect. It implies a discernment that comes from a mind attuned to God's desires and purposes.</text:p>
      <text:h text:style-name="P1" text:outline-level="3">Examples of Application</text:h>
      <text:list text:style-name="L109">
        <text:list-item>
          <text:p text:style-name="P217"><text:span text:style-name="Strong_20_Emphasis">Personal Spiritual Discipline:</text:span></text:p>
          <text:list>
            <text:list-item>
              <text:p text:style-name="P218"><text:span text:style-name="Strong_20_Emphasis">Scenario:</text:span> A believer struggling to grow in their faith.</text:p>
            </text:list-item>
            <text:list-item>
              <text:p text:style-name="P218"><text:span text:style-name="Strong_20_Emphasis">Application:</text:span> Encourage them to dedicate time daily to read scripture and pray, seeking God’s guidance for their lives. Explain that this practice helps in renewing the mind and aligning their thoughts with God’s will.</text:p>
            </text:list-item>
          </text:list>
        </text:list-item>
        <text:list-item>
          <text:p text:style-name="P217"><text:span text:style-name="Strong_20_Emphasis">Ethical Decision-Making:</text:span></text:p>
          <text:list>
            <text:list-item>
              <text:p text:style-name="P218"><text:span text:style-name="Strong_20_Emphasis">Scenario:</text:span> Someone facing a moral dilemma at work.</text:p>
            </text:list-item>
            <text:list-item>
              <text:p text:style-name="P218"><text:span text:style-name="Strong_20_Emphasis">Application:</text:span> Teach them to not conform to unethical practices for career advancement but to seek God's will and act with integrity. Highlight that living as a sacrifice means making choices that please God, even when it’s challenging.</text:p>
            </text:list-item>
          </text:list>
        </text:list-item>
        <text:list-item>
          <text:p text:style-name="P217"><text:span text:style-name="Strong_20_Emphasis">Community Engagement:</text:span></text:p>
          <text:list>
            <text:list-item>
              <text:p text:style-name="P218"><text:span text:style-name="Strong_20_Emphasis">Scenario:</text:span> A church planning its outreach activities.</text:p>
            </text:list-item>
            <text:list-item>
              <text:p text:style-name="P218"><text:span text:style-name="Strong_20_Emphasis">Application:</text:span> Encourage the congregation to think creatively and sacrificially about serving their community. This might involve volunteering time, resources, or skills to meet the needs around them, reflecting Christ’s love and mercy.</text:p>
            </text:list-item>
          </text:list>
        </text:list-item>
        <text:list-item>
          <text:p text:style-name="P217"><text:span text:style-name="Strong_20_Emphasis">Countercultural Living:</text:span></text:p>
          <text:list>
            <text:list-item>
              <text:p text:style-name="P218"><text:span text:style-name="Strong_20_Emphasis">Scenario:</text:span> Young adults influenced by peer pressure and cultural trends.</text:p>
            </text:list-item>
            <text:list-item>
              <text:p text:style-name="P217"><text:span text:style-name="Strong_20_Emphasis">Application:</text:span> Encourage them to critically evaluate cultural norms and values through the lens of scripture. Emphasize the importance of being distinct in their lifestyle, not conforming to the world but being transformed by the Spirit.</text:p>
            </text:list-item>
          </text:list>
        </text:list-item>
      </text:list>
      <text:h text:style-name="P1" text:outline-level="3">Insight for Preaching</text:h>
      <text:p text:style-name="P5">When preaching on Romans 12:1-2, focus on the holistic and practical implications of living out the faith. Highlight the following points:</text:p>
      <text:list text:style-name="L110">
        <text:list-item>
          <text:p text:style-name="P219"><text:span text:style-name="Strong_20_Emphasis">Response to God’s Mercy:</text:span> Emphasize that our commitment to God is a response to His immense mercy and grace.</text:p>
        </text:list-item>
        <text:list-item>
          <text:p text:style-name="P219"><text:soft-page-break/><text:span text:style-name="Strong_20_Emphasis">Continuous Sacrifice:</text:span> Explain the concept of a living sacrifice and its implications for daily life, stressing ongoing dedication rather than a one-time event.</text:p>
        </text:list-item>
        <text:list-item>
          <text:p text:style-name="P219"><text:span text:style-name="Strong_20_Emphasis">Mind Renewal:</text:span> Discuss the importance of renewing the mind through scripture, prayer, and community, leading to transformation and discernment of God’s will.</text:p>
        </text:list-item>
        <text:list-item>
          <text:p text:style-name="P220"><text:span text:style-name="Strong_20_Emphasis">Practical Outworking:</text:span> Provide practical examples of how believers can live out this calling in various aspects of their lives, from personal behavior to community involvement.</text:p>
        </text:list-item>
      </text:list>
      <text:h text:style-name="P1" text:outline-level="3">Illustrative Examples</text:h>
      <text:list text:style-name="L111">
        <text:list-item>
          <text:p text:style-name="P221"><text:span text:style-name="Strong_20_Emphasis">Testimony Sharing:</text:span> Invite members to share how dedicating themselves to God and renewing their minds has impacted their lives positively.</text:p>
        </text:list-item>
        <text:list-item>
          <text:p text:style-name="P221"><text:span text:style-name="Strong_20_Emphasis">Visual Aids:</text:span> Use visuals like a butterfly emerging from a cocoon to illustrate transformation or a scale to depict weighing worldly values against godly values.</text:p>
        </text:list-item>
        <text:list-item>
          <text:p text:style-name="P222"><text:span text:style-name="Strong_20_Emphasis">Interactive Discussions:</text:span> Facilitate small group discussions on practical ways to live as living sacrifices and renew minds, encouraging participants to share insights and challenges.</text:p>
        </text:list-item>
      </text:list>
      <text:p text:style-name="P5">By focusing on these aspects, you can help your congregation grasp the depth and breadth of Paul’s exhortation in Romans 12:1-2, leading them towards a transformed, non-conforming life that reflects God’s good, pleasing, and perfect will.</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P38" text:outline-level="3">Romans 12:9-21</text:h>
      <text:p text:style-name="P19"/>
      <text:p text:style-name="P2"/>
      <text:h text:style-name="P1" text:outline-level="3">Contextualization of Romans 12:9-21</text:h>
      <text:p text:style-name="P5"/>
      <text:list text:style-name="L112">
        <text:list-item>
          <text:p text:style-name="P223">"Living Out Genuine Love: Practical Christian Living"</text:p>
        </text:list-item>
        <text:list-item>
          <text:p text:style-name="P223">"Love in Action: A Guide to Christian Conduct"</text:p>
        </text:list-item>
        <text:list-item>
          <text:p text:style-name="P223">"Authentic Love and Christian Virtues"</text:p>
        </text:list-item>
        <text:list-item>
          <text:p text:style-name="P223">"From Love to Action: Principles for a Christlike Life"</text:p>
        </text:list-item>
        <text:list-item>
          <text:p text:style-name="P223">"Practical Faith: Living Out Love and Overcoming Evil"</text:p>
        </text:list-item>
      </text:list>
      <text:p text:style-name="P5"><text:span text:style-name="Strong_20_Emphasis"/></text:p>
      <text:p text:style-name="P5"><text:span text:style-name="Strong_20_Emphasis">Romans 12:9-21 (NIV):</text:span> 9 "Love must be sincere. Hate what is evil; cling to what is good. 10 Be devoted to one another in love. Honor one another above yourselves. 11 Never be lacking in zeal, but keep your spiritual fervor, serving the Lord. 12 Be joyful in hope, patient in affliction, faithful in prayer. 13 Share with the Lord’s people who are in need. Practice hospitality. 14 Bless those who persecute you; bless and do not curse. 15 Rejoice with those who rejoice; mourn with those who mourn. 16 Live in harmony with one another. Do not be proud, but be willing to associate with people of low position. Do not be conceited. 17 Do not repay anyone evil for evil. Be careful to do what is right in the eyes of everyone. 18 If it is possible, as far as it depends on you, live at peace with everyone. 19 Do not take revenge, my dear friends, but leave room for God’s wrath, for it is written: ‘It is mine to avenge; I will repay,’ says the Lord. 20 On the contrary: ‘If your enemy is hungry, feed him; if he is thirsty, give him something to drink. In doing this, you will heap burning coals on his head.’ 21 Do not be overcome by evil, but overcome evil with good."</text:p>
      <text:p text:style-name="P5">In Romans 12, Paul provides practical guidelines for living out the Christian faith in community. This passage follows the theological foundations laid in the earlier chapters and moves into specific ethical instructions for daily life. Paul emphasizes genuine love, humility, and non-retaliation as hallmarks of a transformed life.</text:p>
      <text:h text:style-name="P1" text:outline-level="3">Parallel Verses</text:h>
      <text:list text:style-name="L113">
        <text:list-item>
          <text:p text:style-name="P224"><text:span text:style-name="Strong_20_Emphasis">1 Corinthians 13:4-7:</text:span> "Love is patient, love is kind. It does not envy, it does not boast, it is not proud. It does not dishonor others, it is not self-seeking, it is not easily angered, it keeps no record of wrongs. Love does not delight in evil but rejoices with the truth. It always protects, always trusts, always hopes, always perseveres."</text:p>
        </text:list-item>
        <text:list-item>
          <text:p text:style-name="P224"><text:span text:style-name="Strong_20_Emphasis">Matthew 5:44:</text:span> "But I tell you, love your enemies and pray for those who persecute you."</text:p>
        </text:list-item>
        <text:list-item>
          <text:p text:style-name="P224"><text:span text:style-name="Strong_20_Emphasis">Galatians 6:10:</text:span> "Therefore, as we have opportunity, let us do good to all people, especially to those who belong to the family of believers."</text:p>
        </text:list-item>
        <text:list-item>
          <text:p text:style-name="P225"><text:span text:style-name="Strong_20_Emphasis">1 Peter 3:8-9:</text:span> "Finally, all of you, be like-minded, be sympathetic, love one another, be compassionate and humble. Do not repay evil with evil or insult with insult. On the contrary, repay evil with blessing, because to this you were called so that you may inherit a blessing."</text:p>
        </text:list-item>
      </text:list>
      <text:h text:style-name="P1" text:outline-level="3"><text:soft-page-break/>Explanation and Insight</text:h>
      <text:p text:style-name="P5"><text:span text:style-name="Strong_20_Emphasis">"Love must be sincere. Hate what is evil; cling to what is good."</text:span></text:p>
      <text:list text:style-name="L114">
        <text:list-item>
          <text:p text:style-name="P226"><text:span text:style-name="Strong_20_Emphasis">Sincere Love:</text:span> Paul begins with the foundation of Christian ethics—sincere love. The Greek term for "sincere" means "without hypocrisy," highlighting that love should be genuine and not just outwardly expressed.</text:p>
        </text:list-item>
        <text:list-item>
          <text:p text:style-name="P227"><text:span text:style-name="Strong_20_Emphasis">Hatred for Evil:</text:span> Love must be accompanied by a strong aversion to evil, promoting a commitment to righteousness and moral integrity.</text:p>
        </text:list-item>
      </text:list>
      <text:p text:style-name="P5"><text:span text:style-name="Strong_20_Emphasis">"Be devoted to one another in love. Honor one another above yourselves."</text:span></text:p>
      <text:list text:style-name="L115">
        <text:list-item>
          <text:p text:style-name="P228"><text:span text:style-name="Strong_20_Emphasis">Mutual Devotion:</text:span> This involves a deep, selfless commitment to each other’s well-being, putting others' needs above one’s own.</text:p>
        </text:list-item>
        <text:list-item>
          <text:p text:style-name="P229"><text:span text:style-name="Strong_20_Emphasis">Honor:</text:span> It calls for recognizing and valuing the worth of others, treating them with respect and esteem.</text:p>
        </text:list-item>
      </text:list>
      <text:p text:style-name="P5"><text:span text:style-name="Strong_20_Emphasis">"Never be lacking in zeal, but keep your spiritual fervor, serving the Lord."</text:span></text:p>
      <text:list text:style-name="L116">
        <text:list-item>
          <text:p text:style-name="P230"><text:span text:style-name="Strong_20_Emphasis">Spiritual Zeal:</text:span> Encourages maintaining enthusiasm and dedication in serving God, reflecting an active and engaged faith.</text:p>
        </text:list-item>
      </text:list>
      <text:p text:style-name="P5"><text:span text:style-name="Strong_20_Emphasis">"Be joyful in hope, patient in affliction, faithful in prayer."</text:span></text:p>
      <text:list text:style-name="L117">
        <text:list-item>
          <text:p text:style-name="P231"><text:span text:style-name="Strong_20_Emphasis">Joy, Patience, Prayer:</text:span> Paul outlines attitudes and practices essential for enduring hardships. Joyful hope, patience in trials, and constant prayer are crucial for sustaining spiritual strength.</text:p>
        </text:list-item>
      </text:list>
      <text:p text:style-name="P5"><text:span text:style-name="Strong_20_Emphasis">"Share with the Lord’s people who are in need. Practice hospitality."</text:span></text:p>
      <text:list text:style-name="L118">
        <text:list-item>
          <text:p text:style-name="P232"><text:span text:style-name="Strong_20_Emphasis">Generosity and Hospitality:</text:span> Calls for practical expressions of love through sharing resources and welcoming others into one’s home.</text:p>
        </text:list-item>
      </text:list>
      <text:p text:style-name="P5"><text:span text:style-name="Strong_20_Emphasis">"Bless those who persecute you; bless and do not curse."</text:span></text:p>
      <text:list text:style-name="L119">
        <text:list-item>
          <text:p text:style-name="P233"><text:span text:style-name="Strong_20_Emphasis">Blessing Instead of Cursing:</text:span> Reflects the radical call to love one’s enemies and respond to hostility with kindness, following Jesus' teachings.</text:p>
        </text:list-item>
      </text:list>
      <text:p text:style-name="P5"><text:span text:style-name="Strong_20_Emphasis">"Rejoice with those who rejoice; mourn with those who mourn."</text:span></text:p>
      <text:list text:style-name="L120">
        <text:list-item>
          <text:p text:style-name="P234"><text:span text:style-name="Strong_20_Emphasis">Empathy:</text:span> Encourages sharing in the emotional experiences of others, fostering a supportive and compassionate community.</text:p>
        </text:list-item>
      </text:list>
      <text:p text:style-name="P5"><text:span text:style-name="Strong_20_Emphasis">"Live in harmony with one another. Do not be proud, but be willing to associate with people of low position. Do not be conceited."</text:span></text:p>
      <text:list text:style-name="L121">
        <text:list-item>
          <text:p text:style-name="P235"><text:span text:style-name="Strong_20_Emphasis">Harmony and Humility:</text:span> Calls for humility and inclusiveness, avoiding arrogance and pride, and building a community where all are valued equally.</text:p>
        </text:list-item>
      </text:list>
      <text:p text:style-name="P5"><text:span text:style-name="Strong_20_Emphasis">"Do not repay anyone evil for evil. Be careful to do what is right in the eyes of everyone."</text:span></text:p>
      <text:list text:style-name="L122">
        <text:list-item>
          <text:p text:style-name="P236"><text:span text:style-name="Strong_20_Emphasis">Non-Retaliation:</text:span> Encourages responding to wrongdoing with good, ensuring actions align with ethical and moral standards visible to others.</text:p>
        </text:list-item>
      </text:list>
      <text:p text:style-name="P5"><text:span text:style-name="Strong_20_Emphasis">"If it is possible, as far as it depends on you, live at peace with everyone."</text:span></text:p>
      <text:list text:style-name="L123">
        <text:list-item>
          <text:p text:style-name="P237"><text:soft-page-break/><text:span text:style-name="Strong_20_Emphasis">Peaceful Living:</text:span> Emphasizes personal responsibility in fostering peace, even if reconciliation depends on mutual effort.</text:p>
        </text:list-item>
      </text:list>
      <text:p text:style-name="P5"><text:span text:style-name="Strong_20_Emphasis">"Do not take revenge, my dear friends, but leave room for God’s wrath, for it is written: ‘It is mine to avenge; I will repay,’ says the Lord."</text:span></text:p>
      <text:list text:style-name="L124">
        <text:list-item>
          <text:p text:style-name="P238"><text:span text:style-name="Strong_20_Emphasis">Trusting God’s Justice:</text:span> Advises leaving vengeance to God, reflecting trust in divine justice rather than seeking personal retribution.</text:p>
        </text:list-item>
      </text:list>
      <text:p text:style-name="P5"><text:span text:style-name="Strong_20_Emphasis">"If your enemy is hungry, feed him; if he is thirsty, give him something to drink. In doing this, you will heap burning coals on his head."</text:span></text:p>
      <text:list text:style-name="L125">
        <text:list-item>
          <text:p text:style-name="P239"><text:span text:style-name="Strong_20_Emphasis">Kindness to Enemies:</text:span> Demonstrates the power of unexpected kindness in overcoming evil and potentially leading to the enemy’s remorse.</text:p>
        </text:list-item>
      </text:list>
      <text:p text:style-name="P5"><text:span text:style-name="Strong_20_Emphasis">"Do not be overcome by evil, but overcome evil with good."</text:span></text:p>
      <text:list text:style-name="L126">
        <text:list-item>
          <text:p text:style-name="P240"><text:span text:style-name="Strong_20_Emphasis">Triumph Through Goodness:</text:span> Encourages countering evil actions with acts of goodness, embodying a transformative approach to conflict.</text:p>
        </text:list-item>
      </text:list>
      <text:h text:style-name="P1" text:outline-level="3">Examples of Application</text:h>
      <text:list text:style-name="L127">
        <text:list-item>
          <text:p text:style-name="P241"><text:span text:style-name="Strong_20_Emphasis">Church Community:</text:span></text:p>
          <text:list>
            <text:list-item>
              <text:p text:style-name="P242"><text:span text:style-name="Strong_20_Emphasis">Scenario:</text:span> A member experiencing conflict or resentment towards another member.</text:p>
            </text:list-item>
            <text:list-item>
              <text:p text:style-name="P242"><text:span text:style-name="Strong_20_Emphasis">Application:</text:span> Encourage practicing genuine love, honor, and reconciliation. Promote efforts to bless those who have wronged them and seek peace, reflecting the teachings of Romans 12:9-21.</text:p>
            </text:list-item>
          </text:list>
        </text:list-item>
        <text:list-item>
          <text:p text:style-name="P241"><text:span text:style-name="Strong_20_Emphasis">Workplace Environment:</text:span></text:p>
          <text:list>
            <text:list-item>
              <text:p text:style-name="P242"><text:span text:style-name="Strong_20_Emphasis">Scenario:</text:span> A believer facing hostility or unfair treatment at work.</text:p>
            </text:list-item>
            <text:list-item>
              <text:p text:style-name="P242"><text:span text:style-name="Strong_20_Emphasis">Application:</text:span> Advise responding to hostility with kindness and maintaining ethical behavior. Stress the importance of not repaying evil with evil and instead demonstrating integrity and patience.</text:p>
            </text:list-item>
          </text:list>
        </text:list-item>
        <text:list-item>
          <text:p text:style-name="P241"><text:span text:style-name="Strong_20_Emphasis">Personal Relationships:</text:span></text:p>
          <text:list>
            <text:list-item>
              <text:p text:style-name="P242"><text:span text:style-name="Strong_20_Emphasis">Scenario:</text:span> A believer dealing with a difficult family member or friend.</text:p>
            </text:list-item>
            <text:list-item>
              <text:p text:style-name="P242"><text:span text:style-name="Strong_20_Emphasis">Application:</text:span> Encourage them to apply empathy by rejoicing with those who rejoice and mourning with those who mourn. Promote practical actions like hospitality and support during times of need.</text:p>
            </text:list-item>
          </text:list>
        </text:list-item>
        <text:list-item>
          <text:p text:style-name="P241"><text:span text:style-name="Strong_20_Emphasis">Social Issues:</text:span></text:p>
          <text:list>
            <text:list-item>
              <text:p text:style-name="P242"><text:span text:style-name="Strong_20_Emphasis">Scenario:</text:span> Engaging in social justice or advocacy work.</text:p>
            </text:list-item>
            <text:list-item>
              <text:p text:style-name="P241"><text:span text:style-name="Strong_20_Emphasis">Application:</text:span> Emphasize the importance of pursuing justice with a spirit of humility and peace, avoiding retaliation, and striving to overcome evil with good in social and community interactions.</text:p>
            </text:list-item>
          </text:list>
        </text:list-item>
      </text:list>
      <text:h text:style-name="P1" text:outline-level="3">Insight for Preaching</text:h>
      <text:p text:style-name="P5">When preaching on Romans 12:9-21, focus on the practical and radical nature of Christian ethics. Highlight the following points:</text:p>
      <text:list text:style-name="L128">
        <text:list-item>
          <text:p text:style-name="P243"><text:soft-page-break/><text:span text:style-name="Strong_20_Emphasis">Genuine Love:</text:span> Stress the need for authenticity in love, which is foundational to all other ethical behaviors Paul describes.</text:p>
        </text:list-item>
        <text:list-item>
          <text:p text:style-name="P243"><text:span text:style-name="Strong_20_Emphasis">Non-Retaliation:</text:span> Explain the transformative power of responding to evil with good, following Christ's example and teachings.</text:p>
        </text:list-item>
        <text:list-item>
          <text:p text:style-name="P243"><text:span text:style-name="Strong_20_Emphasis">Community Dynamics:</text:span> Address how these principles create a healthy, supportive, and inclusive church community.</text:p>
        </text:list-item>
        <text:list-item>
          <text:p text:style-name="P244"><text:span text:style-name="Strong_20_Emphasis">Practical Application:</text:span> Provide concrete examples and practical steps for living out these teachings in various aspects of life.</text:p>
        </text:list-item>
      </text:list>
      <text:h text:style-name="P1" text:outline-level="3">Illustrative Examples</text:h>
      <text:list text:style-name="L129">
        <text:list-item>
          <text:p text:style-name="P245"><text:span text:style-name="Strong_20_Emphasis">Testimony Sharing:</text:span> Invite members to share experiences where applying these principles led to positive change or reconciliation.</text:p>
        </text:list-item>
        <text:list-item>
          <text:p text:style-name="P245"><text:span text:style-name="Strong_20_Emphasis">Visual Aids:</text:span> Use visual aids like a balance scale to depict justice and mercy, or images representing acts of kindness and hospitality.</text:p>
        </text:list-item>
        <text:list-item>
          <text:p text:style-name="P246"><text:span text:style-name="Strong_20_Emphasis">Role-Playing Exercises:</text:span> Facilitate role-playing exercises where participants practice responding to conflict or hostility with love and kindness, reinforcing practical application of these principles.</text:p>
        </text:list-item>
      </text:list>
      <text:p text:style-name="P5">By focusing on these aspects, you can help your congregation understand and embody the practical teachings of Romans 12:9-21, leading to a more authentic, loving, and harmonious Christian community.</text:p>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h text:style-name="P39" text:outline-level="3">Colossians 3:1-25</text:h>
      <text:p text:style-name="P2"/>
      <text:h text:style-name="P1" text:outline-level="3">Contextualization of Colossians 3:1-25</text:h>
      <text:p text:style-name="P5"/>
      <text:list text:style-name="L130">
        <text:list-item>
          <text:p text:style-name="P247">"Living Above: A New Life in Christ"</text:p>
        </text:list-item>
        <text:list-item>
          <text:p text:style-name="P247">"Renewed in Christ: Guidelines for Christian Living"</text:p>
        </text:list-item>
        <text:list-item>
          <text:p text:style-name="P247">"From Old to New: Embracing Your Identity in Christ"</text:p>
        </text:list-item>
        <text:list-item>
          <text:p text:style-name="P247">"Heavenly Focus and Earthly Conduct: A Christ-Centered Life"</text:p>
        </text:list-item>
        <text:list-item>
          <text:p text:style-name="P247">"Putting On the New Self: Living Out Christ's Transforming Power"</text:p>
        </text:list-item>
      </text:list>
      <text:p text:style-name="P5"/>
      <text:p text:style-name="P7"><text:span text:style-name="Strong_20_Emphasis">Colossians 3:1-25 (NIV):</text:span> 1 "Since, then, you have been raised with Christ, set your hearts on things above, where Christ is, seated at the right hand of God. </text:p>
      <text:p text:style-name="P7">2 Set your minds on things above, not on earthly things. </text:p>
      <text:p text:style-name="P7">3 For you died, and your life is now hidden with Christ in God. </text:p>
      <text:p text:style-name="P7">4 When Christ, who is your life, appears, then you also will appear with him in glory. </text:p>
      <text:p text:style-name="P7">5 Put to death, therefore, whatever belongs to your earthly nature: sexual immorality, impurity, lust, evil desires and greed, which is idolatry. </text:p>
      <text:p text:style-name="P7">6 Because of these, the wrath of God is coming. </text:p>
      <text:p text:style-name="P8">7 You used to walk in these ways, in the life you once lived. </text:p>
      <text:p text:style-name="P8">8 But now you must also rid yourselves of all such things as these: anger, rage, malice, slander, and filthy language from your lips. </text:p>
      <text:p text:style-name="P7">9 Do not lie to each other, since you have taken off your old self with its practices </text:p>
      <text:p text:style-name="P7">10 and have put on the new self, which is being renewed in knowledge in the image of its Creator. 11 Here there is no Gentile or Jew, neither circumcised nor uncircumcised, neither slave nor free, but Christ is all, and is in all. </text:p>
      <text:p text:style-name="P7">12 Therefore, as God’s chosen people, holy and dearly loved, clothe yourselves with compassion, kindness, humility, gentleness and patience. </text:p>
      <text:p text:style-name="P7">13 Bear with each other and forgive one another if any of you has a grievance against someone. Forgive as the Lord forgave you. </text:p>
      <text:p text:style-name="P7">14 And over all these virtues put on love, which binds them all together in perfect unity. </text:p>
      <text:p text:style-name="P7">15 Let the peace of Christ rule in your hearts, since as members of one body you were called to peace. And be thankful. </text:p>
      <text:p text:style-name="P7"><text:soft-page-break/>16 Let the message of Christ dwell among you richly, as you teach and admonish one another with all wisdom through psalms, hymns, and songs from the Spirit, singing to God with gratitude in your hearts. </text:p>
      <text:p text:style-name="P7">17 And whatever you do, whether in word or deed, do it all in the name of the Lord Jesus, giving thanks to God the Father through him. </text:p>
      <text:p text:style-name="P7">18 Wives, submit yourselves to your husbands, as is fitting in the Lord. </text:p>
      <text:p text:style-name="P7">19 Husbands, love your wives and do not be harsh with them. </text:p>
      <text:p text:style-name="P7">20 Children, obey your parents in everything, for this pleases the Lord. </text:p>
      <text:p text:style-name="P7">21 Fathers, do not embitter your children, or they will become discouraged. </text:p>
      <text:p text:style-name="P7">22 Slaves, obey your earthly masters in everything; and do it, not only when their eye is on you and to curry their favor, but with sincerity of heart and reverence for the Lord. </text:p>
      <text:p text:style-name="P7">23 Whatever you do, work at it with all your heart, as working for the Lord, not for human masters, 24 since you know that you will receive an inheritance from the Lord as a reward. It is the Lord Christ you are serving. </text:p>
      <text:p text:style-name="P7">25 Anyone who does wrong will be repaid for their wrongs, and there is no favoritism."</text:p>
      <text:p text:style-name="P5">Colossians 3 addresses the practical outworking of Christian life in light of the believer's new identity in Christ. Paul moves from theological exposition about the supremacy of Christ (chapters 1 and 2) to practical exhortations on living out this new identity.</text:p>
      <text:h text:style-name="P1" text:outline-level="3">Parallel Verses</text:h>
      <text:list text:style-name="L131">
        <text:list-item>
          <text:p text:style-name="P248"><text:span text:style-name="Strong_20_Emphasis">Ephesians 4:22-24:</text:span> "You were taught, with regard to your former way of life, to put off your old self, which is being corrupted by its deceitful desires; to be made new in the attitude of your minds; and to put on the new self, created to be like God in true righteousness and holiness."</text:p>
        </text:list-item>
        <text:list-item>
          <text:p text:style-name="P248"><text:span text:style-name="Strong_20_Emphasis">Galatians 5:19-23:</text:span> "The acts of the flesh are obvious: sexual immorality, impurity and debauchery; idolatry and witchcraft; hatred, discord, jealousy, fits of rage, selfish ambition, dissensions, factions and envy; drunkenness, orgies, and the like. I warn you, as I did before, that those who live like this will not inherit the kingdom of God. But the fruit of the Spirit is love, joy, peace, forbearance, kindness, goodness, faithfulness, gentleness and self-control."</text:p>
        </text:list-item>
        <text:list-item>
          <text:p text:style-name="P248"><text:span text:style-name="Strong_20_Emphasis">Philippians 4:8:</text:span> "Finally, brothers and sisters, whatever is true, whatever is noble, whatever is right, whatever is pure, whatever is lovely, whatever is admirable—if anything is excellent or praiseworthy—think about such things."</text:p>
        </text:list-item>
        <text:list-item>
          <text:p text:style-name="P249"><text:span text:style-name="Strong_20_Emphasis">1 Peter 3:1-7:</text:span> "Wives, in the same way submit yourselves to your own husbands...Husbands, in the same way be considerate as you live with your wives, and treat them with respect..."</text:p>
        </text:list-item>
      </text:list>
      <text:h text:style-name="P1" text:outline-level="3">Explanation and Insight</text:h>
      <text:p text:style-name="P5"><text:span text:style-name="Strong_20_Emphasis">"Since, then, you have been raised with Christ, set your hearts on things above, where Christ is, seated at the right hand of God."</text:span></text:p>
      <text:list text:style-name="L132">
        <text:list-item>
          <text:p text:style-name="P250"><text:span text:style-name="Strong_20_Emphasis">Raised with Christ:</text:span> Believers' new identity is rooted in their union with Christ. This new position should shape their values and desires.</text:p>
        </text:list-item>
        <text:list-item>
          <text:p text:style-name="P251"><text:soft-page-break/><text:span text:style-name="Strong_20_Emphasis">Focus on Heaven:</text:span> Setting hearts and minds on heavenly things involves prioritizing spiritual values over earthly concerns.</text:p>
        </text:list-item>
      </text:list>
      <text:p text:style-name="P5"><text:span text:style-name="Strong_20_Emphasis">"Put to death, therefore, whatever belongs to your earthly nature..."</text:span></text:p>
      <text:list text:style-name="L133">
        <text:list-item>
          <text:p text:style-name="P252"><text:span text:style-name="Strong_20_Emphasis">Putting to Death:</text:span> Paul calls believers to renounce behaviors that are contrary to their new identity. This involves actively rejecting sinful behaviors and attitudes.</text:p>
        </text:list-item>
      </text:list>
      <text:p text:style-name="P5"><text:span text:style-name="Strong_20_Emphasis">"Clothe yourselves with compassion, kindness, humility, gentleness and patience."</text:span></text:p>
      <text:list text:style-name="L134">
        <text:list-item>
          <text:p text:style-name="P253"><text:span text:style-name="Strong_20_Emphasis">New Virtues:</text:span> These are the qualities that should characterize the life of a believer, reflecting Christ’s character and transforming interpersonal relationships.</text:p>
        </text:list-item>
      </text:list>
      <text:p text:style-name="P5"><text:span text:style-name="Strong_20_Emphasis">"Forgive as the Lord forgave you."</text:span></text:p>
      <text:list text:style-name="L135">
        <text:list-item>
          <text:p text:style-name="P254"><text:span text:style-name="Strong_20_Emphasis">Forgiveness:</text:span> Just as God forgives, believers are called to extend forgiveness to others, fostering reconciliation and unity.</text:p>
        </text:list-item>
      </text:list>
      <text:p text:style-name="P5"><text:span text:style-name="Strong_20_Emphasis">"Let the peace of Christ rule in your hearts..."</text:span></text:p>
      <text:list text:style-name="L136">
        <text:list-item>
          <text:p text:style-name="P255"><text:span text:style-name="Strong_20_Emphasis">Peace of Christ:</text:span> Peace should govern believers' hearts, promoting harmony within the Christian community and gratitude.</text:p>
        </text:list-item>
      </text:list>
      <text:p text:style-name="P5"><text:span text:style-name="Strong_20_Emphasis">"Wives, submit yourselves to your husbands...Husbands, love your wives..."</text:span></text:p>
      <text:list text:style-name="L137">
        <text:list-item>
          <text:p text:style-name="P256"><text:span text:style-name="Strong_20_Emphasis">Household Relationships:</text:span> Paul addresses various roles within the household, emphasizing mutual respect and love. Submission here refers to a respectful partnership, while love involves sacrificial care.</text:p>
        </text:list-item>
      </text:list>
      <text:p text:style-name="P5"><text:span text:style-name="Strong_20_Emphasis">"Whatever you do, work at it with all your heart, as working for the Lord..."</text:span></text:p>
      <text:list text:style-name="L138">
        <text:list-item>
          <text:p text:style-name="P257"><text:span text:style-name="Strong_20_Emphasis">Work Ethic:</text:span> Paul encourages a Christ-centered approach to all tasks, emphasizing diligence and sincerity in all endeavors.</text:p>
        </text:list-item>
      </text:list>
      <text:h text:style-name="P1" text:outline-level="3">Examples of Application</text:h>
      <text:list text:style-name="L139">
        <text:list-item>
          <text:p text:style-name="P258"><text:span text:style-name="Strong_20_Emphasis">Personal Conduct:</text:span></text:p>
          <text:list>
            <text:list-item>
              <text:p text:style-name="P259"><text:span text:style-name="Strong_20_Emphasis">Scenario:</text:span> A believer struggling with anger or impurity.</text:p>
            </text:list-item>
            <text:list-item>
              <text:p text:style-name="P259"><text:span text:style-name="Strong_20_Emphasis">Application:</text:span> Encourage them to focus on setting their minds on things above, applying practical strategies to avoid situations that lead to these behaviors, and actively pursuing virtues like kindness and humility.</text:p>
            </text:list-item>
          </text:list>
        </text:list-item>
        <text:list-item>
          <text:p text:style-name="P258"><text:span text:style-name="Strong_20_Emphasis">Interpersonal Relationships:</text:span></text:p>
          <text:list>
            <text:list-item>
              <text:p text:style-name="P259"><text:span text:style-name="Strong_20_Emphasis">Scenario:</text:span> Conflict within a church or family.</text:p>
            </text:list-item>
            <text:list-item>
              <text:p text:style-name="P259"><text:span text:style-name="Strong_20_Emphasis">Application:</text:span> Promote practices of forgiveness and patience. Encourage individuals to address grievances with compassion and seek to live in harmony.</text:p>
            </text:list-item>
          </text:list>
        </text:list-item>
        <text:list-item>
          <text:p text:style-name="P258"><text:span text:style-name="Strong_20_Emphasis">Workplace Behavior:</text:span></text:p>
          <text:list>
            <text:list-item>
              <text:p text:style-name="P259"><text:span text:style-name="Strong_20_Emphasis">Scenario:</text:span> A believer facing challenges in a work environment.</text:p>
            </text:list-item>
            <text:list-item>
              <text:p text:style-name="P259"><text:span text:style-name="Strong_20_Emphasis">Application:</text:span> Encourage them to work diligently and with integrity, viewing their work as service to the Lord rather than merely for human approval.</text:p>
            </text:list-item>
          </text:list>
        </text:list-item>
        <text:list-item>
          <text:p text:style-name="P258"><text:span text:style-name="Strong_20_Emphasis">Family Dynamics:</text:span></text:p>
          <text:list>
            <text:list-item>
              <text:p text:style-name="P259"><text:span text:style-name="Strong_20_Emphasis">Scenario:</text:span> Issues in family roles and responsibilities.</text:p>
            </text:list-item>
            <text:list-item>
              <text:p text:style-name="P258"><text:soft-page-break/><text:span text:style-name="Strong_20_Emphasis">Application:</text:span> Teach the importance of mutual respect and love in family relationships. For instance, wives are encouraged to support their husbands respectfully, while husbands are called to love their wives selflessly.</text:p>
            </text:list-item>
          </text:list>
        </text:list-item>
      </text:list>
      <text:h text:style-name="P1" text:outline-level="3">Insight for Preaching</text:h>
      <text:p text:style-name="P5">When preaching on Colossians 3:1-25, emphasize the following themes:</text:p>
      <text:list text:style-name="L140">
        <text:list-item>
          <text:p text:style-name="P260"><text:span text:style-name="Strong_20_Emphasis">Transformation in Christ:</text:span> Highlight the radical change that comes with being raised with Christ and how it impacts every aspect of life.</text:p>
        </text:list-item>
        <text:list-item>
          <text:p text:style-name="P260"><text:span text:style-name="Strong_20_Emphasis">Practical Holiness:</text:span> Explain how setting hearts and minds on things above translates into practical behaviors and attitudes.</text:p>
        </text:list-item>
        <text:list-item>
          <text:p text:style-name="P260"><text:span text:style-name="Strong_20_Emphasis">Relational Harmony:</text:span> Stress the importance of virtues like forgiveness, love, and patience in fostering healthy relationships within the Christian community and beyond.</text:p>
        </text:list-item>
        <text:list-item>
          <text:p text:style-name="P261"><text:span text:style-name="Strong_20_Emphasis">Christ-Centered Living:</text:span> Encourage a holistic approach where every aspect of life, including work and family, is seen as an opportunity to honor Christ.</text:p>
        </text:list-item>
      </text:list>
      <text:h text:style-name="P1" text:outline-level="3">Illustrative Examples</text:h>
      <text:list text:style-name="L141">
        <text:list-item>
          <text:p text:style-name="P262"><text:span text:style-name="Strong_20_Emphasis">Testimony Sharing:</text:span> Share stories from members who have successfully applied these principles in their lives, showcasing the transformative impact of focusing on Christ.</text:p>
        </text:list-item>
        <text:list-item>
          <text:p text:style-name="P262"><text:span text:style-name="Strong_20_Emphasis">Visual Aids:</text:span> Use visual aids such as clothing items to represent "putting on" virtues or illustrations of family dynamics to emphasize the practical outworking of these teachings.</text:p>
        </text:list-item>
        <text:list-item>
          <text:p text:style-name="P263"><text:span text:style-name="Strong_20_Emphasis">Role-Playing Exercises:</text:span> Facilitate role-playing exercises to practice forgiveness, patience, and respectful communication, helping participants apply these principles in real-life scenarios.</text:p>
        </text:list-item>
      </text:list>
      <text:p text:style-name="P5">By focusing on these aspects, you can help your congregation understand and live out the transformative teachings of Colossians 3:1-25, fostering a community that reflects Christ’s character in every area of life.</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h text:style-name="P40" text:outline-level="3">Ephesians 6:10-19</text:h>
      <text:p text:style-name="P2"/>
      <text:p text:style-name="P2"/>
      <text:h text:style-name="P1" text:outline-level="3">Contextualization of Ephesians 6:10-19</text:h>
      <text:p text:style-name="P5">Ephesians 6:10-19 is a passage where the Apostle Paul exhorts the believers in Ephesus to stand firm against the forces of evil by putting on the full armor of God. This passage is part of Paul's concluding remarks in his letter to the Ephesians, where he provides practical instructions for living a Christian life in a hostile world. The imagery of armor is drawn from the equipment of a Roman soldier, a familiar sight in the Roman Empire, making it a powerful metaphor for the early Christians.</text:p>
      <text:h text:style-name="P1" text:outline-level="3">Parallel Verses</text:h>
      <text:list text:style-name="L142">
        <text:list-item>
          <text:p text:style-name="P285"><text:span text:style-name="Strong_20_Emphasis">2 Corinthians 10:3-5</text:span>:</text:p>
          <text:list>
            <text:list-item>
              <text:p text:style-name="P286">"For though we walk in the flesh, we are not waging war according to the flesh. For the weapons of our warfare are not of the flesh but have divine power to destroy strongholds. We destroy arguments and every lofty opinion raised against the knowledge of God, and take every thought captive to obey Christ."</text:p>
            </text:list-item>
          </text:list>
        </text:list-item>
        <text:list-item>
          <text:p text:style-name="P285"><text:span text:style-name="Strong_20_Emphasis">1 Thessalonians 5:8</text:span>:</text:p>
          <text:list>
            <text:list-item>
              <text:p text:style-name="P286">"But since we belong to the day, let us be sober, having put on the breastplate of faith and love, and for a helmet the hope of salvation."</text:p>
            </text:list-item>
          </text:list>
        </text:list-item>
        <text:list-item>
          <text:p text:style-name="P285"><text:span text:style-name="Strong_20_Emphasis">Isaiah 59:17</text:span>:</text:p>
          <text:list>
            <text:list-item>
              <text:p text:style-name="P285">"He put on righteousness as a breastplate, and a helmet of salvation on his head; he put on garments of vengeance for clothing, and wrapped himself in zeal as a cloak."</text:p>
            </text:list-item>
          </text:list>
        </text:list-item>
      </text:list>
      <text:h text:style-name="P1" text:outline-level="3">Explanation and Insight</text:h>
      <text:p text:style-name="P287"><text:span text:style-name="Strong_20_Emphasis">Ephesians 6:10-19 (ESV)</text:span>: 10 Finally, be strong in the Lord and in the strength of his might. </text:p>
      <text:p text:style-name="P287">11 Put on the whole armor of God, that you may be able to stand against the schemes of the devil. 12 For we do not wrestle against flesh and blood, but against the rulers, against the authorities, against the cosmic powers over this present darkness, against the spiritual forces of evil in the heavenly places. </text:p>
      <text:p text:style-name="P287">13 Therefore take up the whole armor of God, that you may be able to withstand in the evil day, and having done all, to stand firm. </text:p>
      <text:p text:style-name="P287">14 Stand therefore, having fastened on the belt of truth, and having put on the breastplate of righteousness, </text:p>
      <text:p text:style-name="P287">15 and, as shoes for your feet, having put on the readiness given by the gospel of peace. </text:p>
      <text:p text:style-name="P287">16 In all circumstances take up the shield of faith, with which you can extinguish all the flaming darts of the evil one; </text:p>
      <text:p text:style-name="P287">17 and take the helmet of salvation, and the sword of the Spirit, which is the word of God, </text:p>
      <text:p text:style-name="P287"><text:soft-page-break/>18 praying at all times in the Spirit, with all prayer and supplication. To that end, keep alert with all perseverance, making supplication for all the saints, </text:p>
      <text:p text:style-name="P287">19 and also for me, that words may be given to me in opening my mouth boldly to proclaim the mystery of the gospel.</text:p>
      <text:h text:style-name="P43" text:outline-level="4"><text:span text:style-name="Strong_20_Emphasis">Verse-by-Verse Explanation</text:span></text:h>
      <text:list text:style-name="L143">
        <text:list-item>
          <text:p text:style-name="P288"><text:span text:style-name="Strong_20_Emphasis">Verses 10-11</text:span>: Paul begins by encouraging believers to be strong in the Lord, emphasizing that our strength comes from God, not ourselves. The "whole armor of God" is necessary to withstand the devil's schemes, indicating that spiritual preparedness is comprehensive and intentional.</text:p>
        </text:list-item>
        <text:list-item>
          <text:p text:style-name="P288"><text:span text:style-name="Strong_20_Emphasis">Verse 12</text:span>: This verse highlights the true nature of our struggle: it's not against human opponents but against spiritual forces. This reminds us that our battles are spiritual in nature and require spiritual resources.</text:p>
        </text:list-item>
        <text:list-item>
          <text:p text:style-name="P288"><text:span text:style-name="Strong_20_Emphasis">Verse 13</text:span>: Paul repeats the command to put on the full armor of God, stressing its importance for standing firm in the face of evil. "The evil day" refers to times of intense spiritual attack.</text:p>
        </text:list-item>
        <text:list-item>
          <text:p text:style-name="P288"><text:span text:style-name="Strong_20_Emphasis">Verse 14</text:span>: The "belt of truth" and the "breastplate of righteousness" are foundational pieces of armor. Truth grounds us and righteousness protects our hearts against accusations and sin.</text:p>
        </text:list-item>
        <text:list-item>
          <text:p text:style-name="P288"><text:span text:style-name="Strong_20_Emphasis">Verse 15</text:span>: The "shoes" symbolize readiness and the willingness to proclaim the gospel of peace. It suggests stability and mobility in sharing the message of Christ.</text:p>
        </text:list-item>
        <text:list-item>
          <text:p text:style-name="P288"><text:span text:style-name="Strong_20_Emphasis">Verse 16</text:span>: The "shield of faith" is essential for protecting against "flaming darts"—the various attacks and temptations from the evil one. Faith acts as a defensive measure to maintain trust in God.</text:p>
        </text:list-item>
        <text:list-item>
          <text:p text:style-name="P288"><text:span text:style-name="Strong_20_Emphasis">Verse 17</text:span>: The "helmet of salvation" protects the mind, while the "sword of the Spirit," which is the Word of God, is the only offensive weapon in the armor, signifying the power of Scripture in spiritual warfare.</text:p>
        </text:list-item>
        <text:list-item>
          <text:p text:style-name="P288"><text:span text:style-name="Strong_20_Emphasis">Verses 18-19</text:span>: Paul concludes by emphasizing the importance of prayer in spiritual warfare. He calls for perseverance in prayer for all believers and requests prayers for himself to boldly proclaim the gospel.</text:p>
        </text:list-item>
      </text:list>
      <text:h text:style-name="P1" text:outline-level="3">Examples of Application</text:h>
      <text:list text:style-name="L144">
        <text:list-item>
          <text:p text:style-name="P289"><text:span text:style-name="Strong_20_Emphasis">Personal Integrity</text:span>: Putting on the belt of truth can mean living a life of integrity and honesty in all circumstances. This includes avoiding deceit in personal and professional life and being a person whose word can be trusted.</text:p>
        </text:list-item>
        <text:list-item>
          <text:p text:style-name="P289"><text:span text:style-name="Strong_20_Emphasis">Moral Uprightness</text:span>: The breastplate of righteousness can be applied by striving to live a morally upright life. This involves making ethical decisions, avoiding sin, and seeking to reflect Christ’s character in everyday actions.</text:p>
        </text:list-item>
        <text:list-item>
          <text:p text:style-name="P289"><text:span text:style-name="Strong_20_Emphasis">Gospel Readiness</text:span>: Wearing the shoes of the gospel of peace can be seen in being always prepared to share the message of Christ with others. This involves having a heart for evangelism and looking for opportunities to discuss faith with friends, family, and colleagues.</text:p>
        </text:list-item>
        <text:list-item>
          <text:p text:style-name="P289"><text:soft-page-break/><text:span text:style-name="Strong_20_Emphasis">Faith in Adversity</text:span>: Taking up the shield of faith means trusting God in difficult times. When facing challenges such as illness, financial troubles, or relational conflicts, maintaining faith can extinguish the darts of doubt and fear.</text:p>
        </text:list-item>
        <text:list-item>
          <text:p text:style-name="P289"><text:span text:style-name="Strong_20_Emphasis">Assured Salvation</text:span>: The helmet of salvation can be applied by having assurance of one’s salvation and allowing that assurance to protect against doubts and fears about one’s standing before God.</text:p>
        </text:list-item>
        <text:list-item>
          <text:p text:style-name="P289"><text:span text:style-name="Strong_20_Emphasis">Using Scripture</text:span>: The sword of the Spirit can be wielded by regularly reading, memorizing, and applying Scripture. In moments of temptation or spiritual attack, recalling and proclaiming Bible verses can provide strength and guidance.</text:p>
        </text:list-item>
        <text:list-item>
          <text:p text:style-name="P289"><text:span text:style-name="Strong_20_Emphasis">Persistent Prayer</text:span>: Following Paul's instruction to pray at all times, believers can cultivate a habit of regular and persistent prayer. This can involve setting aside specific times for prayer, as well as praying spontaneously throughout the day in response to the needs and promptings of the Holy Spirit.</text:p>
        </text:list-item>
      </text:list>
      <text:h text:style-name="P1" text:outline-level="3">Conclusion</text:h>
      <text:p text:style-name="P5">Ephesians 6:10-19 offers powerful insights into the nature of spiritual warfare and the resources God provides to believers. By putting on the full armor of God, Christians can stand firm against the forces of evil and live victorious lives in Christ. This passage encourages us to be prepared, vigilant, and prayerful, relying on God's strength and the tools He provides to navigate the challenges of the spiritual realm.</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h text:style-name="P27" text:outline-level="3">Revelation 3:20 - <text:s/>Christ's Invitation to Fellowship</text:h>
      <text:h text:style-name="P1" text:outline-level="3">Title</text:h>
      <text:p text:style-name="P5">"Behold, I Stand at the Door and Knock: Christ's Invitation to Fellowship"</text:p>
      <text:h text:style-name="P1" text:outline-level="3">Contextualization of Revelation 3:20</text:h>
      <text:p text:style-name="P5">Revelation 3:20 is part of the letter to the church in Laodicea, one of the seven churches addressed in the Book of Revelation. The Laodicean church is known for being lukewarm in their faith—neither hot nor cold—which Christ finds distasteful. This verse presents an invitation from Jesus to the believers in Laodicea, urging them to open their hearts to Him and experience a renewed, intimate fellowship. The imagery of Jesus standing at the door and knocking emphasizes His desire for a personal relationship with each believer.</text:p>
      <text:h text:style-name="P1" text:outline-level="3">Parallel Verses</text:h>
      <text:list text:style-name="L145">
        <text:list-item>
          <text:p text:style-name="P290"><text:span text:style-name="Strong_20_Emphasis">John 14:23</text:span>:</text:p>
          <text:list>
            <text:list-item>
              <text:p text:style-name="P291">"Jesus answered him, 'If anyone loves me, he will keep my word, and my Father will love him, and we will come to him and make our home with him.'"</text:p>
            </text:list-item>
          </text:list>
        </text:list-item>
        <text:list-item>
          <text:p text:style-name="P290"><text:span text:style-name="Strong_20_Emphasis">James 4:8</text:span>:</text:p>
          <text:list>
            <text:list-item>
              <text:p text:style-name="P291">"Draw near to God, and he will draw near to you. Cleanse your hands, you sinners, and purify your hearts, you double-minded."</text:p>
            </text:list-item>
          </text:list>
        </text:list-item>
        <text:list-item>
          <text:p text:style-name="P290"><text:span text:style-name="Strong_20_Emphasis">Matthew 7:7-8</text:span>:</text:p>
          <text:list>
            <text:list-item>
              <text:p text:style-name="P290">"Ask, and it will be given to you; seek, and you will find; knock, and it will be opened to you. For everyone who asks receives, and the one who seeks finds, and to the one who knocks it will be opened."</text:p>
            </text:list-item>
          </text:list>
        </text:list-item>
      </text:list>
      <text:h text:style-name="P1" text:outline-level="3">Explanation and Insight</text:h>
      <text:p text:style-name="P5"><text:span text:style-name="Strong_20_Emphasis">Revelation 3:20 (ESV)</text:span>: "Behold, I stand at the door and knock. If anyone hears my voice and opens the door, I will come in to him and eat with him, and he with me."</text:p>
      <text:h text:style-name="P43" text:outline-level="4"><text:span text:style-name="Strong_20_Emphasis">Verse Explanation</text:span></text:h>
      <text:list text:style-name="L146">
        <text:list-item>
          <text:p text:style-name="P292"><text:span text:style-name="Strong_20_Emphasis">"Behold, I stand at the door and knock"</text:span>:</text:p>
          <text:list>
            <text:list-item>
              <text:p text:style-name="P293">Jesus positions Himself as the one initiating contact. He is actively seeking fellowship with the believers, even when they may be indifferent or distracted. This shows His persistent and patient love.</text:p>
            </text:list-item>
          </text:list>
        </text:list-item>
        <text:list-item>
          <text:p text:style-name="P292"><text:span text:style-name="Strong_20_Emphasis">"If anyone hears my voice and opens the door"</text:span>:</text:p>
          <text:list>
            <text:list-item>
              <text:p text:style-name="P293">The response required from the believers is to listen and act. Hearing Jesus' voice implies recognition and willingness to respond. Opening the door signifies a conscious decision to invite Him into one's life.</text:p>
            </text:list-item>
          </text:list>
        </text:list-item>
        <text:list-item>
          <text:p text:style-name="P292"><text:span text:style-name="Strong_20_Emphasis">"I will come in to him and eat with him, and he with me"</text:span>:</text:p>
          <text:list>
            <text:list-item>
              <text:p text:style-name="P292"><text:soft-page-break/>Eating together in the ancient world was a sign of close fellowship and mutual acceptance. Jesus promises not just a visit but a shared, ongoing relationship. This highlights the depth of intimacy and communion He offers.</text:p>
            </text:list-item>
          </text:list>
        </text:list-item>
      </text:list>
      <text:h text:style-name="P1" text:outline-level="3">Examples of Application</text:h>
      <text:list text:style-name="L147">
        <text:list-item>
          <text:p text:style-name="P294"><text:span text:style-name="Strong_20_Emphasis">Personal Devotion</text:span>:</text:p>
          <text:list>
            <text:list-item>
              <text:p text:style-name="P295">Spend intentional time in prayer and Bible study, creating space in your daily life to hear Jesus' voice and respond to His knocking. This could involve setting aside a quiet time each day for reflection and seeking God's presence.</text:p>
            </text:list-item>
          </text:list>
        </text:list-item>
        <text:list-item>
          <text:p text:style-name="P294"><text:span text:style-name="Strong_20_Emphasis">Repentance and Renewal</text:span>:</text:p>
          <text:list>
            <text:list-item>
              <text:p text:style-name="P295">Recognize areas of your life where you have become spiritually lukewarm or indifferent. Respond to Jesus' invitation by repenting of complacency and renewing your commitment to Him. This might include confessing sins, seeking accountability, and making lifestyle changes to prioritize your relationship with Christ.</text:p>
            </text:list-item>
          </text:list>
        </text:list-item>
        <text:list-item>
          <text:p text:style-name="P294"><text:span text:style-name="Strong_20_Emphasis">Hospitality and Fellowship</text:span>:</text:p>
          <text:list>
            <text:list-item>
              <text:p text:style-name="P295">Extend the invitation of fellowship to others by practicing hospitality. Invite friends, family, and neighbors to share meals and conversations where you can discuss faith and encourage one another in your walk with Christ. Use your home as a place where Jesus' presence is welcomed and shared.</text:p>
            </text:list-item>
          </text:list>
        </text:list-item>
        <text:list-item>
          <text:p text:style-name="P294"><text:span text:style-name="Strong_20_Emphasis">Active Church Participation</text:span>:</text:p>
          <text:list>
            <text:list-item>
              <text:p text:style-name="P295">Engage more deeply in your church community. Participate in worship, small groups, and service opportunities. Being active in your church can help you stay connected to Christ and His body, fostering mutual growth and support.</text:p>
            </text:list-item>
          </text:list>
        </text:list-item>
        <text:list-item>
          <text:p text:style-name="P294"><text:span text:style-name="Strong_20_Emphasis">Evangelism</text:span>:</text:p>
          <text:list>
            <text:list-item>
              <text:p text:style-name="P294">Share the message of Jesus' invitation with others who may not know Him. Be open to conversations about faith and look for opportunities to introduce people to the love and grace of Christ. This could involve personal testimonies, inviting someone to church, or simply being a consistent witness through your actions.</text:p>
            </text:list-item>
          </text:list>
        </text:list-item>
      </text:list>
      <text:h text:style-name="P1" text:outline-level="3">Conclusion</text:h>
      <text:p text:style-name="P5">Revelation 3:20 offers a profound image of Jesus seeking intimate fellowship with each believer. This verse calls for a personal response to His persistent knocking, encouraging us to open our hearts and lives to His transforming presence. By recognizing His invitation and actively engaging in practices that foster spiritual intimacy, we can experience the deep, abiding relationship that Jesus desires with us.</text:p>
      <text:p text:style-name="P5"/>
      <text:p text:style-name="P5"/>
      <text:p text:style-name="P5"/>
      <text:p text:style-name="P5"/>
      <text:p text:style-name="P5"/>
      <text:p text:style-name="P5"><text:soft-page-break/></text:p>
      <text:h text:style-name="P41" text:outline-level="3">Ephesians 3:20</text:h>
      <text:h text:style-name="P1" text:outline-level="3">Title</text:h>
      <text:p text:style-name="P5">"God's Power Beyond Imagination: Understanding Ephesians 3:20"</text:p>
      <text:h text:style-name="P1" text:outline-level="3">Contextualization of Ephesians 3:20</text:h>
      <text:p text:style-name="P5">Ephesians 3:20 is part of Paul's doxology at the end of his prayer for the Ephesians, found in Ephesians 3:14-21. In this prayer, Paul prays for the believers to be strengthened with power through the Spirit, to comprehend the vastness of Christ's love, and to be filled with all the fullness of God. Verse 20 emphasizes God's ability to do immeasurably more than we can ask or imagine, highlighting the boundless nature of His power at work within us. This verse serves as an encouragement and reminder of God's infinite capacity to exceed our expectations and work miracles in our lives.</text:p>
      <text:h text:style-name="P1" text:outline-level="3">Parallel Verses</text:h>
      <text:list text:style-name="L148">
        <text:list-item>
          <text:p text:style-name="P296"><text:span text:style-name="Strong_20_Emphasis">Jeremiah 32:17</text:span>:</text:p>
          <text:list>
            <text:list-item>
              <text:p text:style-name="P297">"Ah, Lord God! It is you who have made the heavens and the earth by your great power and by your outstretched arm! Nothing is too hard for you."</text:p>
            </text:list-item>
          </text:list>
        </text:list-item>
        <text:list-item>
          <text:p text:style-name="P296"><text:span text:style-name="Strong_20_Emphasis">Philippians 4:13</text:span>:</text:p>
          <text:list>
            <text:list-item>
              <text:p text:style-name="P297">"I can do all things through him who strengthens me."</text:p>
            </text:list-item>
          </text:list>
        </text:list-item>
        <text:list-item>
          <text:p text:style-name="P296"><text:span text:style-name="Strong_20_Emphasis">Romans 8:28</text:span>:</text:p>
          <text:list>
            <text:list-item>
              <text:p text:style-name="P296">"And we know that in all things God works for the good of those who love him, who have been called according to his purpose."</text:p>
            </text:list-item>
          </text:list>
        </text:list-item>
      </text:list>
      <text:h text:style-name="P1" text:outline-level="3">Explanation and Insight</text:h>
      <text:p text:style-name="P5"><text:span text:style-name="Strong_20_Emphasis">Ephesians 3:20 (ESV)</text:span>: "Now to him who is able to do far more abundantly than all that we ask or think, according to the power at work within us,"</text:p>
      <text:h text:style-name="P43" text:outline-level="4"><text:span text:style-name="Strong_20_Emphasis">Verse Explanation</text:span></text:h>
      <text:list text:style-name="L149">
        <text:list-item>
          <text:p text:style-name="P298"><text:span text:style-name="Strong_20_Emphasis">"Now to him who is able"</text:span>:</text:p>
          <text:list>
            <text:list-item>
              <text:p text:style-name="P299">Paul begins by focusing on God's ability, emphasizing His omnipotence. This sets the stage for understanding the limitless nature of what God can accomplish.</text:p>
            </text:list-item>
          </text:list>
        </text:list-item>
        <text:list-item>
          <text:p text:style-name="P298"><text:span text:style-name="Strong_20_Emphasis">"to do far more abundantly than all that we ask or think"</text:span>:</text:p>
          <text:list>
            <text:list-item>
              <text:p text:style-name="P299">This phrase highlights the extravagant nature of God's power and generosity. It suggests that God's capacity to bless, provide, and intervene goes beyond human requests and imagination.</text:p>
            </text:list-item>
          </text:list>
        </text:list-item>
        <text:list-item>
          <text:p text:style-name="P298"><text:span text:style-name="Strong_20_Emphasis">"according to the power at work within us"</text:span>:</text:p>
          <text:list>
            <text:list-item>
              <text:p text:style-name="P298">The power Paul refers to is the same power that raised Christ from the dead, which is now at work in believers through the Holy Spirit. This underscores that God's <text:soft-page-break/>extraordinary power is actively working in and through us, not just in abstract terms but in our everyday lives.</text:p>
            </text:list-item>
          </text:list>
        </text:list-item>
      </text:list>
      <text:h text:style-name="P1" text:outline-level="3">Examples of Application</text:h>
      <text:list text:style-name="L150">
        <text:list-item>
          <text:p text:style-name="P300"><text:span text:style-name="Strong_20_Emphasis">Personal Faith and Prayer Life</text:span>:</text:p>
          <text:list>
            <text:list-item>
              <text:p text:style-name="P301">Approach God with bold and expansive prayers, trusting that He can do more than you can imagine. This involves asking God for help in areas where you feel limited and believing that He can bring about solutions and blessings beyond your expectations.</text:p>
            </text:list-item>
          </text:list>
        </text:list-item>
        <text:list-item>
          <text:p text:style-name="P300"><text:span text:style-name="Strong_20_Emphasis">Facing Challenges and Obstacles</text:span>:</text:p>
          <text:list>
            <text:list-item>
              <text:p text:style-name="P301">When encountering difficult situations, remember that God's power is at work within you. This perspective can provide hope and encouragement, knowing that no problem is too great for God's intervention.</text:p>
            </text:list-item>
          </text:list>
        </text:list-item>
        <text:list-item>
          <text:p text:style-name="P300"><text:span text:style-name="Strong_20_Emphasis">Ministry and Service</text:span>:</text:p>
          <text:list>
            <text:list-item>
              <text:p text:style-name="P301">Involvement in ministry can sometimes feel overwhelming. Trusting in Ephesians 3:20 can inspire you to undertake ambitious projects and initiatives for God's kingdom, knowing that His power can bring about greater results than you can envision.</text:p>
            </text:list-item>
          </text:list>
        </text:list-item>
        <text:list-item>
          <text:p text:style-name="P300"><text:span text:style-name="Strong_20_Emphasis">Personal Growth and Transformation</text:span>:</text:p>
          <text:list>
            <text:list-item>
              <text:p text:style-name="P301">Apply this verse to your spiritual and personal growth, believing that God can transform your character, habits, and life circumstances in ways that exceed your imagination. This can involve setting higher goals for personal development, trusting in God's power to help you achieve them.</text:p>
            </text:list-item>
          </text:list>
        </text:list-item>
        <text:list-item>
          <text:p text:style-name="P300"><text:span text:style-name="Strong_20_Emphasis">Encouragement to Others</text:span>:</text:p>
          <text:list>
            <text:list-item>
              <text:p text:style-name="P300">Use this verse to encourage others who may be struggling or facing doubts. Remind them of God's boundless power and His ability to work beyond human limitations, providing hope and reassurance.</text:p>
            </text:list-item>
          </text:list>
        </text:list-item>
      </text:list>
      <text:h text:style-name="P1" text:outline-level="3">Conclusion</text:h>
      <text:p text:style-name="P5">Ephesians 3:20 serves as a powerful reminder of God's limitless ability to exceed our expectations and work mightily in our lives. This verse calls us to trust in His power, approach Him with bold prayers, and rely on His Spirit working within us. By embracing the truth of God's boundless power, we can face challenges with confidence, pursue ambitious goals in our faith journey, and encourage others to trust in the incredible potential of God's work in their lives.</text:p>
      <text:p text:style-name="P5"><text:tab/></text:p>
      <text:p text:style-name="P5"/>
      <text:p text:style-name="P5"/>
      <text:p text:style-name="P5"/>
      <text:p text:style-name="P5"/>
      <text:p text:style-name="P5"/>
      <text:p text:style-name="P5"><text:soft-page-break/></text:p>
      <text:p text:style-name="P5"/>
      <text:p text:style-name="P5"/>
      <text:h text:style-name="P31" text:outline-level="3">John 15</text:h>
      <text:h text:style-name="P1" text:outline-level="3">Title</text:h>
      <text:p text:style-name="P5">"Abide in the Vine: Life and Fruitfulness in Christ"</text:p>
      <text:h text:style-name="P1" text:outline-level="3">Contextualization of John 15</text:h>
      <text:p text:style-name="P5">John 15 is part of Jesus' Farewell Discourse, given to His disciples on the night before His crucifixion. This chapter emphasizes the importance of remaining connected to Jesus, the true vine, to bear spiritual fruit. Jesus uses the metaphor of the vine and branches to illustrate the essential relationship between Him and His followers. The key themes include abiding in Christ, the necessity of bearing fruit, the role of love and obedience, and the relationship between the disciples and the world.</text:p>
      <text:h text:style-name="P1" text:outline-level="3">Parallel Verses</text:h>
      <text:list text:style-name="L151">
        <text:list-item>
          <text:p text:style-name="P302"><text:span text:style-name="Strong_20_Emphasis">Psalm 1:3</text:span>:</text:p>
          <text:list>
            <text:list-item>
              <text:p text:style-name="P303">"He is like a tree planted by streams of water that yields its fruit in its season, and its leaf does not wither. In all that he does, he prospers."</text:p>
            </text:list-item>
          </text:list>
        </text:list-item>
        <text:list-item>
          <text:p text:style-name="P302"><text:span text:style-name="Strong_20_Emphasis">Galatians 5:22-23</text:span>:</text:p>
          <text:list>
            <text:list-item>
              <text:p text:style-name="P303">"But the fruit of the Spirit is love, joy, peace, patience, kindness, goodness, faithfulness, gentleness, self-control; against such things there is no law."</text:p>
            </text:list-item>
          </text:list>
        </text:list-item>
        <text:list-item>
          <text:p text:style-name="P302"><text:span text:style-name="Strong_20_Emphasis">Colossians 1:10</text:span>:</text:p>
          <text:list>
            <text:list-item>
              <text:p text:style-name="P302">"So as to walk in a manner worthy of the Lord, fully pleasing to him, bearing fruit in every good work and increasing in the knowledge of God."</text:p>
            </text:list-item>
          </text:list>
        </text:list-item>
      </text:list>
      <text:h text:style-name="P1" text:outline-level="3">Explanation and Insight</text:h>
      <text:p text:style-name="P304"><text:span text:style-name="Strong_20_Emphasis">John 15 (ESV)</text:span>: 1 "I am the true vine, and my Father is the vinedresser. </text:p>
      <text:p text:style-name="P304">2 Every branch in me that does not bear fruit he takes away, and every branch that does bear fruit he prunes, that it may bear more fruit.</text:p>
      <text:p text:style-name="P304">3 Already you are clean because of the word that I have spoken to you. </text:p>
      <text:p text:style-name="P304">4 Abide in me, and I in you. As the branch cannot bear fruit by itself, unless it abides in the vine, neither can you, unless you abide in me. </text:p>
      <text:p text:style-name="P304">5 I am the vine; you are the branches. Whoever abides in me and I in him, he it is that bears much fruit, for apart from me you can do nothing. </text:p>
      <text:p text:style-name="P304">6 If anyone does not abide in me he is thrown away like a branch and withers; and the branches are gathered, thrown into the fire, and burned. </text:p>
      <text:p text:style-name="P304"><text:soft-page-break/>7 If you abide in me, and my words abide in you, ask whatever you wish, and it will be done for you. </text:p>
      <text:p text:style-name="P304">8 By this my Father is glorified, that you bear much fruit and so prove to be my disciples. </text:p>
      <text:p text:style-name="P304">9 As the Father has loved me, so have I loved you. Abide in my love. </text:p>
      <text:p text:style-name="P304"/>
      <text:p text:style-name="P304">10 If you keep my commandments, you will abide in my love, just as I have kept my Father's commandments and abide in his love. </text:p>
      <text:p text:style-name="P304">11 These things I have spoken to you, that my joy may be in you, and that your joy may be full. </text:p>
      <text:p text:style-name="P304">12 This is my commandment, that you love one another as I have loved you. </text:p>
      <text:p text:style-name="P304">13 Greater love has no one than this, that someone lay down his life for his friends. </text:p>
      <text:p text:style-name="P304">14 You are my friends if you do what I command you. </text:p>
      <text:p text:style-name="P304">15 No longer do I call you servants, for the servant does not know what his master is doing; but I have called you friends, for all that I have heard from my Father I have made known to you. </text:p>
      <text:p text:style-name="P304">16 You did not choose me, but I chose you and appointed you that you should go and bear fruit and that your fruit should abide, so that whatever you ask the Father in my name, he may give it to you. 17 These things I command you, so that you will love one another."</text:p>
      <text:h text:style-name="P43" text:outline-level="4"><text:span text:style-name="Strong_20_Emphasis">Key Points and Insights</text:span></text:h>
      <text:list text:style-name="L152">
        <text:list-item>
          <text:p text:style-name="P305"><text:span text:style-name="Strong_20_Emphasis">Verses 1-2</text:span>: Jesus as the true vine and God as the vinedresser indicate the divine roles in our spiritual growth. The pruning process, though sometimes painful, is necessary for greater fruitfulness.</text:p>
        </text:list-item>
        <text:list-item>
          <text:p text:style-name="P305"><text:span text:style-name="Strong_20_Emphasis">Verses 3-4</text:span>: Abiding in Christ is essential for spiritual life and fruitfulness. Just as a branch must remain connected to the vine to live and bear fruit, believers must remain in Christ.</text:p>
        </text:list-item>
        <text:list-item>
          <text:p text:style-name="P305"><text:span text:style-name="Strong_20_Emphasis">Verse 5</text:span>: Jesus emphasizes that apart from Him, we can do nothing. Our ability to bear fruit and fulfill our spiritual calling is entirely dependent on our connection to Him.</text:p>
        </text:list-item>
        <text:list-item>
          <text:p text:style-name="P305"><text:span text:style-name="Strong_20_Emphasis">Verses 6-7</text:span>: The consequences of not abiding in Christ are severe—spiritual withering and being discarded. Conversely, abiding in Christ leads to effective prayer and alignment with God's will.</text:p>
        </text:list-item>
        <text:list-item>
          <text:p text:style-name="P305"><text:span text:style-name="Strong_20_Emphasis">Verses 8-10</text:span>: Bearing fruit glorifies God and proves discipleship. Abiding in Jesus' love is linked to keeping His commandments, just as Jesus kept the Father’s commandments.</text:p>
        </text:list-item>
        <text:list-item>
          <text:p text:style-name="P305"><text:span text:style-name="Strong_20_Emphasis">Verses 11-12</text:span>: Jesus’ teachings are intended to bring us joy. The commandment to love one another as Jesus has loved us is central to abiding in Him.</text:p>
        </text:list-item>
        <text:list-item>
          <text:p text:style-name="P305"><text:span text:style-name="Strong_20_Emphasis">Verses 13-15</text:span>: Jesus elevates His disciples from servants to friends, sharing with them the Father's will and His own sacrificial love.</text:p>
        </text:list-item>
        <text:list-item>
          <text:p text:style-name="P305"><text:span text:style-name="Strong_20_Emphasis">Verses 16-17</text:span>: Believers are chosen and appointed to bear lasting fruit. This fruitfulness is connected to answered prayer and mutual love among believers.</text:p>
        </text:list-item>
      </text:list>
      <text:h text:style-name="P1" text:outline-level="3"><text:soft-page-break/>Examples of Application</text:h>
      <text:list text:style-name="L153">
        <text:list-item>
          <text:p text:style-name="P306"><text:span text:style-name="Strong_20_Emphasis">Daily Devotion</text:span>:</text:p>
          <text:list>
            <text:list-item>
              <text:p text:style-name="P307">Commit to daily time in prayer and Bible study, cultivating a close, ongoing relationship with Jesus. This helps maintain a continual connection to the vine, allowing His life to flow through you.</text:p>
            </text:list-item>
          </text:list>
        </text:list-item>
        <text:list-item>
          <text:p text:style-name="P306"><text:span text:style-name="Strong_20_Emphasis">Spiritual Growth and Pruning</text:span>:</text:p>
          <text:list>
            <text:list-item>
              <text:p text:style-name="P307">Embrace periods of spiritual pruning—times when God removes unfruitful habits or attitudes from your life. Understand that these experiences, though challenging, are meant to increase your spiritual fruitfulness.</text:p>
            </text:list-item>
          </text:list>
        </text:list-item>
        <text:list-item>
          <text:p text:style-name="P306"><text:span text:style-name="Strong_20_Emphasis">Obedience and Commandments</text:span>:</text:p>
          <text:list>
            <text:list-item>
              <text:p text:style-name="P307">Actively seek to obey Jesus' commandments, especially the command to love others as He has loved us. This involves self-sacrifice, forgiveness, and serving others with humility and compassion.</text:p>
            </text:list-item>
          </text:list>
        </text:list-item>
        <text:list-item>
          <text:p text:style-name="P306"><text:span text:style-name="Strong_20_Emphasis">Community and Fellowship</text:span>:</text:p>
          <text:list>
            <text:list-item>
              <text:p text:style-name="P307">Engage deeply with your church community, fostering relationships where you can encourage and support each other in abiding in Christ and bearing fruit.</text:p>
            </text:list-item>
          </text:list>
        </text:list-item>
        <text:list-item>
          <text:p text:style-name="P306"><text:span text:style-name="Strong_20_Emphasis">Evangelism and Discipleship</text:span>:</text:p>
          <text:list>
            <text:list-item>
              <text:p text:style-name="P307">Share the gospel and disciple others, helping them to connect to the true vine. Your fruitfulness should include multiplying believers who also abide in Christ and bear fruit.</text:p>
            </text:list-item>
          </text:list>
        </text:list-item>
        <text:list-item>
          <text:p text:style-name="P306"><text:span text:style-name="Strong_20_Emphasis">Joy in Christ</text:span>:</text:p>
          <text:list>
            <text:list-item>
              <text:p text:style-name="P306">Pursue the fullness of joy that Jesus promises by remaining in His love and participating in His mission. This involves finding joy in serving Him and seeing the fruit of your labor in the lives of others.</text:p>
            </text:list-item>
          </text:list>
        </text:list-item>
      </text:list>
      <text:h text:style-name="P1" text:outline-level="3">Conclusion</text:h>
      <text:p text:style-name="P5">John 15 provides profound insights into the nature of our relationship with Christ and the importance of abiding in Him. By remaining connected to Jesus, we can bear lasting fruit, experience fullness of joy, and live out the love that He commands. This passage challenges us to deepen our dependence on Christ, embrace His pruning process, and commit to a life of love and obedience, ensuring that our lives glorify God and reflect His character to the world.</text:p>
      <text:p text:style-name="P5"/>
      <text:p text:style-name="P5"/>
      <text:p text:style-name="P5"/>
      <text:p text:style-name="P5"/>
      <text:p text:style-name="P5"/>
      <text:p text:style-name="P5"/>
      <text:p text:style-name="P5"/>
      <text:p text:style-name="P5"/>
      <text:p text:style-name="P5"><text:soft-page-break/></text:p>
      <text:h text:style-name="P30" text:outline-level="3"><text:span text:style-name="T4">John 14</text:span></text:h>
      <text:h text:style-name="P1" text:outline-level="3">Title</text:h>
      <text:p text:style-name="P5">"Let Not Your Hearts Be Troubled: Trusting Jesus in Troubled Times"</text:p>
      <text:h text:style-name="P1" text:outline-level="3">Contextualization of John 14</text:h>
      <text:p text:style-name="P5">John 14 is part of Jesus' Farewell Discourse, spoken to His disciples during the Last Supper on the night before His crucifixion. This chapter provides comfort and assurance to the disciples as they face the impending departure of Jesus. He speaks of preparing a place for them in His Father’s house, promises the coming of the Holy Spirit, and emphasizes the importance of remaining in Him. Jesus reassures them of His continued presence and the peace He offers, even as He prepares to leave them physically.</text:p>
      <text:h text:style-name="P1" text:outline-level="3">Parallel Verses</text:h>
      <text:list text:style-name="L154">
        <text:list-item>
          <text:p text:style-name="P308"><text:span text:style-name="Strong_20_Emphasis">John 16:33</text:span>:</text:p>
          <text:list>
            <text:list-item>
              <text:p text:style-name="P309">"I have said these things to you, that in me you may have peace. In the world you will have tribulation. But take heart; I have overcome the world."</text:p>
            </text:list-item>
          </text:list>
        </text:list-item>
        <text:list-item>
          <text:p text:style-name="P308"><text:span text:style-name="Strong_20_Emphasis">Philippians 4:6-7</text:span>:</text:p>
          <text:list>
            <text:list-item>
              <text:p text:style-name="P309">"Do not be anxious about anything, but in everything by prayer and supplication with thanksgiving let your requests be made known to God. And the peace of God, which surpasses all understanding, will guard your hearts and your minds in Christ Jesus."</text:p>
            </text:list-item>
          </text:list>
        </text:list-item>
        <text:list-item>
          <text:p text:style-name="P308"><text:span text:style-name="Strong_20_Emphasis">Isaiah 41:10</text:span>:</text:p>
          <text:list>
            <text:list-item>
              <text:p text:style-name="P308">"Fear not, for I am with you; be not dismayed, for I am your God; I will strengthen you, I will help you, I will uphold you with my righteous right hand."</text:p>
            </text:list-item>
          </text:list>
        </text:list-item>
      </text:list>
      <text:h text:style-name="P1" text:outline-level="3">Explanation and Insight</text:h>
      <text:p text:style-name="P313"><text:span text:style-name="Strong_20_Emphasis">John 14 (ESV)</text:span>: 1 "Let not your hearts be troubled. Believe in God; believe also in me. </text:p>
      <text:p text:style-name="P313">2 In my Father's house are many rooms. If it were not so, would I have told you that I go to prepare a place for you? </text:p>
      <text:p text:style-name="P313">3 And if I go and prepare a place for you, I will come again and will take you to myself, that where I am you may be also. </text:p>
      <text:p text:style-name="P313">4 And you know the way to where I am going." </text:p>
      <text:p text:style-name="P313">5 Thomas said to him, "Lord, we do not know where you are going. How can we know the way?" </text:p>
      <text:p text:style-name="P313">6 Jesus said to him, "I am the way, and the truth, and the life. No one comes to the Father except through me. </text:p>
      <text:p text:style-name="P313">7 If you had known me, you would have known my Father also. From now on you do know him and have seen him." </text:p>
      <text:p text:style-name="P313"/>
      <text:p text:style-name="P313"><text:soft-page-break/></text:p>
      <text:p text:style-name="P313">8 Philip said to him, "Lord, show us the Father, and it is enough for us." </text:p>
      <text:p text:style-name="P313">9 Jesus said to him, "Have I been with you so long, and you still do not know me, Philip? Whoever has seen me has seen the Father. How can you say, 'Show us the Father'? </text:p>
      <text:p text:style-name="P313">10 Do you not believe that I am in the Father and the Father is in me? The words that I say to you I do not speak on my own authority, but the Father who dwells in me does his works. </text:p>
      <text:p text:style-name="P313">11 Believe me that I am in the Father and the Father is in me, or else believe on account of the works themselves. </text:p>
      <text:p text:style-name="P313">12 Truly, truly, I say to you, whoever believes in me will also do the works that I do; and greater works than these will he do, because I am going to the Father. </text:p>
      <text:p text:style-name="P313">13 Whatever you ask in my name, this I will do, that the Father may be glorified in the Son. </text:p>
      <text:p text:style-name="P313">14 If you ask me anything in my name, I will do it. </text:p>
      <text:p text:style-name="P313">15 "If you love me, you will keep my commandments. </text:p>
      <text:p text:style-name="P313">16 And I will ask the Father, and he will give you another Helper, to be with you forever, </text:p>
      <text:p text:style-name="P313">17 even the Spirit of truth, whom the world cannot receive, because it neither sees him nor knows him. You know him, for he dwells with you and will be in you. </text:p>
      <text:p text:style-name="P313">18 "I will not leave you as orphans; I will come to you. </text:p>
      <text:p text:style-name="P313">19 Yet a little while and the world will see me no more, but you will see me. Because I live, you also will live. </text:p>
      <text:p text:style-name="P313">20 In that day you will know that I am in my Father, and you in me, and I in you. </text:p>
      <text:p text:style-name="P313">21 Whoever has my commandments and keeps them, he it is who loves me. And he who loves me will be loved by my Father, and I will love him and manifest myself to him." </text:p>
      <text:p text:style-name="P313">22 Judas (not Iscariot) said to him, "Lord, how is it that you will manifest yourself to us, and not to the world?" </text:p>
      <text:p text:style-name="P313">23 Jesus answered him, "If anyone loves me, he will keep my word, and my Father will love him, and we will come to him and make our home with him. </text:p>
      <text:p text:style-name="P313">24 Whoever does not love me does not keep my words. And the word that you hear is not mine but the Father's who sent me. </text:p>
      <text:p text:style-name="P313">25 "These things I have spoken to you while I am still with you. </text:p>
      <text:p text:style-name="P313">26 But the Helper, the Holy Spirit, whom the Father will send in my name, he will teach you all things and bring to your remembrance all that I have said to you. </text:p>
      <text:p text:style-name="P313">27 Peace I leave with you; my peace I give to you. Not as the world gives do I give to you. Let not your hearts be troubled, neither let them be afraid. </text:p>
      <text:p text:style-name="P313">28 You heard me say to you, 'I am going away, and I will come to you.' If you loved me, you would have rejoiced, because I am going to the Father, for the Father is greater than I. </text:p>
      <text:p text:style-name="P313"><text:soft-page-break/>29 And now I have told you before it takes place, so that when it does take place you may believe. 30 I will no longer talk much with you, for the ruler of this world is coming. He has no claim on me, </text:p>
      <text:p text:style-name="P313">31 but I do as the Father has commanded me, so that the world may know that I love the Father. Rise, let us go from here."</text:p>
      <text:h text:style-name="P43" text:outline-level="4"><text:span text:style-name="Strong_20_Emphasis">Key Points and Insights</text:span></text:h>
      <text:list text:style-name="L155">
        <text:list-item>
          <text:p text:style-name="P310"><text:span text:style-name="Strong_20_Emphasis">Verses 1-4</text:span>: Jesus begins with a call to trust in Him and God, assuring the disciples that He is preparing a place for them in His Father's house. This is a promise of eternal security and a future reunion with Him.</text:p>
        </text:list-item>
        <text:list-item>
          <text:p text:style-name="P310"><text:span text:style-name="Strong_20_Emphasis">Verse 5-6</text:span>: Thomas' question leads to Jesus' profound declaration that He is the way, the truth, and the life, the exclusive means to the Father. This emphasizes the necessity of faith in Jesus for salvation.</text:p>
        </text:list-item>
        <text:list-item>
          <text:p text:style-name="P310"><text:span text:style-name="Strong_20_Emphasis">Verses 7-11</text:span>: Jesus clarifies His unity with the Father, stating that to know Him is to know the Father. His words and works are those of the Father, highlighting the divine authority and mission of Jesus.</text:p>
        </text:list-item>
        <text:list-item>
          <text:p text:style-name="P310"><text:span text:style-name="Strong_20_Emphasis">Verses 12-14</text:span>: Believers are promised that they will do greater works than Jesus, empowered by His return to the Father and their prayers offered in His name. This signifies the expanded ministry of the disciples through the Holy Spirit.</text:p>
        </text:list-item>
        <text:list-item>
          <text:p text:style-name="P310"><text:span text:style-name="Strong_20_Emphasis">Verses 15-21</text:span>: Jesus promises the Holy Spirit, the Helper, who will be with the disciples forever. The Spirit will teach and remind them of Jesus' teachings. Loving Jesus is equated with obedience to His commandments.</text:p>
        </text:list-item>
        <text:list-item>
          <text:p text:style-name="P310"><text:span text:style-name="Strong_20_Emphasis">Verses 22-24</text:span>: Jesus explains that He will manifest Himself to those who love Him and keep His word. The Father and Jesus will make their home with obedient believers, indicating an intimate, ongoing relationship.</text:p>
        </text:list-item>
        <text:list-item>
          <text:p text:style-name="P310"><text:span text:style-name="Strong_20_Emphasis">Verses 25-26</text:span>: The Holy Spirit will continue Jesus' teaching ministry, ensuring that the disciples remember and understand His words. The Spirit's role is crucial for guidance and revelation.</text:p>
        </text:list-item>
        <text:list-item>
          <text:p text:style-name="P310"><text:span text:style-name="Strong_20_Emphasis">Verse 27</text:span>: Jesus offers His peace, distinct from the world’s peace, and urges the disciples not to be troubled or afraid. His peace is a profound sense of well-being rooted in His presence and promises.</text:p>
        </text:list-item>
        <text:list-item>
          <text:p text:style-name="P310"><text:span text:style-name="Strong_20_Emphasis">Verses 28-31</text:span>: Jesus speaks of His departure and return, urging the disciples to rejoice. He reaffirms His love and obedience to the Father, even as He faces the approaching ruler of this world.</text:p>
        </text:list-item>
      </text:list>
      <text:h text:style-name="P1" text:outline-level="3">Examples of Application</text:h>
      <text:list text:style-name="L156">
        <text:list-item>
          <text:p text:style-name="P311"><text:span text:style-name="Strong_20_Emphasis">Trust in Troubling Times</text:span>:</text:p>
          <text:list>
            <text:list-item>
              <text:p text:style-name="P312">In moments of anxiety or fear, remember Jesus’ words: "Let not your hearts be troubled." Trust in His promises and His preparation for your future. This can be applied through prayer and meditation on God's Word, especially in difficult circumstances.</text:p>
            </text:list-item>
          </text:list>
        </text:list-item>
        <text:list-item>
          <text:p text:style-name="P311"><text:soft-page-break/><text:span text:style-name="Strong_20_Emphasis">Exclusive Faith in Christ</text:span>:</text:p>
          <text:list>
            <text:list-item>
              <text:p text:style-name="P312">Embrace and share the truth that Jesus is the only way to the Father. This involves personal commitment to Jesus and evangelism, helping others understand the necessity of faith in Christ for salvation.</text:p>
            </text:list-item>
          </text:list>
        </text:list-item>
        <text:list-item>
          <text:p text:style-name="P311"><text:span text:style-name="Strong_20_Emphasis">Rely on the Holy Spirit</text:span>:</text:p>
          <text:list>
            <text:list-item>
              <text:p text:style-name="P312">Lean on the Holy Spirit for guidance, teaching, and remembrance of Jesus’ words. Develop a relationship with the Spirit through prayer, seeking His help in understanding Scripture and making decisions.</text:p>
            </text:list-item>
          </text:list>
        </text:list-item>
        <text:list-item>
          <text:p text:style-name="P311"><text:span text:style-name="Strong_20_Emphasis">Obedience and Love</text:span>:</text:p>
          <text:list>
            <text:list-item>
              <text:p text:style-name="P312">Demonstrate your love for Jesus by keeping His commandments. This can be seen in acts of love, service, and adherence to His teachings in your daily life.</text:p>
            </text:list-item>
          </text:list>
        </text:list-item>
        <text:list-item>
          <text:p text:style-name="P311"><text:span text:style-name="Strong_20_Emphasis">Seek Jesus' Peace</text:span>:</text:p>
          <text:list>
            <text:list-item>
              <text:p text:style-name="P312">When facing stress or conflict, seek the peace that Jesus offers. Practice this by turning to Him in prayer, surrendering your worries, and trusting in His control and care.</text:p>
            </text:list-item>
          </text:list>
        </text:list-item>
        <text:list-item>
          <text:p text:style-name="P311"><text:span text:style-name="Strong_20_Emphasis">Greater Works through Faith</text:span>:</text:p>
          <text:list>
            <text:list-item>
              <text:p text:style-name="P311">Believe that you are called and empowered to do great works in Jesus’ name. This involves stepping out in faith to serve others, share the gospel, and make a positive impact in your community, trusting in Jesus' promise of effectiveness in prayer.</text:p>
            </text:list-item>
          </text:list>
        </text:list-item>
      </text:list>
      <text:h text:style-name="P1" text:outline-level="3">Conclusion</text:h>
      <text:p text:style-name="P5">John 14 provides profound comfort and instruction for believers, emphasizing trust in Jesus, the promise of the Holy Spirit, and the assurance of His peace. This chapter calls us to rely on Jesus in times of trouble, to recognize His unique role as the way to the Father, and to live in obedience and love. By embracing these truths, we can experience the fullness of Jesus' promises and carry out His mission in</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8T15:32:11.398000000</meta:creation-date>
    <dc:date>2024-07-19T14:59:25.260000000</dc:date>
    <meta:editing-duration>PT8H17M24S</meta:editing-duration>
    <meta:editing-cycles>109</meta:editing-cycles>
    <meta:generator>LibreOffice/24.2.1.2$Windows_X86_64 LibreOffice_project/db4def46b0453cc22e2d0305797cf981b68ef5ac</meta:generator>
    <meta:print-date>2024-07-19T06:10:56.331000000</meta:print-date>
    <meta:printed-by>Arquivos PDF</meta:printed-by>
    <meta:document-statistic meta:table-count="0" meta:image-count="0" meta:object-count="0" meta:page-count="80" meta:paragraph-count="1246" meta:word-count="25163" meta:character-count="150421" meta:non-whitespace-character-count="127087"/>
  </office:meta>
</office:document-meta>
</file>